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743cm" fo:margin-left="1.254cm" fo:margin-right="0.004cm" table:align="margins"/>
    </style:style>
    <style:style style:name="Таблица1.A" style:family="table-column">
      <style:table-column-properties style:column-width="7.726cm" style:rel-column-width="32161*"/>
    </style:style>
    <style:style style:name="Таблица1.B" style:family="table-column">
      <style:table-column-properties style:column-width="8.017cm" style:rel-column-width="33374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5.743cm" fo:margin-left="1.254cm" fo:margin-right="0.004cm" table:align="margins"/>
    </style:style>
    <style:style style:name="Таблица2.A" style:family="table-column">
      <style:table-column-properties style:column-width="7.408cm" style:rel-column-width="30840*"/>
    </style:style>
    <style:style style:name="Таблица2.B" style:family="table-column">
      <style:table-column-properties style:column-width="0.635cm" style:rel-column-width="2643*"/>
    </style:style>
    <style:style style:name="Таблица2.C" style:family="table-column">
      <style:table-column-properties style:column-width="7.699cm" style:rel-column-width="32052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5.743cm" fo:margin-left="1.254cm" fo:margin-right="0.004cm" table:align="margins"/>
    </style:style>
    <style:style style:name="Таблица3.A" style:family="table-column">
      <style:table-column-properties style:column-width="7.408cm" style:rel-column-width="30840*"/>
    </style:style>
    <style:style style:name="Таблица3.B" style:family="table-column">
      <style:table-column-properties style:column-width="0.635cm" style:rel-column-width="2643*"/>
    </style:style>
    <style:style style:name="Таблица3.C" style:family="table-column">
      <style:table-column-properties style:column-width="7.699cm" style:rel-column-width="32052*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5.743cm" fo:margin-left="1.254cm" fo:margin-right="0.004cm" table:align="margins"/>
    </style:style>
    <style:style style:name="Таблица4.A" style:family="table-column">
      <style:table-column-properties style:column-width="7.408cm" style:rel-column-width="30840*"/>
    </style:style>
    <style:style style:name="Таблица4.B" style:family="table-column">
      <style:table-column-properties style:column-width="0.635cm" style:rel-column-width="2643*"/>
    </style:style>
    <style:style style:name="Таблица4.C" style:family="table-column">
      <style:table-column-properties style:column-width="7.699cm" style:rel-column-width="32052*"/>
    </style:style>
    <style:style style:name="Таблица4.A1" style:family="table-cell">
      <style:table-cell-properties fo:padding="0cm" fo:border="none"/>
    </style:style>
    <style:style style:name="Таблица5" style:family="table">
      <style:table-properties style:width="15.743cm" fo:margin-left="1.254cm" fo:margin-right="0.004cm" table:align="margins"/>
    </style:style>
    <style:style style:name="Таблица5.A" style:family="table-column">
      <style:table-column-properties style:column-width="7.408cm" style:rel-column-width="30840*"/>
    </style:style>
    <style:style style:name="Таблица5.B" style:family="table-column">
      <style:table-column-properties style:column-width="0.635cm" style:rel-column-width="2643*"/>
    </style:style>
    <style:style style:name="Таблица5.C" style:family="table-column">
      <style:table-column-properties style:column-width="7.699cm" style:rel-column-width="32052*"/>
    </style:style>
    <style:style style:name="Таблица5.A1" style:family="table-cell">
      <style:table-cell-properties fo:padding="0cm" fo:border="none"/>
    </style:style>
    <style:style style:name="Таблица6" style:family="table">
      <style:table-properties style:width="15.743cm" fo:margin-left="1.254cm" fo:margin-right="0.004cm" table:align="margins"/>
    </style:style>
    <style:style style:name="Таблица6.A" style:family="table-column">
      <style:table-column-properties style:column-width="7.408cm" style:rel-column-width="30840*"/>
    </style:style>
    <style:style style:name="Таблица6.B" style:family="table-column">
      <style:table-column-properties style:column-width="0.635cm" style:rel-column-width="2643*"/>
    </style:style>
    <style:style style:name="Таблица6.C" style:family="table-column">
      <style:table-column-properties style:column-width="7.699cm" style:rel-column-width="32052*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5.743cm" fo:margin-left="1.254cm" fo:margin-right="0.004cm" table:align="margins"/>
    </style:style>
    <style:style style:name="Таблица7.A" style:family="table-column">
      <style:table-column-properties style:column-width="7.17cm" style:rel-column-width="29848*"/>
    </style:style>
    <style:style style:name="Таблица7.B" style:family="table-column">
      <style:table-column-properties style:column-width="0.609cm" style:rel-column-width="2533*"/>
    </style:style>
    <style:style style:name="Таблица7.C" style:family="table-column">
      <style:table-column-properties style:column-width="7.964cm" style:rel-column-width="33154*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B" style:family="table-column">
      <style:table-column-properties style:column-width="8.5cm" style:rel-column-width="32768*"/>
    </style:style>
    <style:style style:name="Таблица8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8.B1" style:family="table-cell">
      <style:table-cell-properties fo:background-color="#dddddd" fo:padding="0.097cm" fo:border="0.002cm solid #000000">
        <style:background-image/>
      </style:table-cell-properties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.A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8.B3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9" style:family="table">
      <style:table-properties style:width="15.743cm" fo:margin-left="1.254cm" fo:margin-right="0.004cm" table:align="margins"/>
    </style:style>
    <style:style style:name="Таблица9.A" style:family="table-column">
      <style:table-column-properties style:column-width="9.208cm" style:rel-column-width="5220*"/>
    </style:style>
    <style:style style:name="Таблица9.B" style:family="table-column">
      <style:table-column-properties style:column-width="0.397cm" style:rel-column-width="225*"/>
    </style:style>
    <style:style style:name="Таблица9.C" style:family="table-column">
      <style:table-column-properties style:column-width="6.138cm" style:rel-column-width="3480*"/>
    </style:style>
    <style:style style:name="Таблица9.A1" style:family="table-cell">
      <style:table-cell-properties fo:padding="0cm" fo:border="none"/>
    </style:style>
    <style:style style:name="P1" style:family="paragraph" style:parent-style-name="Footer">
      <style:paragraph-properties fo:margin-left="0cm" fo:margin-right="0cm" fo:text-align="end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language="en" fo:country="US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language="ru" fo:country="RU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fo:language="ru" fo:country="RU" style:font-name-asian="Consolas" style:font-size-asian="12pt" style:font-name-complex="Consolas" style:font-size-complex="12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name-asian="Consolas" style:font-size-asian="12pt" style:font-name-complex="Consolas" style:font-size-complex="12pt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f7f5f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16" style:family="paragraph" style:parent-style-name="Standard">
      <style:text-properties fo:language="ru" fo:country="RU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0" style:family="paragraph" style:parent-style-name="Standard">
      <style:text-properties style:font-name="Consolas" fo:font-size="10pt" fo:language="ru" fo:country="RU" style:font-name-asian="Consolas" style:font-size-asian="10pt" style:font-name-complex="Consolas" style:font-size-complex="10pt"/>
    </style:style>
    <style:style style:name="P21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22" style:family="paragraph" style:parent-style-name="Standard">
      <style:text-properties style:font-name="Consolas" fo:font-size="10pt" fo:language="en" fo:country="US" style:font-name-asian="Consolas" style:font-size-asian="10pt" style:font-name-complex="Consolas" style:font-size-complex="10pt"/>
    </style:style>
    <style:style style:name="P23" style:family="paragraph" style:parent-style-name="Standard">
      <style:text-properties fo:color="#000000" style:font-name="Consolas" fo:font-size="10pt" fo:language="en" fo:country="US" style:font-name-asian="Consolas" style:font-size-asian="10pt" style:font-name-complex="Consolas" style:font-size-complex="10pt"/>
    </style:style>
    <style:style style:name="P24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text-properties fo:color="#2a00ff" style:font-name="Consolas" fo:font-size="10pt" fo:language="ru" fo:country="RU" style:font-name-asian="Consolas" style:font-size-asian="10pt" style:font-name-complex="Consolas" style:font-size-complex="10pt"/>
    </style:style>
    <style:style style:name="P27" style:family="paragraph" style:parent-style-name="Standard">
      <style:text-properties style:font-name="Times New Roman" fo:font-size="12pt" style:font-name-asian="Consolas" style:font-size-asian="12pt" style:font-name-complex="Consolas" style:font-size-complex="12pt"/>
    </style:style>
    <style:style style:name="P28" style:family="paragraph" style:parent-style-name="Standard">
      <style:text-properties style:font-name="Times New Roman" fo:font-size="12pt" fo:language="ru" fo:country="RU" style:font-name-asian="Consolas" style:font-size-asian="12pt" style:font-name-complex="Consolas" style:font-size-complex="12pt"/>
    </style:style>
    <style:style style:name="P29" style:family="paragraph" style:parent-style-name="Standard">
      <style:paragraph-properties fo:margin-left="1.251cm" fo:margin-right="0cm" fo:text-indent="0cm" style:auto-text-indent="false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Consolas1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Consolas1" fo:language="en" fo:country="US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fo:language="en" fo:country="US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fo:language="en" fo:country="US" fo:font-weight="bold" style:font-weight-asian="bold" style:font-weight-complex="bold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style:font-name="Times New Roman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font-name="Times New Roman" fo:language="en" fo:country="US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color="#000000" style:font-name="Consolas" fo:font-size="10pt" fo:language="en" fo:country="US" style:font-name-asian="Consolas" style:font-size-asian="10pt" style:font-name-complex="Consolas" style:font-size-complex="10pt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color="#000000" style:font-name="Consolas" fo:font-size="10pt" fo:language="ru" fo:country="RU" style:font-name-asian="Consolas" style:font-size-asian="10pt" style:font-name-complex="Consolas" style:font-size-complex="10pt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style:font-name="Consolas" fo:font-size="10pt" style:font-name-asian="Consolas" style:font-size-asian="10pt" style:font-name-complex="Consolas" style:font-size-complex="10pt"/>
    </style:style>
    <style:style style:name="P41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US" style:font-name-asian="Consolas" style:font-size-asian="10pt" style:font-name-complex="Consolas" style:font-size-complex="10pt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ru" fo:country="RU" style:font-name-asian="Consolas" style:font-size-asian="10pt" style:font-name-complex="Consolas" style:font-size-complex="10pt"/>
    </style:style>
    <style:style style:name="P44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color="#3f7f5f" style:font-name="Consolas" fo:font-size="10pt" fo:language="en" fo:country="US" style:font-name-asian="Consolas" style:font-size-asian="10pt" style:font-name-complex="Consolas" style:font-size-complex="10pt"/>
    </style:style>
    <style:style style:name="P46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47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fo:color="#204a87" style:font-name="Consolas" fo:font-size="10pt" style:font-name-asian="Consolas" style:font-size-asian="10pt" style:font-name-complex="Consolas" style:font-size-complex="10pt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fo:color="#2a00ff" style:font-name="Consolas" fo:font-size="10pt" fo:language="ru" fo:country="RU" style:font-name-asian="Consolas" style:font-size-asian="10pt" style:font-name-complex="Consolas" style:font-size-complex="10pt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fo:language="ru" fo:country="RU"/>
    </style:style>
    <style:style style:name="P5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language="ru" fo:country="RU"/>
    </style:style>
    <style:style style:name="P51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use-window-font-color="true" style:font-name="Consolas" fo:font-size="10pt" fo:language="ru" fo:country="RU" fo:font-weight="normal" style:font-name-asian="Consolas" style:font-size-asian="10pt" style:font-weight-asian="normal" style:font-name-complex="Consolas" style:font-size-complex="10pt" style:font-weight-complex="normal"/>
    </style:style>
    <style:style style:name="P52" style:family="paragraph" style:parent-style-name="Heading">
      <style:paragraph-properties fo:text-align="center" style:justify-single-word="false"/>
      <style:text-properties fo:language="en" fo:country="US"/>
    </style:style>
    <style:style style:name="P53" style:family="paragraph" style:parent-style-name="Heading">
      <style:paragraph-properties fo:text-align="center" style:justify-single-word="false"/>
      <style:text-properties fo:language="ru" fo:country="RU"/>
    </style:style>
    <style:style style:name="P54" style:family="paragraph" style:parent-style-name="Heading">
      <style:paragraph-properties fo:text-align="center" style:justify-single-word="false"/>
    </style:style>
    <style:style style:name="P55" style:family="paragraph" style:parent-style-name="Standard">
      <style:paragraph-properties fo:margin-left="2.501cm" fo:margin-right="0cm" fo:text-indent="0cm" style:auto-text-indent="false"/>
      <style:text-properties style:font-name="Consolas1" fo:language="en" fo:country="US"/>
    </style:style>
    <style:style style:name="P5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language="en" fo:country="US"/>
    </style:style>
    <style:style style:name="P57" style:family="paragraph" style:parent-style-name="Standard">
      <style:paragraph-properties fo:margin-left="2.501cm" fo:margin-right="0cm" fo:text-indent="0cm" style:auto-text-indent="false"/>
      <style:text-properties style:font-name="Consolas" fo:font-size="10pt" style:font-name-asian="Consolas" style:font-size-asian="10pt" style:font-name-complex="Consolas" style:font-size-complex="10pt"/>
    </style:style>
    <style:style style:name="P58" style:family="paragraph" style:parent-style-name="Standard">
      <style:paragraph-properties fo:margin-left="2.501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59" style:family="paragraph" style:parent-style-name="Standard">
      <style:paragraph-properties fo:margin-left="2.501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6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language="ru" fo:country="RU"/>
    </style:style>
    <style:style style:name="P6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language="en" fo:country="US"/>
    </style:style>
    <style:style style:name="P62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3" style:family="paragraph" style:parent-style-name="Standard">
      <style:paragraph-properties fo:margin-left="8.754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64" style:family="paragraph" style:parent-style-name="Text_20_body">
      <style:paragraph-properties fo:text-align="center" style:justify-single-word="false"/>
      <style:text-properties fo:language="ru" fo:country="RU"/>
    </style:style>
    <style:style style:name="P65" style:family="paragraph" style:parent-style-name="Table_20_Contents">
      <style:paragraph-properties fo:text-align="center" style:justify-single-word="false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69" style:family="paragraph" style:parent-style-name="Standard">
      <style:text-properties fo:language="en" fo:country="US"/>
    </style:style>
    <style:style style:name="P70" style:family="paragraph" style:parent-style-name="Standard" style:list-style-name="L2">
      <style:text-properties fo:language="en" fo:country="US"/>
    </style:style>
    <style:style style:name="P71" style:family="paragraph" style:parent-style-name="Standard" style:list-style-name="L4">
      <style:text-properties fo:language="en" fo:country="US"/>
    </style:style>
    <style:style style:name="P72" style:family="paragraph" style:parent-style-name="Standard" style:list-style-name="L5">
      <style:text-properties fo:language="en" fo:country="US"/>
    </style:style>
    <style:style style:name="P73" style:family="paragraph" style:parent-style-name="Standard" style:list-style-name="L8">
      <style:text-properties fo:language="en" fo:country="US"/>
    </style:style>
    <style:style style:name="P74" style:family="paragraph" style:parent-style-name="Standard" style:list-style-name="L9">
      <style:text-properties fo:language="en" fo:country="US"/>
    </style:style>
    <style:style style:name="P75" style:family="paragraph" style:parent-style-name="Standard">
      <style:text-properties fo:language="ru" fo:country="RU"/>
    </style:style>
    <style:style style:name="P76" style:family="paragraph" style:parent-style-name="Standard" style:list-style-name="L3">
      <style:text-properties fo:language="ru" fo:country="RU"/>
    </style:style>
    <style:style style:name="P77" style:family="paragraph" style:parent-style-name="Standard" style:list-style-name="L10">
      <style:text-properties fo:language="ru" fo:country="RU"/>
    </style:style>
    <style:style style:name="P78" style:family="paragraph" style:parent-style-name="Standard" style:list-style-name="L6"/>
    <style:style style:name="P79" style:family="paragraph" style:parent-style-name="Standard" style:list-style-name="L7"/>
    <style:style style:name="P80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81" style:family="paragraph" style:parent-style-name="Standard" style:list-style-name="L9">
      <style:text-properties style:font-name="Consolas1" fo:font-size="11pt" fo:language="en" fo:country="US" style:font-size-asian="11pt" style:font-size-complex="11pt"/>
    </style:style>
    <style:style style:name="P82" style:family="paragraph" style:parent-style-name="Standard">
      <style:paragraph-properties fo:margin-left="1.251cm" fo:margin-right="0cm" fo:text-indent="0cm" style:auto-text-indent="false"/>
    </style:style>
    <style:style style:name="P83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84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fo:language="ru" fo:country="RU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US" style:font-name-asian="Consolas" style:font-size-asian="10pt" style:font-name-complex="Consolas" style:font-size-complex="10pt"/>
    </style:style>
    <style:style style:name="P87" style:family="paragraph" style:parent-style-name="Standard">
      <style:paragraph-properties fo:margin-left="1.251cm" fo:margin-right="0cm" fo:text-indent="0cm" style:auto-text-indent="false"/>
      <style:text-properties style:font-name="Consolas" fo:font-size="10pt" style:font-name-asian="Consolas" style:font-size-asian="10pt" style:font-name-complex="Consolas" style:font-size-complex="10pt"/>
    </style:style>
    <style:style style:name="P88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89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ru" fo:country="RU" style:font-name-asian="Consolas" style:font-size-asian="10pt" style:font-name-complex="Consolas" style:font-size-complex="10pt"/>
    </style:style>
    <style:style style:name="P90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language="en" fo:country="US"/>
    </style:style>
    <style:style style:name="P92" style:family="paragraph" style:parent-style-name="Standard">
      <style:paragraph-properties fo:margin-left="2.501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93" style:family="paragraph" style:parent-style-name="Standard" style:list-style-name="">
      <style:paragraph-properties fo:margin-left="2.501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94" style:family="paragraph" style:parent-style-name="Standard">
      <style:paragraph-properties fo:margin-left="2.501cm" fo:margin-right="0cm" fo:text-indent="0cm" style:auto-text-indent="false"/>
      <style:text-properties style:font-name="Consolas" fo:font-size="10pt" fo:language="en" fo:country="US" style:font-name-asian="Consolas" style:font-size-asian="10pt" style:font-name-complex="Consolas" style:font-size-complex="10pt"/>
    </style:style>
    <style:style style:name="P95" style:family="paragraph" style:parent-style-name="Standard" style:list-style-name="">
      <style:paragraph-properties fo:margin-left="2.501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96" style:family="paragraph" style:parent-style-name="Standard">
      <style:paragraph-properties fo:margin-left="2.501cm" fo:margin-right="0cm" fo:text-indent="0cm" style:auto-text-indent="false"/>
      <style:text-properties style:font-name="Consolas" fo:font-size="10pt" fo:language="ru" fo:country="RU" style:font-name-asian="Consolas" style:font-size-asian="10pt" style:font-name-complex="Consolas" style:font-size-complex="10pt"/>
    </style:style>
    <style:style style:name="P97" style:family="paragraph" style:parent-style-name="Standard" style:list-style-name="">
      <style:paragraph-properties fo:margin-left="2.501cm" fo:margin-right="0cm" fo:text-align="start" style:justify-single-word="false" fo:text-indent="0cm" style:auto-text-indent="false" style:text-autospace="none"/>
    </style:style>
    <style:style style:name="P9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font-name="Consolas" fo:font-size="10pt" fo:language="ru" fo:country="RU" style:font-name-asian="Consolas" style:font-size-asian="10pt" style:font-name-complex="Consolas" style:font-size-complex="10pt"/>
    </style:style>
    <style:style style:name="P10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language="ru" fo:country="RU"/>
    </style:style>
    <style:style style:name="P10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language="en" fo:country="US"/>
    </style:style>
    <style:style style:name="P105" style:family="paragraph" style:parent-style-name="Heading">
      <style:paragraph-properties fo:text-align="center" style:justify-single-word="false"/>
      <style:text-properties fo:language="ru" fo:country="RU"/>
    </style:style>
    <style:style style:name="P106" style:family="paragraph" style:parent-style-name="Heading_20_1">
      <style:paragraph-properties fo:text-align="center" style:justify-single-word="false"/>
      <style:text-properties fo:language="en" fo:country="US"/>
    </style:style>
    <style:style style:name="P107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7f007f"/>
    </style:style>
    <style:style style:name="T7" style:family="text">
      <style:text-properties fo:color="#000000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" style:family="text">
      <style:text-properties fo:color="#000000" style:font-name="Consolas" fo:font-size="10pt" fo:language="ru" fo:country="RU" style:font-name-asian="Consolas" style:font-size-asian="10pt" style:font-name-complex="Consolas" style:font-size-complex="10pt"/>
    </style:style>
    <style:style style:name="T11" style:family="text">
      <style:text-properties fo:color="#000000" fo:language="ru" fo:country="RU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style:text-underline-style="none"/>
    </style:style>
    <style:style style:name="T14" style:family="text">
      <style:text-properties fo:color="#000000" style:font-name-asian="Consolas" style:font-name-complex="Consolas"/>
    </style:style>
    <style:style style:name="T15" style:family="text">
      <style:text-properties fo:color="#2a00ff"/>
    </style:style>
    <style:style style:name="T16" style:family="text">
      <style:text-properties fo:color="#2a00ff" fo:font-style="italic" style:font-style-asian="italic" style:font-style-complex="italic"/>
    </style:style>
    <style:style style:name="T17" style:family="text">
      <style:text-properties fo:color="#2a00ff" fo:language="en" fo:country="US"/>
    </style:style>
    <style:style style:name="T18" style:family="text">
      <style:text-properties fo:color="#2a00ff" fo:language="en" fo:country="US" fo:font-style="italic" style:font-style-asian="italic" style:font-style-complex="italic"/>
    </style:style>
    <style:style style:name="T19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0" style:family="text">
      <style:text-properties fo:color="#2a00ff" fo:language="ru" fo:country="RU"/>
    </style:style>
    <style:style style:name="T21" style:family="text">
      <style:text-properties fo:color="#2a00ff" fo:font-weight="bold" style:font-weight-asian="bold" style:font-weight-complex="bold"/>
    </style:style>
    <style:style style:name="T22" style:family="text">
      <style:text-properties fo:color="#7f0055" fo:font-weight="bold" style:font-weight-asian="bold" style:font-weight-complex="bold"/>
    </style:style>
    <style:style style:name="T23" style:family="text">
      <style:text-properties fo:color="#7f0055" fo:language="en" fo:country="US" fo:font-weight="bold" style:font-weight-asian="bold" style:font-weight-complex="bold"/>
    </style:style>
    <style:style style:name="T24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5" style:family="text">
      <style:text-properties fo:color="#7f0055" style:font-name="Consolas" fo:font-size="10pt" fo:language="ru" fo:country="RU" fo:font-weight="bold" style:font-name-asian="Consolas" style:font-size-asian="10pt" style:font-weight-asian="bold" style:font-name-complex="Consolas" style:font-size-complex="10pt" style:font-weight-complex="bold"/>
    </style:style>
    <style:style style:name="T26" style:family="text">
      <style:text-properties fo:color="#7f0055" fo:language="ru" fo:country="RU" fo:font-weight="bold" style:font-weight-asian="bold" style:font-weight-complex="bold"/>
    </style:style>
    <style:style style:name="T27" style:family="text">
      <style:text-properties fo:color="#008080"/>
    </style:style>
    <style:style style:name="T28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29" style:family="text">
      <style:text-properties fo:color="#008080" fo:language="en" fo:country="US"/>
    </style:style>
    <style:style style:name="T30" style:family="text">
      <style:text-properties fo:color="#3f7f7f"/>
    </style:style>
    <style:style style:name="T31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fo:color="#3f7f7f" fo:language="en" fo:country="US"/>
    </style:style>
    <style:style style:name="T33" style:family="text">
      <style:text-properties style:font-name="Consolas1"/>
    </style:style>
    <style:style style:name="T34" style:family="text">
      <style:text-properties style:font-name="Consolas1" fo:language="en" fo:country="US" fo:font-weight="bold" style:font-weight-asian="bold" style:font-weight-complex="bold"/>
    </style:style>
    <style:style style:name="T35" style:family="text">
      <style:text-properties style:font-name="Consolas1" fo:font-size="12pt" fo:language="en" fo:country="US" fo:font-weight="bold" style:font-size-asian="12pt" style:font-weight-asian="bold" style:font-size-complex="12pt" style:font-weight-complex="bold"/>
    </style:style>
    <style:style style:name="T36" style:family="text">
      <style:text-properties fo:color="#3f7f5f"/>
    </style:style>
    <style:style style:name="T37" style:family="text">
      <style:text-properties fo:color="#3f7f5f" style:font-name="Consolas" fo:font-size="10pt" style:font-name-asian="Consolas" style:font-size-asian="10pt" style:font-name-complex="Consolas" style:font-size-complex="10pt"/>
    </style:style>
    <style:style style:name="T38" style:family="text">
      <style:text-properties fo:color="#3f7f5f" style:font-name="Consolas" fo:font-size="10pt" fo:language="en" fo:country="US" style:font-name-asian="Consolas" style:font-size-asian="10pt" style:font-name-complex="Consolas" style:font-size-complex="10pt"/>
    </style:style>
    <style:style style:name="T39" style:family="text">
      <style:text-properties fo:color="#3f7f5f" style:font-name="Consolas" fo:font-size="10pt" fo:language="ru" fo:country="RU" style:font-name-asian="Consolas" style:font-size-asian="10pt" style:font-name-complex="Consolas" style:font-size-complex="10pt"/>
    </style:style>
    <style:style style:name="T40" style:family="text">
      <style:text-properties fo:color="#3f7f5f" fo:language="en" fo:country="US"/>
    </style:style>
    <style:style style:name="T41" style:family="text">
      <style:text-properties fo:color="#204a87"/>
    </style:style>
    <style:style style:name="T42" style:family="text">
      <style:text-properties fo:color="#204a87" style:font-name="Consolas" fo:font-size="10pt" style:font-name-asian="Consolas" style:font-size-asian="10pt" style:font-name-complex="Consolas" style:font-size-complex="10pt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="Courier New" fo:language="en" fo:country="US" fo:font-weight="bold" style:font-weight-asian="bold" style:font-weight-complex="bold"/>
    </style:style>
    <style:style style:name="T45" style:family="text">
      <style:text-properties style:font-name="Times New Roman" fo:language="en" fo:country="US" fo:font-weight="normal" style:font-weight-asian="normal" style:font-weight-complex="normal"/>
    </style:style>
    <style:style style:name="T46" style:family="text">
      <style:text-properties style:font-name="Times New Roman" fo:font-weight="normal" style:font-weight-asian="normal" style:font-weight-complex="normal"/>
    </style:style>
    <style:style style:name="T47" style:family="text">
      <style:text-properties style:font-name="Consolas1"/>
    </style:style>
    <style:style style:name="T48" style:family="text">
      <style:text-properties style:font-name="Consolas1" fo:language="en" fo:country="US"/>
    </style:style>
    <style:style style:name="T49" style:family="text">
      <style:text-properties style:font-name="Consolas1" fo:language="en" fo:country="US" fo:font-weight="bold" style:font-weight-asian="bold" style:font-weight-complex="bold"/>
    </style:style>
    <style:style style:name="T50" style:family="text">
      <style:text-properties style:font-name="Consolas1" fo:font-size="11pt" style:font-size-asian="11pt" style:font-size-complex="11pt"/>
    </style:style>
    <style:style style:name="T5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7" text:outline-level="1">ES6 (JavaScript)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Оглавление:</text:p>
      <text:p text:style-name="P19"/>
      <text:list xml:id="list1334779276879276299" text:style-name="L1">
        <text:list-item>
          <text:p text:style-name="P66"><text:span text:style-name="T3">Транспиляция кода с помощью </text:span><text:span text:style-name="T1">Babel<text:tab/><text:tab/><text:tab/><text:tab/><text:tab/><text:tab/></text:span><text:span text:style-name="T3">2</text:span></text:p>
        </text:list-item>
        <text:list-item>
          <text:p text:style-name="P66"><text:span text:style-name="T3">Блочные привязки<text:tab/><text:tab/><text:tab/><text:tab/><text:tab/><text:tab/><text:tab/><text:tab/><text:tab/></text:span><text:span text:style-name="T1">4</text:span></text:p>
        </text:list-item>
        <text:list-item>
          <text:p text:style-name="P67"><text:span text:style-name="T1">С</text:span>троки<text:span text:style-name="T1"><text:tab/><text:tab/><text:tab/><text:tab/><text:tab/><text:tab/><text:tab/><text:tab/><text:tab/><text:tab/><text:tab/></text:span>4</text:p>
        </text:list-item>
        <text:list-item>
          <text:p text:style-name="P68"><text:span text:style-name="T3">Литералы шаблонов</text:span><text:tab/><text:tab/><text:tab/><text:tab/><text:tab/><text:tab/><text:tab/><text:tab/><text:tab/><text:span text:style-name="T3">4</text:span></text:p>
        </text:list-item>
        <text:list-item>
          <text:p text:style-name="P67"><text:span text:style-name="T1">Ф</text:span>ункции. Стрелочные функции<text:span text:style-name="T1"><text:tab/><text:tab/><text:tab/><text:tab/><text:tab/><text:tab/><text:tab/></text:span>5</text:p>
        </text:list-item>
        <text:list-item>
          <text:p text:style-name="P67"><text:span text:style-name="T1">О</text:span>бъекты<text:span text:style-name="T1"><text:tab/><text:tab/><text:tab/><text:tab/><text:tab/><text:tab/><text:tab/><text:tab/><text:tab/><text:tab/><text:tab/></text:span>8</text:p>
        </text:list-item>
        <text:list-item>
          <text:p text:style-name="P67">Деструктуризация<text:tab/><text:tab/><text:tab/><text:tab/><text:tab/><text:tab/><text:tab/><text:tab/><text:tab/>9</text:p>
        </text:list-item>
        <text:list-item>
          <text:p text:style-name="P67">Символы. Символьные свойства<text:tab/><text:tab/><text:tab/><text:tab/><text:tab/><text:tab/><text:tab/>11</text:p>
        </text:list-item>
        <text:list-item>
          <text:p text:style-name="P67">Множества. Ассоциативные массивы<text:tab/><text:tab/><text:tab/><text:tab/><text:tab/><text:tab/>12</text:p>
        </text:list-item>
        <text:list-item>
          <text:p text:style-name="P67">Итераторы и генераторы<text:tab/><text:tab/><text:tab/><text:tab/><text:tab/><text:tab/><text:tab/><text:tab/>15</text:p>
        </text:list-item>
        <text:list-item>
          <text:p text:style-name="P67"><text:s/>Классы<text:tab/><text:tab/><text:tab/><text:tab/><text:tab/><text:tab/><text:tab/><text:tab/><text:tab/><text:tab/><text:tab/>18</text:p>
        </text:list-item>
        <text:list-item>
          <text:p text:style-name="P67"><text:s/>Сравнение классов <text:span text:style-name="T1">ES5 </text:span>с <text:span text:style-name="T1">ES6<text:tab/><text:tab/><text:tab/><text:tab/><text:tab/><text:tab/><text:tab/></text:span>22</text:p>
        </text:list-item>
        <text:list-item>
          <text:p text:style-name="P67"><text:s/>Расширенные возможности массивов<text:tab/><text:tab/><text:tab/><text:tab/><text:tab/><text:tab/>23</text:p>
        </text:list-item>
        <text:list-item>
          <text:p text:style-name="P67"><text:s/>Объект <text:span text:style-name="T1">Promise </text:span>и асинхронное программирование<text:tab/><text:tab/><text:tab/><text:tab/>24</text:p>
        </text:list-item>
        <text:list-item>
          <text:p text:style-name="P67"><text:s/>Прокси-объекты и <text:span text:style-name="T1">Reflection API<text:tab/><text:tab/><text:tab/><text:tab/><text:tab/><text:tab/><text:tab/></text:span>28</text:p>
        </text:list-item>
        <text:list-item>
          <text:p text:style-name="P67"><text:span text:style-name="T1"><text:s/></text:span>Инкапсуляция кода в модули<text:tab/><text:tab/><text:tab/><text:tab/><text:tab/><text:tab/><text:tab/><text:tab/>29</text:p>
        </text:list-item>
      </text:list>
      <text:p text:style-name="P19"/>
      <text:p text:style-name="P25"><text:soft-page-break/></text:p>
      <text:p text:style-name="P52"><text:span text:style-name="T3">Транспиляция кода с помощью</text:span> Babel</text:p>
      <text:p text:style-name="P17"/>
      <text:p text:style-name="Standard">1. Создайте файл <text:span text:style-name="T5">package.json</text:span></text:p>
      <text:p text:style-name="P30">npm init -y</text:p>
      <text:p text:style-name="Standard"/>
      <text:p text:style-name="Standard"><text:span text:style-name="T1">2</text:span>. Установите <text:span text:style-name="T5">babel</text:span></text:p>
      <text:p text:style-name="P30">npm install --save-dev babel-<text:span text:style-name="T1">cli babel-core babel-preset-es2015</text:span> </text:p>
      <text:p text:style-name="P29"/>
      <text:p text:style-name="Standard"><text:span text:style-name="T1">3</text:span>. Установите и запуск простого сервера <text:span text:style-name="T2">http-server</text:span></text:p>
      <text:p text:style-name="P30">npm install -g http-server </text:p>
      <text:p text:style-name="P29"/>
      <text:p text:style-name="P29">запуск сервера <text:span text:style-name="T1">(</text:span><text:span text:style-name="T3">чтобы остановить сервер нажмите </text:span><text:span text:style-name="T1">Ctrl+C)</text:span></text:p>
      <text:p text:style-name="P30">http-server</text:p>
      <text:p text:style-name="Standard"/>
      <text:p text:style-name="Standard"><text:span text:style-name="T1">4</text:span>. <text:span text:style-name="T3">Выполнить транспиляцию кода</text:span></text:p>
      <text:p text:style-name="P31">babel src -d dist –presets es2015</text:p>
      <text:p text:style-name="Standard"/>
      <text:p text:style-name="Standard"><text:span text:style-name="T1">5</text:span>. Упрощенная сборка билда (если правило прописано в package.json)</text:p>
      <text:p text:style-name="Standard"/>
      <text:p text:style-name="P31">“script”: {</text:p>
      <text:p text:style-name="P55">“build”: “b<text:span text:style-name="T33">abel src -d dist –presets es2015</text:span>”</text:p>
      <text:p text:style-name="P55">“watch”: “b<text:span text:style-name="T33">abel src -d dist –presets es2015 -w</text:span>”</text:p>
      <text:p text:style-name="P31">}</text:p>
      <text:p text:style-name="P30"/>
      <text:p text:style-name="P34">команда <text:span text:style-name="T3">в консоли вызывает транспиляцию</text:span></text:p>
      <text:p text:style-name="P30"/>
      <text:p text:style-name="P30">npm run build</text:p>
      <text:p text:style-name="P17"/>
      <text:p text:style-name="P35">команда <text:span text:style-name="T3">в консоли вызывает постоянную транспиляцию</text:span></text:p>
      <text:p text:style-name="P17"/>
      <text:p text:style-name="P31">npm run <text:span text:style-name="T33">watch</text:span></text:p>
      <text:p text:style-name="P7"/>
      <text:p text:style-name="P8">Все скрипты находящиеся в папке <text:span text:style-name="T2">src</text:span><text:span text:style-name="T1"> </text:span>будут транспилироваться в файлы под теми же названиями в папку <text:span text:style-name="T2">dist</text:span></text:p>
      <text:p text:style-name="P60"/>
      <text:p text:style-name="P16"/>
      <text:p text:style-name="P16">Структура проекта:</text:p>
      <text:p text:style-name="P16"/>
      <text:p text:style-name="P33">[project]</text:p>
      <text:p text:style-name="P32">|---- <text:span text:style-name="T5">[dist]</text:span></text:p>
      <text:p text:style-name="P32"><text:s text:c="7"/>|---- <text:span text:style-name="T5">index.html</text:span></text:p>
      <text:p text:style-name="P32"><text:span text:style-name="T5"><text:s text:c="7"/>|---- </text:span><text:span text:style-name="T4">...</text:span></text:p>
      <text:p text:style-name="P32">|---- <text:span text:style-name="T5">[src]</text:span></text:p>
      <text:p text:style-name="P32"><text:s text:c="7"/>|---- <text:span text:style-name="T5">index.js</text:span></text:p>
      <text:p text:style-name="P32"><text:span text:style-name="T5"><text:s text:c="7"/>|---- </text:span><text:span text:style-name="T4">...</text:span></text:p>
      <text:p text:style-name="P32">|---- <text:span text:style-name="T5">package.json</text:span></text:p>
      <text:p text:style-name="P17"/>
      <text:p text:style-name="P16"><text:soft-page-break/>Описание файла <text:span text:style-name="T2">package.json</text:span></text:p>
      <text:p text:style-name="P17"/>
      <text:p text:style-name="P38">{</text:p>
      <text:p text:style-name="P41"><text:s text:c="2"/><text:span text:style-name="T6">"name"</text:span><text:span text:style-name="T7">:</text:span> <text:span text:style-name="T16">"es6"</text:span><text:span text:style-name="T7">,</text:span></text:p>
      <text:p text:style-name="P41"><text:s text:c="2"/><text:span text:style-name="T6">"version"</text:span><text:span text:style-name="T7">:</text:span> <text:span text:style-name="T16">"1.0.0"</text:span><text:span text:style-name="T7">,</text:span></text:p>
      <text:p text:style-name="P41"><text:s text:c="2"/><text:span text:style-name="T6">"description"</text:span><text:span text:style-name="T7">:</text:span> <text:span text:style-name="T16">""</text:span><text:span text:style-name="T7">,</text:span></text:p>
      <text:p text:style-name="P41"><text:s text:c="2"/><text:span text:style-name="T6">"main"</text:span><text:span text:style-name="T7">:</text:span> <text:span text:style-name="T16">"index.js"</text:span><text:span text:style-name="T7">,</text:span></text:p>
      <text:p text:style-name="P41"><text:s text:c="2"/><text:span text:style-name="T6">"scripts"</text:span><text:span text:style-name="T7">:</text:span> <text:span text:style-name="T7">{</text:span></text:p>
      <text:p text:style-name="P41"><text:s text:c="4"/><text:span text:style-name="T6">"build"</text:span><text:span text:style-name="T7">:</text:span> <text:span text:style-name="T16">"babel src -d dist --presets es2015"</text:span><text:span text:style-name="T7">,</text:span></text:p>
      <text:p text:style-name="P41"><text:s text:c="4"/><text:span text:style-name="T6">"watch"</text:span><text:span text:style-name="T7">:</text:span> <text:span text:style-name="T16">"babel src -d dist --presets es2015 -w"</text:span></text:p>
      <text:p text:style-name="P41"><text:s text:c="2"/><text:span text:style-name="T7">},</text:span></text:p>
      <text:p text:style-name="P41"><text:s text:c="2"/><text:span text:style-name="T6">"keywords"</text:span><text:span text:style-name="T7">:</text:span> <text:span text:style-name="T7">[],</text:span></text:p>
      <text:p text:style-name="P41"><text:s text:c="2"/><text:span text:style-name="T6">"author"</text:span><text:span text:style-name="T7">:</text:span> <text:span text:style-name="T16">""</text:span><text:span text:style-name="T7">,</text:span></text:p>
      <text:p text:style-name="P41"><text:s text:c="2"/><text:span text:style-name="T6">"license"</text:span><text:span text:style-name="T7">:</text:span> <text:span text:style-name="T16">"ISC"</text:span><text:span text:style-name="T7">,</text:span></text:p>
      <text:p text:style-name="P41"><text:s text:c="2"/><text:span text:style-name="T6">"devDependencies"</text:span><text:span text:style-name="T7">:</text:span> <text:span text:style-name="T7">{</text:span></text:p>
      <text:p text:style-name="P41"><text:s text:c="4"/><text:span text:style-name="T6">"babel-cli"</text:span><text:span text:style-name="T7">:</text:span> <text:span text:style-name="T16">"^6.26.0"</text:span><text:span text:style-name="T7">,</text:span></text:p>
      <text:p text:style-name="P41"><text:s text:c="4"/><text:span text:style-name="T6">"babel-core"</text:span><text:span text:style-name="T7">:</text:span> <text:span text:style-name="T16">"^6.26.0"</text:span><text:span text:style-name="T7">,</text:span></text:p>
      <text:p text:style-name="P41"><text:s text:c="4"/><text:span text:style-name="T6">"babel-preset-es2015"</text:span><text:span text:style-name="T7">:</text:span> <text:span text:style-name="T16">"^6.24.1"</text:span></text:p>
      <text:p text:style-name="P41"><text:s text:c="2"/><text:span text:style-name="T7">},</text:span></text:p>
      <text:p text:style-name="P41"><text:s text:c="2"/><text:span text:style-name="T6">"dependencies"</text:span><text:span text:style-name="T7">:</text:span> <text:span text:style-name="T7">{</text:span></text:p>
      <text:p text:style-name="P41"><text:s text:c="4"/><text:span text:style-name="T6">"http-server"</text:span><text:span text:style-name="T7">:</text:span> <text:span text:style-name="T16">"^0.11.1"</text:span></text:p>
      <text:p text:style-name="P41"><text:s text:c="2"/><text:span text:style-name="T7">}</text:span></text:p>
      <text:p text:style-name="P37">}</text:p>
      <text:p text:style-name="P61"/>
      <text:p text:style-name="P16">Описание файла <text:span text:style-name="T2">index.html</text:span><text:span text:style-name="T1"> (</text:span>папка <text:span text:style-name="T2">dist</text:span><text:span text:style-name="T1">)</text:span></text:p>
      <text:p text:style-name="P17"/>
      <text:p text:style-name="P20"><text:span text:style-name="T29">&lt;!</text:span><text:span text:style-name="T32">DOCTYPE</text:span><text:span text:style-name="T1"> </text:span><text:span text:style-name="T29">html&gt;</text:span></text:p>
      <text:p text:style-name="P4"><text:span text:style-name="T27">&lt;</text:span><text:span text:style-name="T30">html</text:span><text:span text:style-name="T27">&gt;</text:span></text:p>
      <text:p text:style-name="P4"><text:span text:style-name="T27">&lt;</text:span><text:span text:style-name="T30">head</text:span><text:span text:style-name="T27">&gt;</text:span></text:p>
      <text:p text:style-name="P4"><text:span text:style-name="T7"><text:tab/></text:span><text:span text:style-name="T27">&lt;</text:span><text:span text:style-name="T30">meta</text:span> <text:span text:style-name="T6">charset</text:span><text:span text:style-name="T7">=</text:span><text:span text:style-name="T16">"utf-8"</text:span><text:span text:style-name="T27">&gt;</text:span></text:p>
      <text:p text:style-name="P4"><text:span text:style-name="T7"><text:tab/></text:span><text:span text:style-name="T27">&lt;</text:span><text:span text:style-name="T30">title</text:span><text:span text:style-name="T27">&gt;</text:span><text:span text:style-name="T7">Test ES6</text:span><text:span text:style-name="T27">&lt;/</text:span><text:span text:style-name="T30">title</text:span><text:span text:style-name="T27">&gt;</text:span></text:p>
      <text:p text:style-name="P4"><text:span text:style-name="T27">&lt;/</text:span><text:span text:style-name="T30">head</text:span><text:span text:style-name="T27">&gt;</text:span></text:p>
      <text:p text:style-name="P4"><text:span text:style-name="T27">&lt;</text:span><text:span text:style-name="T30">body</text:span><text:span text:style-name="T27">&gt;</text:span></text:p>
      <text:p text:style-name="P4"><text:span text:style-name="T7"><text:tab/></text:span><text:span text:style-name="T27">&lt;</text:span><text:span text:style-name="T30">button</text:span><text:span text:style-name="T27">&gt;&lt;/</text:span><text:span text:style-name="T30">button</text:span><text:span text:style-name="T27">&gt;&lt;</text:span><text:span text:style-name="T30">button</text:span><text:span text:style-name="T27">&gt;&lt;/</text:span><text:span text:style-name="T30">button</text:span><text:span text:style-name="T27">&gt;&lt;</text:span><text:span text:style-name="T30">button</text:span><text:span text:style-name="T27">&gt;&lt;/</text:span><text:span text:style-name="T30">button</text:span><text:span text:style-name="T27">&gt;&lt;</text:span><text:span text:style-name="T30">button</text:span><text:span text:style-name="T27">&gt;&lt;/</text:span><text:span text:style-name="T30">button</text:span><text:span text:style-name="T27">&gt;</text:span></text:p>
      <text:p text:style-name="P4"><text:span text:style-name="T7"><text:tab/></text:span><text:span text:style-name="T27">&lt;</text:span><text:span text:style-name="T30">script</text:span> <text:span text:style-name="T6">type</text:span><text:span text:style-name="T7">=</text:span><text:span text:style-name="T16">"text/javascript"</text:span> <text:span text:style-name="T6">src</text:span><text:span text:style-name="T7">=</text:span><text:span text:style-name="T16">"./</text:span><text:span text:style-name="T18">index</text:span><text:span text:style-name="T16">.js"</text:span><text:span text:style-name="T27">&gt;&lt;/</text:span><text:span text:style-name="T30">script</text:span><text:span text:style-name="T27">&gt;</text:span></text:p>
      <text:p text:style-name="P4"><text:span text:style-name="T27">&lt;/</text:span><text:span text:style-name="T30">body</text:span><text:span text:style-name="T27">&gt;</text:span></text:p>
      <text:p text:style-name="P6"><text:span text:style-name="T28">&lt;/</text:span><text:span text:style-name="T31">html</text:span><text:span text:style-name="T28">&gt;</text:span></text:p>
      <text:p text:style-name="P61"/>
      <text:p text:style-name="P16">Описание файла <text:span text:style-name="T2">index.js</text:span><text:span text:style-name="T1"> </text:span>(папка <text:span text:style-name="T2">src</text:span><text:span text:style-name="T1">)</text:span></text:p>
      <text:p text:style-name="P17"/>
      <text:p text:style-name="P20"><text:span text:style-name="T23">let</text:span><text:span text:style-name="T8"> message = </text:span><text:span text:style-name="T17">'Hello World!'</text:span><text:span text:style-name="T8">;</text:span></text:p>
      <text:p text:style-name="P23"/>
      <text:p text:style-name="P20"><text:span text:style-name="T23">if</text:span><text:span text:style-name="T8"> (</text:span><text:span text:style-name="T23">true</text:span><text:span text:style-name="T8">) {</text:span></text:p>
      <text:p text:style-name="P4"><text:span text:style-name="T7"><text:tab/></text:span><text:span text:style-name="T22">let</text:span><text:span text:style-name="T7"> version = </text:span><text:span text:style-name="T15">'ES6'</text:span><text:span text:style-name="T7">;</text:span></text:p>
      <text:p text:style-name="P2"><text:tab/>console.log(version, <text:span text:style-name="T1">message</text:span>);</text:p>
      <text:p text:style-name="P2">}</text:p>
      <text:p text:style-name="P4"/>
      <text:p text:style-name="P4"><text:span text:style-name="T22">var</text:span><text:span text:style-name="T7"> buttons = document.querySelectorAll(</text:span><text:span text:style-name="T15">'button'</text:span><text:span text:style-name="T7">);</text:span></text:p>
      <text:p text:style-name="P4"/>
      <text:p text:style-name="P4"><text:span text:style-name="T22">for</text:span><text:span text:style-name="T7"> (</text:span><text:span text:style-name="T22">let</text:span><text:span text:style-name="T7"> i = 0; i &lt; buttons.length; i++){</text:span></text:p>
      <text:p text:style-name="P4"><text:span text:style-name="T7"><text:tab/></text:span><text:span text:style-name="T22">var</text:span><text:span text:style-name="T7"> button = buttons[i];</text:span></text:p>
      <text:p text:style-name="P2"><text:tab/>button.innerText = i;</text:p>
      <text:p text:style-name="P4"><text:span text:style-name="T7"><text:tab/>button.onclick = </text:span><text:span text:style-name="T22">function</text:span><text:span text:style-name="T7">(e){</text:span></text:p>
      <text:p text:style-name="P2"><text:tab/><text:tab/>console.log(i);</text:p>
      <text:p text:style-name="P2"><text:tab/>}</text:p>
      <text:p text:style-name="P2">}</text:p>
      <text:p text:style-name="P17"/>
      <text:p text:style-name="P53"><text:soft-page-break/>Блочные привязки</text:p>
      <text:p text:style-name="P42"><text:span text:style-name="T22">let</text:span><text:span text:style-name="T7"> value = </text:span><text:span text:style-name="T15">"Hello"</text:span><text:span text:style-name="T7">;</text:span></text:p>
      <text:p text:style-name="P41"><text:span text:style-name="T22">let</text:span><text:span text:style-name="T7"> count = 10;</text:span></text:p>
      <text:p text:style-name="P41"><text:span text:style-name="T22">const</text:span><text:span text:style-name="T7"> MAX = 100;</text:span></text:p>
      <text:p text:style-name="P41"><text:span text:style-name="T22">const</text:span><text:span text:style-name="T7"> NAME = </text:span><text:span text:style-name="T15">'name'</text:span><text:span text:style-name="T7">;</text:span></text:p>
      <text:p text:style-name="P41"/>
      <text:p text:style-name="P41"><text:span text:style-name="T22">const</text:span><text:span text:style-name="T7"> = person = {</text:span></text:p>
      <text:p text:style-name="P41"><text:span text:style-name="T7"><text:tab/>name: </text:span><text:span text:style-name="T15">"John"</text:span></text:p>
      <text:p text:style-name="P37">};</text:p>
      <text:p text:style-name="P41"><text:span text:style-name="T7">person.name = </text:span><text:span text:style-name="T15">"Greg"</text:span><text:span text:style-name="T7">;</text:span></text:p>
      <text:p text:style-name="P41"/>
      <text:p text:style-name="P41"><text:span text:style-name="T22">for</text:span><text:span text:style-name="T7"> (</text:span><text:span text:style-name="T22">let</text:span><text:span text:style-name="T7"> i = 0; i &lt; 10; i++){</text:span></text:p>
      <text:p text:style-name="P37"><text:tab/>console.log(i);</text:p>
      <text:p text:style-name="P37">}</text:p>
      <text:p text:style-name="P41"/>
      <text:p text:style-name="P41"><text:span text:style-name="T22">for</text:span><text:span text:style-name="T7">(</text:span><text:span text:style-name="T22">let</text:span><text:span text:style-name="T7"> key </text:span><text:span text:style-name="T22">in</text:span><text:span text:style-name="T7"> Obj){ }</text:span></text:p>
      <text:p text:style-name="P44"><text:span text:style-name="T24">for</text:span><text:span text:style-name="T9">(</text:span><text:span text:style-name="T24">const</text:span><text:span text:style-name="T9"> key </text:span><text:span text:style-name="T24">in</text:span><text:span text:style-name="T9"> Obj){ }</text:span></text:p>
      <text:p text:style-name="P60"/>
      <text:p text:style-name="P53">Строки</text:p>
      <text:p text:style-name="P42"><text:span text:style-name="T22">let</text:span><text:span text:style-name="T7"> text = </text:span><text:span text:style-name="T15">"英a"</text:span><text:span text:style-name="T7">;</text:span></text:p>
      <text:p text:style-name="P41"><text:span text:style-name="T7">text.codePointAt(0);<text:tab/><text:tab/></text:span><text:span text:style-name="T36">// 134071</text:span></text:p>
      <text:p text:style-name="P41"><text:span text:style-name="T7">String.fromCodePoint(134071);<text:tab/></text:span><text:span text:style-name="T36">// 英</text:span></text:p>
      <text:p text:style-name="P37">text.normalize();</text:p>
      <text:p text:style-name="P41"/>
      <text:p text:style-name="P41"><text:span text:style-name="T22">let</text:span><text:span text:style-name="T7"> msg = </text:span><text:span text:style-name="T15">"Hello World!!!"</text:span><text:span text:style-name="T7">;</text:span></text:p>
      <text:p text:style-name="P41"><text:span text:style-name="T7">msg.startsWith(</text:span><text:span text:style-name="T15">"Hello"</text:span><text:span text:style-name="T7">);<text:tab/><text:tab/></text:span><text:span text:style-name="T36">// true (присутствует в начале)</text:span></text:p>
      <text:p text:style-name="P41"><text:span text:style-name="T7">msg.endsWith(</text:span><text:span text:style-name="T15">"!"</text:span><text:span text:style-name="T7">);<text:tab/><text:tab/><text:tab/></text:span><text:span text:style-name="T36">// true (присутствует в конце)</text:span></text:p>
      <text:p text:style-name="P41"><text:span text:style-name="T7">msg.includes(</text:span><text:span text:style-name="T15">"o"</text:span><text:span text:style-name="T7">);<text:tab/><text:tab/><text:tab/></text:span><text:span text:style-name="T36">// true (присутствует в тексте)</text:span></text:p>
      <text:p text:style-name="P41"/>
      <text:p text:style-name="P44"><text:span text:style-name="T9">console.log(</text:span><text:span text:style-name="T19">"xxx"</text:span><text:span text:style-name="T9">.repeat(3));<text:tab/></text:span><text:span text:style-name="T37">// xxxxxxxxx (повторится три раза)</text:span></text:p>
      <text:p text:style-name="P60"/>
      <text:p text:style-name="P16"/>
      <text:p text:style-name="P53">Литералы шаблотов</text:p>
      <text:p text:style-name="P45">// Многострочный текст</text:p>
      <text:p text:style-name="P41"><text:span text:style-name="T22">let</text:span><text:span text:style-name="T7"> message = </text:span><text:span text:style-name="T41">`Строка 1</text:span></text:p>
      <text:p text:style-name="P47">Строка2</text:p>
      <text:p text:style-name="P47">Строка3</text:p>
      <text:p text:style-name="P41"><text:span text:style-name="T41">`</text:span><text:span text:style-name="T7">;</text:span></text:p>
      <text:p text:style-name="P41"/>
      <text:p text:style-name="P41"><text:span text:style-name="T22">let</text:span><text:span text:style-name="T7"> name = </text:span><text:span text:style-name="T15">"John"</text:span><text:span text:style-name="T7">,</text:span></text:p>
      <text:p text:style-name="P44"><text:span text:style-name="T9"><text:s text:c="4"/>msg = </text:span><text:span text:style-name="T42">`Hello, ${name}`</text:span><text:span text:style-name="T9">;<text:tab/><text:tab/></text:span><text:span text:style-name="T37">// Подстановка значения</text:span></text:p>
      <text:p text:style-name="P17"/>
      <text:p text:style-name="P17"/>
      <text:p text:style-name="P16">Теги шаблонов</text:p>
      <text:p text:style-name="P16"/>
      <text:p text:style-name="P43"><text:span text:style-name="T22">function</text:span><text:span text:style-name="T7"> passthre(literals, ...substitutions) { }</text:span></text:p>
      <text:p text:style-name="P41"/>
      <text:p text:style-name="P41"><text:span text:style-name="T22">let</text:span><text:span text:style-name="T7"> count = 10;</text:span></text:p>
      <text:p text:style-name="P41"><text:span text:style-name="T22">let</text:span><text:span text:style-name="T7"> price = 0.25;</text:span></text:p>
      <text:p text:style-name="P44"><text:span text:style-name="T24">let</text:span><text:span text:style-name="T9"> msg = passthre</text:span><text:span text:style-name="T42">`${count} items cost ${(count * price).toFixed(2)}`</text:span><text:span text:style-name="T9">;</text:span></text:p>
      <text:p text:style-name="P17"/>
      <text:p text:style-name="P17"/>
      <text:p text:style-name="P53"><text:soft-page-break/></text:p>
      <text:p text:style-name="P53">Функции</text:p>
      <text:p text:style-name="P42"><text:span text:style-name="T22">function</text:span><text:span text:style-name="T7"> make(url, time=2000, callback) { }</text:span></text:p>
      <text:p text:style-name="P41"><text:span text:style-name="T7">make(</text:span><text:span text:style-name="T15">"/foo"</text:span><text:span text:style-name="T7">, </text:span><text:span text:style-name="T22">undefined</text:span><text:span text:style-name="T7">, </text:span><text:span text:style-name="T22">function</text:span><text:span text:style-name="T7">(){</text:span></text:p>
      <text:p text:style-name="P37"><text:tab/></text:p>
      <text:p text:style-name="P37">});</text:p>
      <text:p text:style-name="P17"/>
      <text:p text:style-name="P16">Остаточные параметры (используется троеточие <text:span text:style-name="T5">…</text:span> )</text:p>
      <text:p text:style-name="P17"/>
      <text:p text:style-name="P42"><text:span text:style-name="T22">function</text:span><text:span text:style-name="T7"> pick(obj, ...keys){</text:span></text:p>
      <text:p text:style-name="P41"><text:span text:style-name="T7"><text:tab/></text:span><text:span text:style-name="T22">let</text:span><text:span text:style-name="T7"> result = Object.create(</text:span><text:span text:style-name="T22">null</text:span><text:span text:style-name="T7">);</text:span></text:p>
      <text:p text:style-name="P41"><text:span text:style-name="T7"><text:tab/></text:span><text:span text:style-name="T22">for</text:span><text:span text:style-name="T7">(</text:span><text:span text:style-name="T22">let</text:span><text:span text:style-name="T7"> i = 0, len = keys.length; i &lt; len; i++){</text:span></text:p>
      <text:p text:style-name="P37"><text:tab/><text:tab/>result[key[i]] = obj[key[i]];</text:p>
      <text:p text:style-name="P37"><text:tab/>}</text:p>
      <text:p text:style-name="P41"><text:span text:style-name="T7"><text:tab/></text:span><text:span text:style-name="T22">return</text:span><text:span text:style-name="T7"> result;</text:span></text:p>
      <text:p text:style-name="P37">}</text:p>
      <text:p text:style-name="P17"/>
      <text:p text:style-name="P17"><text:span text:style-name="T5">arguments</text:span> —<text:span text:style-name="T3"> остаточные параметры </text:span>ES5 <text:span text:style-name="T3">и </text:span>ES6</text:p>
      <text:p text:style-name="P17"/>
      <text:p text:style-name="P42"><text:span text:style-name="T22">function</text:span><text:span text:style-name="T7"> checkArgs(...args){</text:span></text:p>
      <text:p text:style-name="P41"><text:span text:style-name="T7"><text:tab/>console.log(</text:span><text:span text:style-name="T15">'ES5'</text:span><text:span text:style-name="T7">, arguments.length, arguments[0], arguments[1]);</text:span></text:p>
      <text:p text:style-name="P41"><text:span text:style-name="T7"><text:tab/>console.log(</text:span><text:span text:style-name="T15">'ES6'</text:span><text:span text:style-name="T7">, args.length, args[0], args[1]);</text:span></text:p>
      <text:p text:style-name="P37">}</text:p>
      <text:p text:style-name="P44"><text:span text:style-name="T9">checkArgs(</text:span><text:span text:style-name="T19">"a"</text:span><text:span text:style-name="T9">, </text:span><text:span text:style-name="T19">"b"</text:span><text:span text:style-name="T9">);</text:span></text:p>
      <text:p text:style-name="P17"/>
      <text:p text:style-name="P16">Конструктор <text:span text:style-name="T2">Function</text:span></text:p>
      <text:p text:style-name="P17"/>
      <text:p text:style-name="P43"><text:span text:style-name="T23">let</text:span><text:span text:style-name="T8"> add = </text:span><text:span text:style-name="T23">new</text:span><text:span text:style-name="T8"> Function(</text:span><text:span text:style-name="T17">"first"</text:span><text:span text:style-name="T8">, </text:span><text:span text:style-name="T17">"second=first"</text:span><text:span text:style-name="T8">, </text:span><text:span text:style-name="T17">"return first+second"</text:span><text:span text:style-name="T8">);</text:span></text:p>
      <text:p text:style-name="P41"><text:span text:style-name="T7">add(1, 1);<text:tab/></text:span><text:span text:style-name="T36">// 2</text:span></text:p>
      <text:p text:style-name="P41"><text:span text:style-name="T7">add(1);<text:tab/></text:span><text:span text:style-name="T36">// 2</text:span></text:p>
      <text:p text:style-name="P41"/>
      <text:p text:style-name="P41"><text:span text:style-name="T22">let</text:span><text:span text:style-name="T7"> pick = </text:span><text:span text:style-name="T22">new</text:span><text:span text:style-name="T7"> Function(</text:span><text:span text:style-name="T15">"...args"</text:span><text:span text:style-name="T7">, </text:span><text:span text:style-name="T15">"return args[0]"</text:span><text:span text:style-name="T7">);</text:span></text:p>
      <text:p text:style-name="P44"><text:span text:style-name="T9">pick(1, 2);<text:tab/></text:span><text:span text:style-name="T37">// 2</text:span></text:p>
      <text:p text:style-name="P17"/>
      <text:p text:style-name="P16">Оператор <text:span text:style-name="T43">расширения</text:span> ( <text:span text:style-name="T5">…</text:span> )</text:p>
      <text:p text:style-name="P16"/>
      <text:p text:style-name="P43"><text:span text:style-name="T22">let</text:span><text:span text:style-name="T7"> values = [25, 50, 75, 100];</text:span></text:p>
      <text:p text:style-name="P41"><text:span text:style-name="T7">console.log(</text:span><text:span text:style-name="T15">'ES5'</text:span><text:span text:style-name="T7">, Math.max.apply(Math, values));</text:span></text:p>
      <text:p text:style-name="P44"><text:span text:style-name="T9">console.log(</text:span><text:span text:style-name="T19">'ES6'</text:span><text:span text:style-name="T9">, Math.max(...values));</text:span></text:p>
      <text:p text:style-name="P16"/>
      <text:p text:style-name="P16">Свойство функции <text:span text:style-name="T2">name</text:span></text:p>
      <text:p text:style-name="P17"/>
      <text:p text:style-name="P43"><text:span text:style-name="T23">function</text:span><text:span text:style-name="T8"> doSomething(){}</text:span></text:p>
      <text:p text:style-name="P41"><text:span text:style-name="T22">let</text:span><text:span text:style-name="T7"> doAnotherThing = </text:span><text:span text:style-name="T22">function</text:span><text:span text:style-name="T7">(){}</text:span></text:p>
      <text:p text:style-name="P41"><text:span text:style-name="T22">let</text:span><text:span text:style-name="T7"> doSomething2 = </text:span><text:span text:style-name="T22">function</text:span><text:span text:style-name="T7"> doAnotherThing2(){}</text:span></text:p>
      <text:p text:style-name="P41"/>
      <text:p text:style-name="P41"><text:span text:style-name="T7">console.log(doSomething.name);<text:tab/><text:tab/></text:span><text:span text:style-name="T36">// doSomething</text:span></text:p>
      <text:p text:style-name="P41"><text:span text:style-name="T7">console.log(doAnotherThing.name);<text:tab/></text:span><text:span text:style-name="T36">// doAnotherThing</text:span></text:p>
      <text:p text:style-name="P41"><text:span text:style-name="T7">console.log(doSomething2.name);<text:tab/><text:tab/></text:span><text:span text:style-name="T36">// doAnotherThing2</text:span></text:p>
      <text:p text:style-name="P41"><text:span text:style-name="T7">console.log(doSomething.bind().name);<text:tab/></text:span><text:span text:style-name="T36">// bound doSomething</text:span></text:p>
      <text:p text:style-name="P44"><text:span text:style-name="T9">console.log((</text:span><text:span text:style-name="T24">new</text:span><text:span text:style-name="T9"> Function()).name);<text:tab/></text:span><text:span text:style-name="T37">// anonymous</text:span></text:p>
      <text:p text:style-name="P17"/>
      <text:p text:style-name="P17"/>
      <text:p text:style-name="P16"><text:soft-page-break/>Создание функций с помощью <text:span text:style-name="T2">new</text:span><text:span text:style-name="T1"> </text:span>и без него</text:p>
      <text:list xml:id="list5530758491685720817" text:style-name="L2">
        <text:list-item>
          <text:p text:style-name="P70">new – <text:span text:style-name="T3">создает экземпляр функции и выполняет его.</text:span></text:p>
        </text:list-item>
        <text:list-item>
          <text:p text:style-name="P70"><text:span text:style-name="T3">без </text:span>new – <text:span text:style-name="T3">просто выполняет функцию как статичную.</text:span></text:p>
        </text:list-item>
      </text:list>
      <text:p text:style-name="P16"/>
      <text:p text:style-name="P17"><text:span text:style-name="T3">Сбособ определить каким образом была создана функция, через </text:span>new <text:span text:style-name="T3">или без него</text:span></text:p>
      <text:p text:style-name="P16"/>
      <text:p text:style-name="P42"><text:span text:style-name="T26">function</text:span><text:span text:style-name="T11"> MyFunc(){}</text:span></text:p>
      <text:p text:style-name="P41"/>
      <text:p text:style-name="P41"><text:span text:style-name="T22">if</text:span><text:span text:style-name="T7">(</text:span><text:span text:style-name="T22">this</text:span><text:span text:style-name="T7"> </text:span><text:span text:style-name="T22">instanceof</text:span><text:span text:style-name="T7"> MyFunc){}<text:tab/><text:tab/><text:tab/></text:span><text:span text:style-name="T36">// ES5</text:span></text:p>
      <text:p text:style-name="P41"><text:span text:style-name="T22">if</text:span><text:span text:style-name="T7">(</text:span><text:span text:style-name="T22">typeof</text:span><text:span text:style-name="T7"> </text:span><text:span text:style-name="T22">new</text:span><text:span text:style-name="T7">.target !== </text:span><text:span text:style-name="T15">"undefined"</text:span><text:span text:style-name="T7">) {}<text:tab/></text:span><text:span text:style-name="T36">// ES6</text:span></text:p>
      <text:p text:style-name="P44"><text:span text:style-name="T24">if</text:span><text:span text:style-name="T9">(</text:span><text:span text:style-name="T24">typeof</text:span><text:span text:style-name="T9"> </text:span><text:span text:style-name="T24">new</text:span><text:span text:style-name="T9">.target === MyFunc) {}<text:tab/><text:tab/></text:span><text:span text:style-name="T37">// ES6</text:span></text:p>
      <text:p text:style-name="P16"/>
      <text:p text:style-name="P17"/>
      <text:p text:style-name="P16">Функции уровня блока </text:p>
      <text:p text:style-name="P1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функция поднимается вверх перед условием</text:p>
            <text:p text:style-name="P16"/>
            <text:p text:style-name="P26">"use strict"</text:p>
            <text:p text:style-name="P4"><text:span text:style-name="T22">if</text:span><text:span text:style-name="T7">(</text:span><text:span text:style-name="T22">true</text:span><text:span text:style-name="T7">){</text:span></text:p>
            <text:p text:style-name="P4"><text:span text:style-name="T7"><text:tab/></text:span><text:span text:style-name="T22">function</text:span><text:span text:style-name="T7"> pick(){}</text:span></text:p>
            <text:p text:style-name="P2"><text:tab/>pick();</text:p>
            <text:p text:style-name="P2">}</text:p>
          </table:table-cell>
          <table:table-cell table:style-name="Таблица1.A1" office:value-type="string">
            <text:p text:style-name="P12">Функция не поднимается</text:p>
            <text:p text:style-name="P11"/>
            <text:p text:style-name="P11"/>
            <text:p text:style-name="P11">"use strict"</text:p>
            <text:p text:style-name="P4"><text:span text:style-name="T22">if</text:span><text:span text:style-name="T7">(</text:span><text:span text:style-name="T22">true</text:span><text:span text:style-name="T7">){</text:span></text:p>
            <text:p text:style-name="P4"><text:span text:style-name="T7"><text:tab/></text:span><text:span text:style-name="T22">let</text:span><text:span text:style-name="T7"> pick = </text:span><text:span text:style-name="T22">function</text:span><text:span text:style-name="T7">(){}</text:span></text:p>
            <text:p text:style-name="P2"><text:tab/>pick();</text:p>
            <text:p text:style-name="P2">}</text:p>
          </table:table-cell>
        </table:table-row>
      </table:table>
      <text:p text:style-name="P16"/>
      <text:p text:style-name="P16">Стрелочные функции <text:span text:style-name="T1">( </text:span><text:span text:style-name="T2">=&gt; </text:span><text:span text:style-name="T1">)</text:span></text:p>
      <text:p text:style-name="P17"/>
      <text:list xml:id="list8805629765587971333" text:style-name="L3">
        <text:list-item>
          <text:p text:style-name="P76">отсутствуют привязки <text:span text:style-name="T1">this, super, arguments </text:span>и <text:span text:style-name="T1">new.target</text:span></text:p>
        </text:list-item>
        <text:list-item>
          <text:p text:style-name="P76">не могут вызываться с помощью <text:span text:style-name="T1">new</text:span></text:p>
        </text:list-item>
        <text:list-item>
          <text:p text:style-name="P76">отсутствует <text:span text:style-name="T1">prototype</text:span></text:p>
        </text:list-item>
        <text:list-item>
          <text:p text:style-name="P76">нельзя изменить <text:span text:style-name="T1">this</text:span></text:p>
        </text:list-item>
        <text:list-item>
          <text:p text:style-name="P76">отсутствует объект <text:span text:style-name="T1">arguments</text:span></text:p>
        </text:list-item>
        <text:list-item>
          <text:p text:style-name="P76">не поддерживают повторяющиеся имена пераметров</text:p>
        </text:list-item>
      </text:list>
      <text:p text:style-name="P16"/>
      <text:p text:style-name="P1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1"><text:span text:style-name="T22">let</text:span><text:span text:style-name="T7"> reflect = velue =&gt; value;</text:span></text:p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P4"><text:span text:style-name="T22">let</text:span><text:span text:style-name="T7"> reflect = </text:span><text:span text:style-name="T22">function</text:span><text:span text:style-name="T7">(value){</text:span></text:p>
            <text:p text:style-name="P4"><text:span text:style-name="T7"><text:tab/></text:span><text:span text:style-name="T22">return</text:span><text:span text:style-name="T7"> value;</text:span></text:p>
            <text:p text:style-name="P2">}</text:p>
          </table:table-cell>
        </table:table-row>
        <table:table-row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P4"/>
          </table:table-cell>
        </table:table-row>
        <table:table-row>
          <table:table-cell table:style-name="Таблица2.A1" office:value-type="string">
            <text:p text:style-name="P21"><text:span text:style-name="T22">let</text:span><text:span text:style-name="T7"> sum = (n1, n2) =&gt; n1 + n2;</text:span></text:p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P4"><text:span text:style-name="T22">let</text:span><text:span text:style-name="T7"> sum = </text:span><text:span text:style-name="T22">function</text:span><text:span text:style-name="T7">(n1, n2){</text:span></text:p>
            <text:p text:style-name="P4"><text:span text:style-name="T7"><text:tab/></text:span><text:span text:style-name="T22">return</text:span><text:span text:style-name="T7"> n1 + n2;</text:span></text:p>
            <text:p text:style-name="P2">}</text:p>
          </table:table-cell>
        </table:table-row>
        <table:table-row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P4"/>
          </table:table-cell>
        </table:table-row>
        <table:table-row>
          <table:table-cell table:style-name="Таблица2.A1" office:value-type="string">
            <text:p text:style-name="P21"><text:span text:style-name="T22">let</text:span><text:span text:style-name="T7"> getName = () =&gt; </text:span><text:span text:style-name="T15">"John"</text:span><text:span text:style-name="T7">;</text:span></text:p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P4"><text:span text:style-name="T22">let</text:span><text:span text:style-name="T7"> getName = </text:span><text:span text:style-name="T22">function</text:span><text:span text:style-name="T7">(){</text:span></text:p>
            <text:p text:style-name="P4"><text:span text:style-name="T7"><text:tab/></text:span><text:span text:style-name="T22">return</text:span><text:span text:style-name="T7"> </text:span><text:span text:style-name="T15">"John"</text:span><text:span text:style-name="T7">;</text:span></text:p>
            <text:p text:style-name="P2">}</text:p>
          </table:table-cell>
        </table:table-row>
        <table:table-row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P4"/>
          </table:table-cell>
        </table:table-row>
        <table:table-row>
          <table:table-cell table:style-name="Таблица2.A1" office:value-type="string">
            <text:p text:style-name="P21"><text:span text:style-name="T22">let</text:span><text:span text:style-name="T7"> sum = (n1, n2) =&gt; {</text:span></text:p>
            <text:p text:style-name="P4"><text:span text:style-name="T7"><text:tab/></text:span><text:span text:style-name="T22">return</text:span><text:span text:style-name="T7"> n1 + n2;</text:span></text:p>
            <text:p text:style-name="P2">};</text:p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P4"><text:span text:style-name="T22">let</text:span><text:span text:style-name="T7"> sum = </text:span><text:span text:style-name="T22">function</text:span><text:span text:style-name="T7">(n1, n2){</text:span></text:p>
            <text:p text:style-name="P4"><text:span text:style-name="T7"><text:tab/></text:span><text:span text:style-name="T22">return</text:span><text:span text:style-name="T7"> n1 + n2;</text:span></text:p>
            <text:p text:style-name="P2">}</text:p>
          </table:table-cell>
        </table:table-row>
        <table:table-row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P4"/>
          </table:table-cell>
        </table:table-row>
        <table:table-row>
          <table:table-cell table:style-name="Таблица2.A1" office:value-type="string">
            <text:p text:style-name="P21"><text:span text:style-name="T22">let</text:span><text:span text:style-name="T7"> myfunc = () =&gt; { };</text:span></text:p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P4"><text:span text:style-name="T22">let</text:span><text:span text:style-name="T7"> myfunc = </text:span><text:span text:style-name="T22">function</text:span><text:span text:style-name="T7">(){ }</text:span></text:p>
          </table:table-cell>
        </table:table-row>
        <table:table-row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P4"/>
          </table:table-cell>
        </table:table-row>
        <table:table-row>
          <table:table-cell table:style-name="Таблица2.A1" office:value-type="string">
            <text:p text:style-name="P21"/>
            <text:p text:style-name="P27"><text:soft-page-break/>Возврат литерала объекта</text:p>
            <text:p text:style-name="P27"/>
            <text:p text:style-name="P21"><text:span text:style-name="T22">let</text:span><text:span text:style-name="T7"> getTemp = id =&gt; ({</text:span></text:p>
            <text:p text:style-name="P2"><text:tab/>id: id,</text:p>
            <text:p text:style-name="P4"><text:span text:style-name="T7"><text:tab/>name: </text:span><text:span text:style-name="T15">"Temp"</text:span></text:p>
            <text:p text:style-name="P2">});</text:p>
            <text:p text:style-name="P2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P4"/>
            <text:p text:style-name="P4"><text:soft-page-break/><text:span text:style-name="T22">let</text:span><text:span text:style-name="T7"> getTemp = </text:span><text:span text:style-name="T22">function</text:span><text:span text:style-name="T7">(id){</text:span></text:p>
            <text:p text:style-name="P4"><text:span text:style-name="T7"><text:tab/></text:span><text:span text:style-name="T22">return</text:span><text:span text:style-name="T7"> {</text:span></text:p>
            <text:p text:style-name="P2"><text:tab/><text:tab/>id: id,</text:p>
            <text:p text:style-name="P4"><text:span text:style-name="T7"><text:tab/><text:tab/>name: </text:span><text:span text:style-name="T15">"Temp"</text:span></text:p>
            <text:p text:style-name="P2"><text:tab/>}</text:p>
            <text:p text:style-name="P2">}</text:p>
          </table:table-cell>
        </table:table-row>
      </table:table>
      <text:p text:style-name="P17"/>
      <text:p text:style-name="P28">Создание выражений немедленно вызываемых функций</text:p>
      <text:p text:style-name="P1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21"><text:span text:style-name="T22">let</text:span><text:span text:style-name="T7"> person = ( (name)=&gt;{</text:span></text:p>
            <text:p text:style-name="P4"><text:span text:style-name="T7"><text:tab/></text:span><text:span text:style-name="T22">return</text:span><text:span text:style-name="T7"> {</text:span></text:p>
            <text:p text:style-name="P4"><text:span text:style-name="T7"><text:tab/><text:tab/>getName: () </text:span><text:span text:style-name="T8">=&gt; </text:span><text:span text:style-name="T7">{</text:span></text:p>
            <text:p text:style-name="P4"><text:span text:style-name="T7"><text:tab/><text:tab/><text:tab/></text:span><text:span text:style-name="T22">return</text:span><text:span text:style-name="T7"> name;</text:span></text:p>
            <text:p text:style-name="P2"><text:tab/><text:tab/>}</text:p>
            <text:p text:style-name="P2"><text:tab/>}</text:p>
            <text:p text:style-name="P4"><text:span text:style-name="T7">} )(</text:span><text:span text:style-name="T15">"John"</text:span><text:span text:style-name="T7">);</text:span></text:p>
            <text:p text:style-name="P2">person.getName();</text:p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P4"><text:span text:style-name="T22">let</text:span><text:span text:style-name="T7"> person = </text:span><text:span text:style-name="T22">function</text:span><text:span text:style-name="T7">(name){</text:span></text:p>
            <text:p text:style-name="P4"><text:span text:style-name="T7"><text:tab/></text:span><text:span text:style-name="T22">return</text:span><text:span text:style-name="T7">{</text:span></text:p>
            <text:p text:style-name="P4"><text:span text:style-name="T7"><text:tab/><text:tab/>getName: </text:span><text:span text:style-name="T22">function</text:span><text:span text:style-name="T7">(){</text:span></text:p>
            <text:p text:style-name="P4"><text:span text:style-name="T7"><text:tab/><text:tab/><text:tab/></text:span><text:span text:style-name="T22">return</text:span><text:span text:style-name="T7"> name;</text:span></text:p>
            <text:p text:style-name="P2"><text:tab/><text:tab/>}</text:p>
            <text:p text:style-name="P2"><text:tab/>}</text:p>
            <text:p text:style-name="P4"><text:span text:style-name="T7">}(</text:span><text:span text:style-name="T15">"John"</text:span><text:span text:style-name="T7">);</text:span></text:p>
            <text:p text:style-name="P2">person.getName();</text:p>
          </table:table-cell>
        </table:table-row>
      </table:table>
      <text:p text:style-name="P17"/>
      <text:p text:style-name="P16">Без использования <text:span text:style-name="T1">bind (this)</text:span></text:p>
      <text:p text:style-name="P17"/>
      <text:p text:style-name="P43"><text:span text:style-name="T23">let</text:span><text:span text:style-name="T8"> Page = {</text:span></text:p>
      <text:p text:style-name="P41"><text:span text:style-name="T7"><text:tab/><text:tab/>id: </text:span><text:span text:style-name="T15">"12345"</text:span><text:span text:style-name="T7">,</text:span></text:p>
      <text:p text:style-name="P41"><text:span text:style-name="T7"><text:tab/><text:tab/>init: </text:span><text:span text:style-name="T22">function</text:span><text:span text:style-name="T7">(){</text:span></text:p>
      <text:p text:style-name="P41"><text:span text:style-name="T7"><text:tab/><text:tab/><text:tab/>document.addEventListener(</text:span><text:span text:style-name="T15">"click"</text:span><text:span text:style-name="T7">, </text:span></text:p>
      <text:p text:style-name="P63"><text:span text:style-name="T7">event =&gt; </text:span><text:span text:style-name="T22">this</text:span><text:span text:style-name="T7">.onClick(event.type), </text:span><text:span text:style-name="T22">false</text:span><text:span text:style-name="T7">);</text:span></text:p>
      <text:p text:style-name="P37"><text:tab/><text:tab/>},</text:p>
      <text:p text:style-name="P41"><text:span text:style-name="T7"><text:tab/><text:tab/>onClick: </text:span><text:span text:style-name="T22">function</text:span><text:span text:style-name="T7">(type){</text:span></text:p>
      <text:p text:style-name="P37"><text:tab/><text:tab/><text:tab/>console.log(type);</text:p>
      <text:p text:style-name="P37"><text:tab/><text:tab/>}</text:p>
      <text:p text:style-name="P37">};</text:p>
      <text:p text:style-name="P17"/>
      <text:p text:style-name="P16">Стрелочные функции для массивов</text:p>
      <text:p text:style-name="P16"/>
      <text:p text:style-name="P1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21"><text:span text:style-name="T22">let</text:span><text:span text:style-name="T7"> values = [25, 50, 75, 100];</text:span></text:p>
            <text:p text:style-name="P24"/>
            <text:p text:style-name="P4"><text:span text:style-name="T22">let</text:span><text:span text:style-name="T7"> res = values.sort( (a,b)=&gt; a-b );</text:span></text:p>
          </table:table-cell>
          <table:table-cell table:style-name="Таблица4.A1" office:value-type="string">
            <text:p text:style-name="Standard"/>
          </table:table-cell>
          <table:table-cell table:style-name="Таблица4.A1" office:value-type="string">
            <text:p text:style-name="P4"><text:span text:style-name="T22">let</text:span><text:span text:style-name="T7"> values = [25, 50, 75, 100];</text:span></text:p>
            <text:p text:style-name="P4"><text:span text:style-name="T22">let</text:span><text:span text:style-name="T7"> res = values.sort(</text:span><text:span text:style-name="T22">function</text:span><text:span text:style-name="T7">(a, b){</text:span></text:p>
            <text:p text:style-name="P4"><text:span text:style-name="T7"><text:tab/></text:span><text:span text:style-name="T22">return</text:span><text:span text:style-name="T7"> a - b;</text:span></text:p>
            <text:p text:style-name="P2">});</text:p>
          </table:table-cell>
        </table:table-row>
      </table:table>
      <text:p text:style-name="P16"/>
      <text:p text:style-name="P16">Стрелочные функции и <text:span text:style-name="T1">arguments</text:span></text:p>
      <text:p text:style-name="P17"/>
      <text:p text:style-name="P43"><text:span text:style-name="T23">function</text:span><text:span text:style-name="T8"> test(){</text:span></text:p>
      <text:p text:style-name="P41"><text:span text:style-name="T7"><text:tab/></text:span><text:span text:style-name="T22">return</text:span><text:span text:style-name="T7"> () =&gt; arguments[0];</text:span></text:p>
      <text:p text:style-name="P37">}</text:p>
      <text:p text:style-name="P41"><text:span text:style-name="T22">let</text:span><text:span text:style-name="T7"> tfunc = test(5);</text:span></text:p>
      <text:p text:style-name="P44"><text:span text:style-name="T9">console.log(tfunc);<text:tab/><text:tab/></text:span><text:span text:style-name="T37">//5</text:span></text:p>
      <text:p text:style-name="P17"/>
      <text:p text:style-name="P16">Идентификациястрелочной функции</text:p>
      <text:p text:style-name="P16"/>
      <text:p text:style-name="P43"><text:span text:style-name="T22">let</text:span><text:span text:style-name="T7"> comparator = (a, b) =&gt; a — b;</text:span></text:p>
      <text:p text:style-name="P39"/>
      <text:p text:style-name="P41"><text:span text:style-name="T7">console.log( </text:span><text:span text:style-name="T22">typeof</text:span><text:span text:style-name="T7"> comparator);<text:tab/><text:tab/><text:tab/><text:tab/></text:span><text:span text:style-name="T36">// "function"</text:span></text:p>
      <text:p text:style-name="P44"><text:span text:style-name="T9">console.log( comparator </text:span><text:span text:style-name="T24">instanceof</text:span><text:span text:style-name="T9"> Function);<text:tab/><text:tab/></text:span><text:span text:style-name="T37">// true</text:span></text:p>
      <text:p text:style-name="P17"/>
      <text:p text:style-name="P17"/>
      <text:p text:style-name="P53"><text:soft-page-break/>Объекты</text:p>
      <text:p text:style-name="P16">Сокращенный синтаксис инициализации свойств</text:p>
      <text:p text:style-name="P16"/>
      <text:p text:style-name="P16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1"><text:span text:style-name="T22">function</text:span><text:span text:style-name="T7"> createpers(name, age){</text:span></text:p>
            <text:p text:style-name="P4"><text:span text:style-name="T7"><text:tab/></text:span><text:span text:style-name="T22">return</text:span><text:span text:style-name="T7"> {</text:span></text:p>
            <text:p text:style-name="P2"><text:tab/><text:tab/>name,</text:p>
            <text:p text:style-name="P2"><text:tab/><text:tab/>age</text:p>
            <text:p text:style-name="P2"><text:tab/>};</text:p>
            <text:p text:style-name="P2">}</text:p>
          </table:table-cell>
          <table:table-cell table:style-name="Таблица5.A1" office:value-type="string">
            <text:p text:style-name="Standard"/>
          </table:table-cell>
          <table:table-cell table:style-name="Таблица5.A1" office:value-type="string">
            <text:p text:style-name="P4"><text:span text:style-name="T22">function</text:span><text:span text:style-name="T7"> createpers(name, age){</text:span></text:p>
            <text:p text:style-name="P4"><text:span text:style-name="T7"><text:tab/></text:span><text:span text:style-name="T22">return</text:span><text:span text:style-name="T7"> {</text:span></text:p>
            <text:p text:style-name="P2"><text:tab/><text:tab/>name: name,</text:p>
            <text:p text:style-name="P2"><text:tab/><text:tab/>age: age</text:p>
            <text:p text:style-name="P2"><text:tab/>};</text:p>
            <text:p text:style-name="P2">}</text:p>
          </table:table-cell>
        </table:table-row>
      </table:table>
      <text:p text:style-name="P16"/>
      <text:p text:style-name="P16">Вычисляемые именя свойств</text:p>
      <text:p text:style-name="P16"/>
      <text:p text:style-name="P43"><text:span text:style-name="T22">let</text:span><text:span text:style-name="T7"> lastName = </text:span><text:span text:style-name="T15">"last name"</text:span><text:span text:style-name="T7">;</text:span></text:p>
      <text:p text:style-name="P41"><text:span text:style-name="T22">let</text:span><text:span text:style-name="T7"> person = {</text:span></text:p>
      <text:p text:style-name="P41"><text:span text:style-name="T7"><text:tab/><text:tab/></text:span><text:span text:style-name="T15">"first name"</text:span><text:span text:style-name="T7">: </text:span><text:span text:style-name="T15">"John"</text:span><text:span text:style-name="T7">,</text:span></text:p>
      <text:p text:style-name="P41"><text:span text:style-name="T7"><text:tab/><text:tab/>[lastName]: </text:span><text:span text:style-name="T15">"Smith"</text:span></text:p>
      <text:p text:style-name="P37">};</text:p>
      <text:p text:style-name="P44"><text:span text:style-name="T9">console.log(person[</text:span><text:span text:style-name="T19">"first name"</text:span><text:span text:style-name="T9">], person[lastName]);</text:span></text:p>
      <text:p text:style-name="P16"/>
      <text:p text:style-name="P16">Новые методы</text:p>
      <text:p text:style-name="P16"/>
      <text:list xml:id="list7519676021257943983" text:style-name="L4">
        <text:list-item>
          <text:p text:style-name="P71">Object.is() - <text:span text:style-name="T3">сравнение двух значений. </text:span>Object.is(5, “5”);</text:p>
        </text:list-item>
        <text:list-item>
          <text:p text:style-name="P71">Object.assign() - <text:span text:style-name="T3">используется взамен функции </text:span>mixin() <text:span text:style-name="T3">принимает объекты-поставщиков и присваивает объекту приемнику.</text:span></text:p>
        </text:list-item>
      </text:list>
      <text:p text:style-name="P16"/>
      <text:p text:style-name="P16">Дубликаты свойств в литералных объектах</text:p>
      <text:p text:style-name="P16"/>
      <text:p text:style-name="P48">"use strict"</text:p>
      <text:p text:style-name="P41"><text:span text:style-name="T22">let</text:span><text:span text:style-name="T7"> person = {</text:span></text:p>
      <text:p text:style-name="P41"><text:span text:style-name="T7"><text:tab/><text:tab/>name: </text:span><text:span text:style-name="T15">"John"</text:span><text:span text:style-name="T7">,</text:span></text:p>
      <text:p text:style-name="P41"><text:span text:style-name="T7"><text:tab/><text:tab/>name: </text:span><text:span text:style-name="T15">"Paul"</text:span><text:span text:style-name="T7"><text:tab/><text:tab/><text:tab/></text:span><text:span text:style-name="T36">// корректно в строгом режиме ES6</text:span></text:p>
      <text:p text:style-name="P37">};</text:p>
      <text:p text:style-name="P41"><text:span text:style-name="T7">console.log(person.name);<text:tab/><text:tab/><text:tab/><text:tab/><text:tab/><text:tab/></text:span><text:span text:style-name="T36">// Paul</text:span></text:p>
      <text:p text:style-name="P16"/>
      <text:p text:style-name="P16">Порядок перечисления собвтвенных свойств (<text:span text:style-name="T1">Reflect.ownkeys)</text:span></text:p>
      <text:p text:style-name="P17"/>
      <text:p text:style-name="P43"><text:span text:style-name="T23">let</text:span><text:span text:style-name="T8"> obj = { a:1, 0:1, c:1, 2:1, b:1, 1:1 };</text:span></text:p>
      <text:p text:style-name="P37">obj.z = 1;</text:p>
      <text:p text:style-name="P44"><text:span text:style-name="T9">console.log(Object.getOwnPropertyNames(obj).join(</text:span><text:span text:style-name="T19">""</text:span><text:span text:style-name="T9">));<text:tab/></text:span><text:span text:style-name="T37">//012acbz</text:span></text:p>
      <text:p text:style-name="P16"/>
      <text:p text:style-name="P16">Расширения в прототипах. Смена прототипа объекта.</text:p>
      <text:p text:style-name="P16"/>
      <text:p text:style-name="P43"><text:span text:style-name="T22">let</text:span><text:span text:style-name="T7"> person = {</text:span></text:p>
      <text:p text:style-name="P37"><text:tab/><text:tab/>getGreeting(){</text:p>
      <text:p text:style-name="P41"><text:span text:style-name="T7"><text:tab/><text:tab/><text:tab/></text:span><text:span text:style-name="T22">return</text:span><text:span text:style-name="T7"> </text:span><text:span text:style-name="T15">"Hello"</text:span><text:span text:style-name="T7">;</text:span></text:p>
      <text:p text:style-name="P37"><text:tab/><text:tab/>}</text:p>
      <text:p text:style-name="P37">};</text:p>
      <text:p text:style-name="P41"/>
      <text:p text:style-name="P41"><text:span text:style-name="T22">let</text:span><text:span text:style-name="T7"> dog = {</text:span></text:p>
      <text:p text:style-name="P37"><text:tab/><text:tab/>getGreeting(){</text:p>
      <text:p text:style-name="P41"><text:span text:style-name="T7"><text:tab/><text:tab/><text:tab/></text:span><text:span text:style-name="T22">return</text:span><text:span text:style-name="T7"> </text:span><text:span text:style-name="T15">"Woof"</text:span><text:span text:style-name="T7">;</text:span></text:p>
      <text:p text:style-name="P37"><text:tab/><text:tab/>}</text:p>
      <text:p text:style-name="P37">};</text:p>
      <text:p text:style-name="P41"/>
      <text:p text:style-name="P41"><text:soft-page-break/><text:span text:style-name="T22">let</text:span><text:span text:style-name="T7"> friend = Object.create(person);</text:span></text:p>
      <text:p text:style-name="P41"><text:span text:style-name="T7">Object.setPrototypeOf(friend, dog);<text:tab/><text:tab/><text:tab/><text:tab/></text:span><text:span text:style-name="T36">// смена прототипа</text:span></text:p>
      <text:p text:style-name="P41"><text:span text:style-name="T22">if</text:span><text:span text:style-name="T7">(Object.getPrototypeOf(friend) === dog) {</text:span></text:p>
      <text:p text:style-name="P41"><text:span text:style-name="T7"><text:tab/>console.log(</text:span><text:span text:style-name="T15">"OK!"</text:span><text:span text:style-name="T7">);</text:span></text:p>
      <text:p text:style-name="P37">}</text:p>
      <text:p text:style-name="P16"/>
      <text:p text:style-name="P16">Простой доступ к прототипу с помощью ссылки <text:span text:style-name="T2">super</text:span></text:p>
      <text:p text:style-name="P17"/>
      <text:p text:style-name="P56">return Object.getPrototypeOf(this).getGreeting.call(this); </text:p>
      <text:p text:style-name="P56"/>
      <text:p text:style-name="P50">проще можно записать так</text:p>
      <text:p text:style-name="P50"/>
      <text:p text:style-name="P56">return super.getGreeting() + “, hi!”;</text:p>
      <text:p text:style-name="P16"/>
      <text:p text:style-name="P16"/>
      <text:p text:style-name="P43"><text:span text:style-name="T22">let</text:span><text:span text:style-name="T7"> person = {</text:span></text:p>
      <text:p text:style-name="P37"><text:tab/><text:tab/>getGreeting(){</text:p>
      <text:p text:style-name="P41"><text:span text:style-name="T7"><text:tab/><text:tab/><text:tab/></text:span><text:span text:style-name="T22">return</text:span><text:span text:style-name="T7"> </text:span><text:span text:style-name="T15">"Hello"</text:span><text:span text:style-name="T7">;</text:span></text:p>
      <text:p text:style-name="P37"><text:tab/><text:tab/>}</text:p>
      <text:p text:style-name="P51">};</text:p>
      <text:p text:style-name="P43"><text:span text:style-name="T22">let</text:span><text:span text:style-name="T7"> friend = {</text:span></text:p>
      <text:p text:style-name="P37"><text:tab/><text:tab/>getGreeting(){</text:p>
      <text:p text:style-name="P41"><text:span text:style-name="T7"><text:tab/><text:tab/><text:tab/></text:span><text:span text:style-name="T22">return</text:span><text:span text:style-name="T7"> </text:span><text:span text:style-name="T22">super</text:span><text:span text:style-name="T7">.getGreeting() + </text:span><text:span text:style-name="T15">", hi!"</text:span><text:span text:style-name="T7">;</text:span></text:p>
      <text:p text:style-name="P37"><text:tab/><text:tab/>}<text:tab/></text:p>
      <text:p text:style-name="P37">};</text:p>
      <text:p text:style-name="P37">Object.setPrototypeOf(friend, person);</text:p>
      <text:p text:style-name="P37"/>
      <text:p text:style-name="P41"><text:span text:style-name="T22">let</text:span><text:span text:style-name="T7"> relative = Object.create(friend);</text:span></text:p>
      <text:p text:style-name="P44"><text:span text:style-name="T9">console.log(relative.getGreeting());<text:tab/><text:tab/><text:tab/><text:tab/></text:span><text:span text:style-name="T37">// Hello, hi!</text:span></text:p>
      <text:p text:style-name="P60"/>
      <text:p text:style-name="P53">Деструктуризация</text:p>
      <text:p text:style-name="P16">Деструктуризация объектов</text:p>
      <text:p text:style-name="P16"/>
      <text:p text:style-name="P16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24"><text:span text:style-name="T22">let</text:span> node = {</text:p>
            <text:p text:style-name="P4"><text:span text:style-name="T7"><text:tab/>type: </text:span><text:span text:style-name="T15">"0001"</text:span><text:span text:style-name="T7">,</text:span></text:p>
            <text:p text:style-name="P4"><text:span text:style-name="T7"><text:tab/>name: </text:span><text:span text:style-name="T15">"bar"</text:span></text:p>
            <text:p text:style-name="P2">};</text:p>
            <text:p text:style-name="P2"/>
            <text:p text:style-name="P4"><text:span text:style-name="T22">let</text:span><text:span text:style-name="T7"> {tyme, name} = node;</text:span></text:p>
          </table:table-cell>
          <table:table-cell table:style-name="Таблица6.A1" office:value-type="string">
            <text:p text:style-name="Standard"/>
          </table:table-cell>
          <table:table-cell table:style-name="Таблица6.A1" office:value-type="string">
            <text:p text:style-name="P4"><text:span text:style-name="T22">let</text:span><text:span text:style-name="T12"> node = {</text:span></text:p>
            <text:p text:style-name="P4"><text:span text:style-name="T7"><text:tab/>type: </text:span><text:span text:style-name="T15">"0001"</text:span><text:span text:style-name="T7">,</text:span></text:p>
            <text:p text:style-name="P4"><text:span text:style-name="T7"><text:tab/>name: </text:span><text:span text:style-name="T15">"bar"</text:span></text:p>
            <text:p text:style-name="P2">};</text:p>
            <text:p text:style-name="P4"><text:span text:style-name="T22">let</text:span><text:span text:style-name="T7"> type = node.type;</text:span></text:p>
            <text:p text:style-name="P6"><text:span text:style-name="T24">let</text:span><text:span text:style-name="T9"> name = node.name;</text:span></text:p>
          </table:table-cell>
        </table:table-row>
      </table:table>
      <text:p text:style-name="P16"/>
      <text:p text:style-name="P16">Присвоение с диструктуризацией</text:p>
      <text:p text:style-name="P16"/>
      <text:p text:style-name="P43"><text:span text:style-name="T22">let</text:span><text:span text:style-name="T7"> type = </text:span><text:span text:style-name="T15">"literal"</text:span><text:span text:style-name="T7">,</text:span></text:p>
      <text:p text:style-name="P41"><text:span text:style-name="T7"><text:tab/>name = </text:span><text:span text:style-name="T15">"bar"</text:span><text:span text:style-name="T7">;</text:span></text:p>
      <text:p text:style-name="P37">({type, name} = node);</text:p>
      <text:p text:style-name="P41"/>
      <text:p text:style-name="P41"><text:span text:style-name="T22">function</text:span><text:span text:style-name="T7"> outputInfo(value){}</text:span></text:p>
      <text:p text:style-name="P37">outputInfo({type, name} = node);</text:p>
      <text:p text:style-name="P49"/>
      <text:p text:style-name="P16">Значение по умолчанию</text:p>
      <text:p text:style-name="P16"/>
      <text:p text:style-name="P43"><text:span text:style-name="T22">let</text:span><text:span text:style-name="T7"> {type, name, value = </text:span><text:span text:style-name="T22">true</text:span><text:span text:style-name="T7">} = node;</text:span></text:p>
      <text:p text:style-name="P16"/>
      <text:p text:style-name="P16"><text:soft-page-break/>Присваивание локальным переменным с другими именами</text:p>
      <text:p text:style-name="P16"/>
      <text:p text:style-name="P43"><text:span text:style-name="T22">let</text:span><text:span text:style-name="T7"> {type: localType, name: localName = </text:span><text:span text:style-name="T15">"foo"</text:span><text:span text:style-name="T7">} = node;</text:span></text:p>
      <text:p text:style-name="P16"/>
      <text:p text:style-name="P16">Деструктуризация вложенных объектов</text:p>
      <text:p text:style-name="P16"/>
      <text:p text:style-name="P43"><text:span text:style-name="T22">let</text:span><text:span text:style-name="T7"> node = {</text:span></text:p>
      <text:p text:style-name="P41"><text:span text:style-name="T7"><text:tab/>type: </text:span><text:span text:style-name="T15">"literal"</text:span><text:span text:style-name="T7">,</text:span></text:p>
      <text:p text:style-name="P41"><text:span text:style-name="T7"><text:tab/>name: </text:span><text:span text:style-name="T15">"foo"</text:span><text:span text:style-name="T7">,</text:span></text:p>
      <text:p text:style-name="P37"><text:tab/>loc: {</text:p>
      <text:p text:style-name="P37"><text:tab/><text:tab/>start: { line:1, col:1 },</text:p>
      <text:p text:style-name="P37"><text:tab/><text:tab/>start: { line:1, col:2 },</text:p>
      <text:p text:style-name="P37"><text:tab/>}</text:p>
      <text:p text:style-name="P37">};</text:p>
      <text:p text:style-name="P41"/>
      <text:p text:style-name="P41"><text:span text:style-name="T22">let</text:span><text:span text:style-name="T7"> { loc: {start} } = node;</text:span></text:p>
      <text:p text:style-name="P37">console.log(start.line);</text:p>
      <text:p text:style-name="P37">console.log(start.col);</text:p>
      <text:p text:style-name="P16"/>
      <text:p text:style-name="P16">Деструктуризация массивов</text:p>
      <text:p text:style-name="P16"/>
      <text:p text:style-name="P43"><text:span text:style-name="T22">let</text:span><text:span text:style-name="T7"> colors = [</text:span><text:span text:style-name="T15">"red"</text:span><text:span text:style-name="T7">, </text:span><text:span text:style-name="T15">"green"</text:span><text:span text:style-name="T7">, </text:span><text:span text:style-name="T15">"blue"</text:span><text:span text:style-name="T7">];</text:span></text:p>
      <text:p text:style-name="P41"><text:span text:style-name="T22">let</text:span><text:span text:style-name="T7"> [firstColor, secondColor] = colors;</text:span></text:p>
      <text:p text:style-name="P44"><text:span text:style-name="T24">let</text:span><text:span text:style-name="T9"> [, , thridColor] = colors;</text:span></text:p>
      <text:p text:style-name="P16"/>
      <text:p text:style-name="P16">Присвоение с деструктуризацией массива</text:p>
      <text:p text:style-name="P16"/>
      <text:p text:style-name="P43"><text:span text:style-name="T22">let</text:span><text:span text:style-name="T7"> colors = [</text:span><text:span text:style-name="T15">"red"</text:span><text:span text:style-name="T7">, </text:span><text:span text:style-name="T15">"green"</text:span><text:span text:style-name="T7">, </text:span><text:span text:style-name="T15">"blue"</text:span><text:span text:style-name="T7">],</text:span></text:p>
      <text:p text:style-name="P41"><text:span text:style-name="T7"><text:tab/>firstColor = </text:span><text:span text:style-name="T15">"black"</text:span><text:span text:style-name="T7">,</text:span></text:p>
      <text:p text:style-name="P41"><text:span text:style-name="T7"><text:tab/>secondColor = </text:span><text:span text:style-name="T15">"white"</text:span><text:span text:style-name="T7">;</text:span></text:p>
      <text:p text:style-name="P37">[firstColor, secondColor] = colors;</text:p>
      <text:p text:style-name="P16"/>
      <text:p text:style-name="P16">Обмен значениями</text:p>
      <text:p text:style-name="P16"/>
      <text:p text:style-name="P43"><text:span text:style-name="T22">let</text:span><text:span text:style-name="T7"> a = 1, b = 2;</text:span></text:p>
      <text:p text:style-name="P44"><text:span text:style-name="T9">[a, b] = [b, a];<text:tab/><text:tab/><text:tab/><text:tab/><text:tab/><text:tab/><text:tab/></text:span><text:span text:style-name="T37">// a=2, b=1</text:span></text:p>
      <text:p text:style-name="P16"/>
      <text:p text:style-name="P16">Значение по умолчанию</text:p>
      <text:p text:style-name="P16"/>
      <text:p text:style-name="P43"><text:span text:style-name="T22">let</text:span><text:span text:style-name="T7"> colors = [</text:span><text:span text:style-name="T15">"red"</text:span><text:span text:style-name="T7">];</text:span></text:p>
      <text:p text:style-name="P44"><text:span text:style-name="T24">let</text:span><text:span text:style-name="T9"> [firstColor, secondColor = </text:span><text:span text:style-name="T19">"green"</text:span><text:span text:style-name="T9">] = colors;</text:span></text:p>
      <text:p text:style-name="P17"/>
      <text:p text:style-name="P16">Деструктуризация вложенных массивов</text:p>
      <text:p text:style-name="P16"/>
      <text:p text:style-name="P43"><text:span text:style-name="T22">let</text:span><text:span text:style-name="T7"> colors = [</text:span><text:span text:style-name="T15">"red"</text:span><text:span text:style-name="T7">, [</text:span><text:span text:style-name="T15">"green"</text:span><text:span text:style-name="T7">, </text:span><text:span text:style-name="T15">"blue"</text:span><text:span text:style-name="T7">], </text:span><text:span text:style-name="T15">"black"</text:span><text:span text:style-name="T7">];</text:span></text:p>
      <text:p text:style-name="P41"><text:span text:style-name="T22">let</text:span><text:span text:style-name="T7"> [firstColor, [secondColor]] = colors;<text:tab/><text:tab/><text:tab/></text:span><text:span text:style-name="T36">// red, green</text:span></text:p>
      <text:p text:style-name="P16"/>
      <text:p text:style-name="P16">Остаточные элементы (<text:span text:style-name="T5">…</text:span>)</text:p>
      <text:p text:style-name="P17"/>
      <text:p text:style-name="P42"><text:span text:style-name="T22">let</text:span><text:span text:style-name="T7"> colors = [</text:span><text:span text:style-name="T15">"red"</text:span><text:span text:style-name="T7">, </text:span><text:span text:style-name="T15">"green"</text:span><text:span text:style-name="T7">, </text:span><text:span text:style-name="T15">"blue"</text:span><text:span text:style-name="T7">];</text:span></text:p>
      <text:p text:style-name="P41"><text:span text:style-name="T22">let</text:span><text:span text:style-name="T7"> [firstColor, ...restColors] = colors;</text:span></text:p>
      <text:p text:style-name="P41"><text:span text:style-name="T7">console.log(firstColor);<text:tab/><text:tab/><text:tab/><text:tab/><text:tab/><text:tab/></text:span><text:span text:style-name="T36">// red</text:span></text:p>
      <text:p text:style-name="P41"><text:span text:style-name="T7">console.log(restColors.length);<text:tab/><text:tab/><text:tab/><text:tab/><text:tab/></text:span><text:span text:style-name="T36">// 2</text:span></text:p>
      <text:p text:style-name="P41"><text:span text:style-name="T7">console.log(restColors[0]);<text:tab/><text:tab/><text:tab/><text:tab/><text:tab/></text:span><text:span text:style-name="T36">// green</text:span></text:p>
      <text:p text:style-name="P44"><text:span text:style-name="T9">console.log(restColors[1]);<text:tab/><text:tab/><text:tab/><text:tab/><text:tab/></text:span><text:span text:style-name="T37">// blue</text:span></text:p>
      <text:p text:style-name="P16"><text:soft-page-break/>Деструктурированные параметры</text:p>
      <text:p text:style-name="P16"/>
      <text:p text:style-name="P43"><text:span text:style-name="T22">function</text:span><text:span text:style-name="T7"> setCookie(options){</text:span></text:p>
      <text:p text:style-name="P37"><text:tab/>options = options || {};</text:p>
      <text:p text:style-name="P41"><text:span text:style-name="T7"><text:tab/></text:span><text:span text:style-name="T22">let</text:span><text:span text:style-name="T7"> {name, value} = options;</text:span></text:p>
      <text:p text:style-name="P37">}</text:p>
      <text:p text:style-name="P44"><text:span text:style-name="T9">setCookie({name: </text:span><text:span text:style-name="T19">"site"</text:span><text:span text:style-name="T9">, value: 1000});</text:span></text:p>
      <text:p text:style-name="P17"/>
      <text:p text:style-name="P16">Явное указание ожидаемых параметров</text:p>
      <text:p text:style-name="P16"/>
      <text:p text:style-name="P29"><text:span text:style-name="T25">function</text:span><text:span text:style-name="T10"> setCookie({name, value}){ </text:span><text:span text:style-name="T9">}</text:span></text:p>
      <text:p text:style-name="P17"/>
      <text:p text:style-name="P16">Значение по умолчанию</text:p>
      <text:p text:style-name="P16"/>
      <text:p text:style-name="P29"><text:span text:style-name="T25">function</text:span><text:span text:style-name="T10"> setCookie({type = 1, flag = </text:span><text:span text:style-name="T25">true</text:span><text:span text:style-name="T10">} = {}){ </text:span><text:span text:style-name="T9">}</text:span></text:p>
      <text:p text:style-name="P60"/>
      <text:p text:style-name="P16"/>
      <text:p text:style-name="P53">Символы. Символьные свойства.</text:p>
      <text:p text:style-name="P17"/>
      <text:p text:style-name="P16">Создание символов</text:p>
      <text:p text:style-name="P16"/>
      <text:p text:style-name="P43"><text:span text:style-name="T22">let</text:span><text:span text:style-name="T7"> firstName = Symbol(</text:span><text:span text:style-name="T15">"first name"</text:span><text:span text:style-name="T7">);</text:span></text:p>
      <text:p text:style-name="P41"><text:span text:style-name="T22">let</text:span><text:span text:style-name="T7"> person = {};</text:span></text:p>
      <text:p text:style-name="P44"><text:span text:style-name="T9">person[firstName] = </text:span><text:span text:style-name="T19">"Paul"</text:span><text:span text:style-name="T9">;</text:span></text:p>
      <text:p text:style-name="P17"/>
      <text:p text:style-name="P16">Использование символов. <text:span text:style-name="T1">Object.defineProperty() </text:span>и <text:span text:style-name="T1">Object.defineProperties()</text:span></text:p>
      <text:p text:style-name="P17"/>
      <text:p text:style-name="P42"><text:span text:style-name="T22">let</text:span><text:span text:style-name="T7"> firstName = Symbol(</text:span><text:span text:style-name="T15">"first name"</text:span><text:span text:style-name="T7">);</text:span></text:p>
      <text:p text:style-name="P41"><text:span text:style-name="T22">let</text:span><text:span text:style-name="T7"> person = {</text:span></text:p>
      <text:p text:style-name="P41"><text:span text:style-name="T7"><text:tab/>[firstName]: </text:span><text:span text:style-name="T15">"Paul"</text:span></text:p>
      <text:p text:style-name="P37">};</text:p>
      <text:p text:style-name="P41"><text:span text:style-name="T7">Object.defineProperty(person, firstName, {writable: </text:span><text:span text:style-name="T22">false</text:span><text:span text:style-name="T7">});</text:span></text:p>
      <text:p text:style-name="P41"/>
      <text:p text:style-name="P41"><text:span text:style-name="T22">let</text:span><text:span text:style-name="T7"> lastName = Symbol(</text:span><text:span text:style-name="T15">"last name"</text:span><text:span text:style-name="T7">);</text:span></text:p>
      <text:p text:style-name="P37">Object.defineProperties(person, {</text:p>
      <text:p text:style-name="P37"><text:tab/>[lastName]: {</text:p>
      <text:p text:style-name="P41"><text:span text:style-name="T7"><text:tab/><text:tab/>value: </text:span><text:span text:style-name="T15">"Zakas"</text:span><text:span text:style-name="T7">,</text:span></text:p>
      <text:p text:style-name="P41"><text:span text:style-name="T7"><text:tab/><text:tab/>writable: </text:span><text:span text:style-name="T22">false</text:span></text:p>
      <text:p text:style-name="P37"><text:tab/>}</text:p>
      <text:p text:style-name="P37">});</text:p>
      <text:p text:style-name="P17"/>
      <text:p text:style-name="P16">Совместное использование символов. <text:span text:style-name="T1">Symbol.for()</text:span></text:p>
      <text:p text:style-name="P17"/>
      <text:p text:style-name="P42"><text:span text:style-name="T22">let</text:span><text:span text:style-name="T7"> uid = Symbol.</text:span><text:span text:style-name="T22">for</text:span><text:span text:style-name="T7">(</text:span><text:span text:style-name="T15">"uid"</text:span><text:span text:style-name="T7">);</text:span></text:p>
      <text:p text:style-name="P41"><text:span text:style-name="T22">let</text:span><text:span text:style-name="T7"> object = {</text:span></text:p>
      <text:p text:style-name="P41"><text:span text:style-name="T7"><text:tab/>[uid]: </text:span><text:span text:style-name="T15">"12345"</text:span></text:p>
      <text:p text:style-name="P37">};</text:p>
      <text:p text:style-name="P37"/>
      <text:p text:style-name="P41"><text:span text:style-name="T22">let</text:span><text:span text:style-name="T7"> uid2 = Symbol.</text:span><text:span text:style-name="T22">for</text:span><text:span text:style-name="T7">(</text:span><text:span text:style-name="T15">"uid"</text:span><text:span text:style-name="T7">);</text:span></text:p>
      <text:p text:style-name="P37"/>
      <text:p text:style-name="P41"><text:span text:style-name="T7">console.log(uid2 === uid);<text:tab/><text:tab/><text:tab/><text:tab/><text:tab/></text:span><text:span text:style-name="T36">// true</text:span></text:p>
      <text:p text:style-name="P44"><text:span text:style-name="T9">console.log(object[uid2]);<text:tab/><text:tab/><text:tab/><text:tab/><text:tab/></text:span><text:span text:style-name="T37">// 12345</text:span></text:p>
      <text:p text:style-name="P17"/>
      <text:p text:style-name="P17"/>
      <text:p text:style-name="P16"><text:soft-page-break/>Приведение типов для символов</text:p>
      <text:p text:style-name="P16"/>
      <text:p text:style-name="P43"><text:span text:style-name="T22">let</text:span><text:span text:style-name="T7"> uid = Symbol.</text:span><text:span text:style-name="T22">for</text:span><text:span text:style-name="T7">(</text:span><text:span text:style-name="T15">"uid"</text:span><text:span text:style-name="T7">);</text:span></text:p>
      <text:p text:style-name="P41"><text:span text:style-name="T22">let</text:span><text:span text:style-name="T7"> str = String(uid);</text:span></text:p>
      <text:p text:style-name="P44"><text:span text:style-name="T9">console.log(str);<text:tab/><text:tab/><text:tab/><text:tab/><text:tab/><text:tab/><text:tab/></text:span><text:span text:style-name="T37">// Symbol(uid)</text:span></text:p>
      <text:p text:style-name="P17"/>
      <text:p text:style-name="P16">Извлечение символьных свойств. <text:span text:style-name="T1">Object.keys() </text:span>и <text:span text:style-name="T1">Object.getOwnPropertySymbols()</text:span></text:p>
      <text:p text:style-name="P17"/>
      <text:p text:style-name="P43"><text:span text:style-name="T23">let</text:span><text:span text:style-name="T8"> uid = Symbol.</text:span><text:span text:style-name="T23">for</text:span><text:span text:style-name="T8">(</text:span><text:span text:style-name="T17">"uid"</text:span><text:span text:style-name="T8">);</text:span></text:p>
      <text:p text:style-name="P41"><text:span text:style-name="T22">let</text:span><text:span text:style-name="T7"> object = {</text:span></text:p>
      <text:p text:style-name="P41"><text:span text:style-name="T7"><text:tab/>[uid]: </text:span><text:span text:style-name="T15">"12345"</text:span><text:span text:style-name="T7"><text:tab/></text:span></text:p>
      <text:p text:style-name="P37">};</text:p>
      <text:p text:style-name="P41"><text:span text:style-name="T22">let</text:span><text:span text:style-name="T7"> symbol = Object.getOwnPropertySymbols(object);</text:span></text:p>
      <text:p text:style-name="P41"><text:span text:style-name="T7">console.log(symbol[0]);<text:tab/><text:tab/><text:tab/><text:tab/><text:tab/><text:tab/></text:span><text:span text:style-name="T36">// Symbol(uid)</text:span></text:p>
      <text:p text:style-name="P44"><text:span text:style-name="T9">console.log(Object[symbol[0]]);<text:tab/><text:tab/><text:tab/><text:tab/><text:tab/></text:span><text:span text:style-name="T37">// 12345</text:span></text:p>
      <text:p text:style-name="P17"/>
      <text:p text:style-name="P16">Экспортирование внутренних операций в виде стандартных символов</text:p>
      <text:p text:style-name="P16"/>
      <text:list xml:id="list5930201359222255742" text:style-name="L5">
        <text:list-item>
          <text:p text:style-name="P72">Symbol.hasInstance – <text:span text:style-name="T3">метод используется оператором </text:span>instance</text:p>
        </text:list-item>
        <text:list-item>
          <text:p text:style-name="P72">Symbol.isConcatSpreadable – <text:span text:style-name="T3">указывает на метод </text:span>Array.prototype.concat()</text:p>
        </text:list-item>
        <text:list-item>
          <text:p text:style-name="P72">Symbol.iterator – <text:span text:style-name="T3">метод возвращает итератор</text:span></text:p>
        </text:list-item>
        <text:list-item>
          <text:p text:style-name="P72">Symbol.match – <text:span text:style-name="T3">метод </text:span>String.prototype.match()</text:p>
        </text:list-item>
        <text:list-item>
          <text:p text:style-name="P72">Symbol.replace – <text:span text:style-name="T3">метод </text:span>String.prototype.replace()</text:p>
        </text:list-item>
        <text:list-item>
          <text:p text:style-name="P72">Symbol.search – <text:span text:style-name="T3">метод </text:span>String.prototype.search()</text:p>
        </text:list-item>
        <text:list-item>
          <text:p text:style-name="P72">Symbol.species – <text:span text:style-name="T3">метод конструктор для создания производных классов</text:span></text:p>
        </text:list-item>
        <text:list-item>
          <text:p text:style-name="P72">Symbol.split – <text:span text:style-name="T3">метод </text:span>String.prototype.split()</text:p>
        </text:list-item>
        <text:list-item>
          <text:p text:style-name="P72">Symbol.toPrimitive – <text:span text:style-name="T3">возвращает элементарное представление объекта</text:span></text:p>
        </text:list-item>
        <text:list-item>
          <text:p text:style-name="P72">Symbol.toStringTag – <text:span text:style-name="T3">метод </text:span>String.prototype.toString()</text:p>
        </text:list-item>
        <text:list-item>
          <text:p text:style-name="P72">Symbol.unscopables – <text:span text:style-name="T3">инструкция </text:span>with</text:p>
        </text:list-item>
      </text:list>
      <text:p text:style-name="P61"/>
      <text:p text:style-name="P17"/>
      <text:p text:style-name="P53">Множества. Ассоциативные массивы.</text:p>
      <text:p text:style-name="P17"/>
      <text:p text:style-name="P16">Имитация множества и ассоциативных массивов в <text:span text:style-name="T1">ES5</text:span></text:p>
      <text:p text:style-name="P17"/>
      <text:p text:style-name="P49">Множество</text:p>
      <text:p text:style-name="P49"/>
      <text:p text:style-name="P43"><text:span text:style-name="T22">var</text:span><text:span text:style-name="T7"> set = Object.create(</text:span><text:span text:style-name="T22">null</text:span><text:span text:style-name="T7">);</text:span></text:p>
      <text:p text:style-name="P41"><text:span text:style-name="T7">set.foo = </text:span><text:span text:style-name="T22">true</text:span><text:span text:style-name="T7">;</text:span></text:p>
      <text:p text:style-name="P44"><text:span text:style-name="T9">set.bar = </text:span><text:span text:style-name="T24">false</text:span><text:span text:style-name="T9">;</text:span></text:p>
      <text:p text:style-name="P17"/>
      <text:p text:style-name="P49">Ассоциативные массивы</text:p>
      <text:p text:style-name="P16"/>
      <text:p text:style-name="P42"><text:span text:style-name="T22">var</text:span><text:span text:style-name="T7"> map = Objcet.create(</text:span><text:span text:style-name="T22">null</text:span><text:span text:style-name="T7">);</text:span></text:p>
      <text:p text:style-name="P41"><text:span text:style-name="T7">map[5] = </text:span><text:span text:style-name="T15">"foo"</text:span><text:span text:style-name="T7">;</text:span></text:p>
      <text:p text:style-name="P41"/>
      <text:p text:style-name="P41"><text:span text:style-name="T22">var</text:span><text:span text:style-name="T7"> map = {};</text:span></text:p>
      <text:p text:style-name="P44"><text:span text:style-name="T9">map[</text:span><text:span text:style-name="T19">'name'</text:span><text:span text:style-name="T9">] = </text:span><text:span text:style-name="T19">"Bill"</text:span><text:span text:style-name="T9">;</text:span></text:p>
      <text:p text:style-name="P17"/>
      <text:p text:style-name="P17"/>
      <text:p text:style-name="P16"><text:soft-page-break/>Множества в <text:span text:style-name="T1">ES6. </text:span></text:p>
      <text:p text:style-name="P16"><text:span text:style-name="T34">Set()</text:span><text:span text:style-name="T1"> - </text:span>Создание множества и добавление элементов. Методы <text:span text:style-name="T34">add</text:span><text:span text:style-name="T1">, </text:span><text:span text:style-name="T34">size</text:span><text:span text:style-name="T1">, </text:span><text:span text:style-name="T34">has</text:span><text:span text:style-name="T1">, </text:span><text:span text:style-name="T34">delete</text:span><text:span text:style-name="T1">.</text:span></text:p>
      <text:p text:style-name="P17"/>
      <text:p text:style-name="P43"><text:span text:style-name="T23">let</text:span><text:span text:style-name="T8"> set = </text:span><text:span text:style-name="T23">new</text:span><text:span text:style-name="T8"> Set();</text:span></text:p>
      <text:p text:style-name="P37">set.add(5);</text:p>
      <text:p text:style-name="P41"><text:span text:style-name="T7">set.add(</text:span><text:span text:style-name="T15">"5"</text:span><text:span text:style-name="T7">);</text:span></text:p>
      <text:p text:style-name="P41"><text:span text:style-name="T7">console.log(set.size);<text:tab/><text:tab/><text:tab/><text:tab/><text:tab/><text:tab/></text:span><text:span text:style-name="T36">// 2</text:span></text:p>
      <text:p text:style-name="P41"/>
      <text:p text:style-name="P41"><text:span text:style-name="T22">let</text:span><text:span text:style-name="T7"> set = </text:span><text:span text:style-name="T22">new</text:span><text:span text:style-name="T7"> Set([1,2,3,4,5,5,5,5]);</text:span></text:p>
      <text:p text:style-name="P41"><text:span text:style-name="T7">console.log(set.size);<text:tab/><text:tab/><text:tab/><text:tab/><text:tab/><text:tab/></text:span><text:span text:style-name="T36">// 5 (1,2,3,4,5)</text:span></text:p>
      <text:p text:style-name="P41"><text:span text:style-name="T7">console.log(set.has(5));<text:tab/><text:tab/><text:tab/><text:tab/><text:tab/><text:tab/></text:span><text:span text:style-name="T36">// true</text:span></text:p>
      <text:p text:style-name="P41"/>
      <text:p text:style-name="P44"><text:span text:style-name="T9">set.</text:span><text:span text:style-name="T24">delete</text:span><text:span text:style-name="T9">(5);<text:tab/><text:tab/><text:tab/><text:tab/><text:tab/><text:tab/><text:tab/></text:span><text:span text:style-name="T37">//</text:span><text:span text:style-name="T38"> </text:span><text:span text:style-name="T39">удаление элемента</text:span></text:p>
      <text:p text:style-name="P17"/>
      <text:p text:style-name="P17"/>
      <text:p text:style-name="P16">Метод <text:span text:style-name="T34">forEach()</text:span><text:span text:style-name="T1"> </text:span>для множеств</text:p>
      <text:p text:style-name="P16"/>
      <text:p text:style-name="P43"><text:span text:style-name="T22">let</text:span><text:span text:style-name="T7"> set = </text:span><text:span text:style-name="T22">new</text:span><text:span text:style-name="T7"> Set([1,2]);</text:span></text:p>
      <text:p text:style-name="P41"><text:span text:style-name="T7">set.forEach(</text:span><text:span text:style-name="T22">function</text:span><text:span text:style-name="T7">(value, key, ownerSet){</text:span></text:p>
      <text:p text:style-name="P37"><text:tab/>console.log(key, value);</text:p>
      <text:p text:style-name="P37"><text:tab/>console.log(ownerSet === set);</text:p>
      <text:p text:style-name="P37">});</text:p>
      <text:p text:style-name="P16"/>
      <text:p text:style-name="P16">Передача <text:span text:style-name="T34">this</text:span><text:span text:style-name="T1"> </text:span>в метод <text:span text:style-name="T34">forEach()</text:span> для функции <text:s/>обратного вызова</text:p>
      <text:p text:style-name="P17"/>
      <text:p text:style-name="P42"><text:span text:style-name="T22">let</text:span><text:span text:style-name="T7"> set = </text:span><text:span text:style-name="T22">new</text:span><text:span text:style-name="T7"> Set([1,2]);</text:span></text:p>
      <text:p text:style-name="P41"><text:span text:style-name="T22">let</text:span><text:span text:style-name="T7"> processor = {</text:span></text:p>
      <text:p text:style-name="P37"><text:tab/><text:tab/>output(value){</text:p>
      <text:p text:style-name="P37"><text:tab/><text:tab/><text:tab/>console.log(value);</text:p>
      <text:p text:style-name="P37"><text:tab/><text:tab/>},</text:p>
      <text:p text:style-name="P37"><text:tab/><text:tab/>process(dataset){</text:p>
      <text:p text:style-name="P41"><text:span text:style-name="T7"><text:tab/><text:tab/><text:tab/>dataset.forEach(</text:span><text:span text:style-name="T22">function</text:span><text:span text:style-name="T7">(value, key, ownerSet){</text:span></text:p>
      <text:p text:style-name="P41"><text:span text:style-name="T7"><text:tab/><text:tab/><text:tab/><text:tab/></text:span><text:span text:style-name="T22">this</text:span><text:span text:style-name="T7">.output(value);</text:span></text:p>
      <text:p text:style-name="P41"><text:span text:style-name="T7"><text:tab/><text:tab/><text:tab/>}, </text:span><text:span text:style-name="T22">this</text:span><text:span text:style-name="T7">);</text:span></text:p>
      <text:p text:style-name="P37"><text:tab/><text:tab/>}</text:p>
      <text:p text:style-name="P37">};</text:p>
      <text:p text:style-name="P37">processor.process(set);</text:p>
      <text:p text:style-name="P17"/>
      <text:p text:style-name="Standard">Преобразование множества в массив</text:p>
      <text:p text:style-name="Standard"/>
      <text:p text:style-name="P41"><text:span text:style-name="T22">let</text:span><text:span text:style-name="T7"> set = </text:span><text:span text:style-name="T22">new</text:span><text:span text:style-name="T7"> Set([1,2,3,4,5]);</text:span></text:p>
      <text:p text:style-name="P44"><text:span text:style-name="T24">let</text:span><text:span text:style-name="T9"> array = [...set];</text:span></text:p>
      <text:p text:style-name="Standard"/>
      <text:p text:style-name="Standard">Множество со слабыми ссылками (только объекты)</text:p>
      <text:p text:style-name="Standard"/>
      <text:p text:style-name="P41"><text:span text:style-name="T22">let</text:span><text:span text:style-name="T7"> set = </text:span><text:span text:style-name="T22">new</text:span><text:span text:style-name="T7"> Set([1,2,3,4,5]);</text:span></text:p>
      <text:p text:style-name="P41"><text:span text:style-name="T22">let</text:span><text:span text:style-name="T7"> array = [...set];</text:span></text:p>
      <text:p text:style-name="P41"/>
      <text:p text:style-name="P41"><text:span text:style-name="T22">let</text:span><text:span text:style-name="T7"> set = </text:span><text:span text:style-name="T22">new</text:span><text:span text:style-name="T7"> WeakSet();</text:span></text:p>
      <text:p text:style-name="P41"><text:span text:style-name="T22">let</text:span><text:span text:style-name="T7"> key = {};</text:span></text:p>
      <text:p text:style-name="P37">set.add(key);</text:p>
      <text:p text:style-name="P37">console.log(set.has(key));</text:p>
      <text:p text:style-name="P41"><text:span text:style-name="T7">set.</text:span><text:span text:style-name="T22">delete</text:span><text:span text:style-name="T7">(key);</text:span></text:p>
      <text:p text:style-name="P44"><text:span text:style-name="T9">key = </text:span><text:span text:style-name="T24">null</text:span><text:span text:style-name="T9">;<text:tab/><text:tab/><text:tab/><text:tab/><text:tab/></text:span><text:span text:style-name="T37">//ссылка будет удалена из множества</text:span></text:p>
      <text:p text:style-name="Standard"/>
      <text:p text:style-name="Standard"/>
      <text:p text:style-name="Standard"><text:soft-page-break/>Ассоциативные массивы в <text:span text:style-name="T1">ES6</text:span></text:p>
      <text:p text:style-name="P16"><text:span text:style-name="T34">Map()</text:span><text:span text:style-name="T1"> - Создание </text:span>ассоциативного массива. Методы <text:span text:style-name="T34">set()</text:span><text:span text:style-name="T1"> </text:span>и <text:span text:style-name="T35">get()</text:span><text:span text:style-name="T1">.</text:span></text:p>
      <text:p text:style-name="P17"/>
      <text:p text:style-name="P41"><text:span text:style-name="T22">let</text:span><text:span text:style-name="T7"> map = </text:span><text:span text:style-name="T22">new</text:span><text:span text:style-name="T7"> Map();</text:span></text:p>
      <text:p text:style-name="P41"><text:span text:style-name="T7">map.set(</text:span><text:span text:style-name="T15">"title"</text:span><text:span text:style-name="T7">, </text:span><text:span text:style-name="T15">"This is test"</text:span><text:span text:style-name="T7">);</text:span></text:p>
      <text:p text:style-name="P41"><text:span text:style-name="T7">map.set(</text:span><text:span text:style-name="T15">"year"</text:span><text:span text:style-name="T7">, 2018);</text:span></text:p>
      <text:p text:style-name="P41"/>
      <text:p text:style-name="P44"><text:span text:style-name="T9">console.log(map.get(</text:span><text:span text:style-name="T19">"title"</text:span><text:span text:style-name="T9">), map.get(</text:span><text:span text:style-name="T19">"year"</text:span><text:span text:style-name="T9">));</text:span></text:p>
      <text:p text:style-name="Standard"/>
      <text:p text:style-name="Standard">Инициализация ассоциативных массивов</text:p>
      <text:p text:style-name="Standard"/>
      <text:p text:style-name="P41"><text:span text:style-name="T22">let</text:span><text:span text:style-name="T7"> map = </text:span><text:span text:style-name="T22">new</text:span><text:span text:style-name="T7"> Map([ [</text:span><text:span text:style-name="T15">"name"</text:span><text:span text:style-name="T7">, </text:span><text:span text:style-name="T15">"Bill"</text:span><text:span text:style-name="T7">], [</text:span><text:span text:style-name="T15">"age"</text:span><text:span text:style-name="T7">, 25] ]);</text:span></text:p>
      <text:p text:style-name="Standard"/>
      <text:p text:style-name="Standard">Метод <text:span text:style-name="T34">forEach()</text:span><text:span text:style-name="T1"> </text:span><text:span text:style-name="T3">для перебора ассоциативного массива</text:span></text:p>
      <text:p text:style-name="P16"/>
      <text:p text:style-name="P41"><text:span text:style-name="T7">map.forEach(</text:span><text:span text:style-name="T22">function</text:span><text:span text:style-name="T7">(value, key, ownerMap){</text:span></text:p>
      <text:p text:style-name="P37"><text:tab/>console.log(key, value);</text:p>
      <text:p text:style-name="P37"><text:tab/>console.log(ownerMap === Map);</text:p>
      <text:p text:style-name="P37">});</text:p>
      <text:p text:style-name="Standard"/>
      <text:p text:style-name="Standard">Ассоциативные массивы со слабыми ссылками</text:p>
      <text:p text:style-name="Standard"/>
      <text:p text:style-name="P41"><text:span text:style-name="T22">let</text:span><text:span text:style-name="T7"> map = </text:span><text:span text:style-name="T22">new</text:span><text:span text:style-name="T7"> WeakMap();</text:span></text:p>
      <text:p text:style-name="P41"><text:span text:style-name="T22">let</text:span><text:span text:style-name="T7"> element = document.querySelector(</text:span><text:span text:style-name="T15">".element"</text:span><text:span text:style-name="T7">);</text:span></text:p>
      <text:p text:style-name="P41"/>
      <text:p text:style-name="P41"><text:span text:style-name="T7">map.set(element, </text:span><text:span text:style-name="T15">"Original"</text:span><text:span text:style-name="T7">);</text:span></text:p>
      <text:p text:style-name="P37">console.log(map.get(element));</text:p>
      <text:p text:style-name="P41"/>
      <text:p text:style-name="P37">element.parentNode.removeChild(element);</text:p>
      <text:p text:style-name="P41"><text:span text:style-name="T7">element = </text:span><text:span text:style-name="T22">null</text:span><text:span text:style-name="T7">;<text:tab/><text:tab/><text:tab/><text:tab/><text:tab/><text:tab/></text:span><text:span text:style-name="T36">// элемент удален из массива</text:span></text:p>
      <text:p text:style-name="P44"><text:span text:style-name="T9">console.log(map.has(element));<text:tab/><text:tab/><text:tab/><text:tab/></text:span><text:span text:style-name="T37">// false</text:span></text:p>
      <text:p text:style-name="Standard"/>
      <text:p text:style-name="Standard">Инициализация ассоциативного массива со слабыми ссылками</text:p>
      <text:p text:style-name="Standard"/>
      <text:p text:style-name="P41"><text:span text:style-name="T22">let</text:span><text:span text:style-name="T7"> key1 = {},</text:span></text:p>
      <text:p text:style-name="P37"><text:s text:c="4"/>key2 = {},</text:p>
      <text:p text:style-name="P44"><text:span text:style-name="T9"><text:s text:c="4"/>map = </text:span><text:span text:style-name="T24">new</text:span><text:span text:style-name="T9"> WeakMap([ [key1, </text:span><text:span text:style-name="T19">"Hello"</text:span><text:span text:style-name="T9">], [key2, 42] ]);</text:span></text:p>
      <text:p text:style-name="Standard"/>
      <text:p text:style-name="Standard">Приватные данные объекта. (ассоциативный массив со слабыми ссылками)</text:p>
      <text:p text:style-name="Standard"/>
      <text:p text:style-name="P41"><text:span text:style-name="T22">let</text:span><text:span text:style-name="T7"> Person = (</text:span><text:span text:style-name="T22">function</text:span><text:span text:style-name="T7">() {</text:span></text:p>
      <text:p text:style-name="P41"><text:span text:style-name="T7"><text:tab/></text:span><text:span text:style-name="T22">let</text:span><text:span text:style-name="T7"> privateData = </text:span><text:span text:style-name="T22">new</text:span><text:span text:style-name="T7"> WeakMap();</text:span></text:p>
      <text:p text:style-name="P37"><text:tab/></text:p>
      <text:p text:style-name="P41"><text:span text:style-name="T7"><text:tab/></text:span><text:span text:style-name="T22">function</text:span><text:span text:style-name="T7"> Person(name){</text:span></text:p>
      <text:p text:style-name="P41"><text:span text:style-name="T7"><text:tab/><text:tab/>privateData.set(</text:span><text:span text:style-name="T22">this</text:span><text:span text:style-name="T7">, {name: name});</text:span></text:p>
      <text:p text:style-name="P37"><text:tab/>}</text:p>
      <text:p text:style-name="P37"><text:tab/></text:p>
      <text:p text:style-name="P41"><text:span text:style-name="T7"><text:tab/>Person.prototype.getName = </text:span><text:span text:style-name="T22">function</text:span><text:span text:style-name="T7">(){</text:span></text:p>
      <text:p text:style-name="P41"><text:span text:style-name="T7"><text:tab/><text:tab/></text:span><text:span text:style-name="T22">return</text:span><text:span text:style-name="T7"> privateData.get(</text:span><text:span text:style-name="T22">this</text:span><text:span text:style-name="T7">).name;</text:span></text:p>
      <text:p text:style-name="P37"><text:tab/>};</text:p>
      <text:p text:style-name="P37"><text:tab/></text:p>
      <text:p text:style-name="P41"><text:span text:style-name="T7"><text:tab/></text:span><text:span text:style-name="T22">return</text:span><text:span text:style-name="T7"> Person;</text:span></text:p>
      <text:p text:style-name="P37">}());</text:p>
      <text:p text:style-name="Standard"/>
      <text:p text:style-name="Standard"/>
      <text:p text:style-name="Standard"/>
      <text:p text:style-name="P53"><text:soft-page-break/>Итераторы и генераторы.</text:p>
      <text:list xml:id="list6478239003754553427" text:style-name="L6">
        <text:list-item>
          <text:p text:style-name="P78"><text:span text:style-name="T5">Итераторы</text:span> — это объекты со специальным интерфейсом, спроектированным для итераций.</text:p>
        </text:list-item>
        <text:list-item>
          <text:p text:style-name="P78"><text:span text:style-name="T5">Геренатор</text:span> — это функция, возвращающая итератор. Эти функции отмечаются знаком звезды * после слова <text:span text:style-name="T1">function </text:span><text:span text:style-name="T3">и используют ключевое слово </text:span><text:span text:style-name="T2">yield</text:span><text:span text:style-name="T1">.</text:span></text:p>
        </text:list-item>
      </text:list>
      <text:p text:style-name="P17"/>
      <text:p text:style-name="P16">Итераторы. Обработка в циклах.</text:p>
      <text:p text:style-name="P16"/>
      <text:p text:style-name="P41"><text:span text:style-name="T22">let</text:span><text:span text:style-name="T7"> xmen = [</text:span><text:span text:style-name="T15">'Cyclops'</text:span><text:span text:style-name="T7">, </text:span><text:span text:style-name="T15">'Wolverine'</text:span><text:span text:style-name="T7">, </text:span><text:span text:style-name="T15">'Rogue'</text:span><text:span text:style-name="T7">];</text:span></text:p>
      <text:p text:style-name="P41"><text:span text:style-name="T22">for</text:span><text:span text:style-name="T7">(</text:span><text:span text:style-name="T22">let</text:span><text:span text:style-name="T7"> i = 0; i &lt; xmen.length; i++){</text:span></text:p>
      <text:p text:style-name="P41"><text:span text:style-name="T7"><text:s text:c="4"/>console.log(</text:span><text:span text:style-name="T15">'Цикл FOR'</text:span><text:span text:style-name="T7">, i, xmen[i]);</text:span></text:p>
      <text:p text:style-name="P37">}</text:p>
      <text:p text:style-name="P37">xmen.forEach(element =&gt; {</text:p>
      <text:p text:style-name="P41"><text:span text:style-name="T7"><text:s text:c="4"/>console.log(</text:span><text:span text:style-name="T15">'Цикл FOREACH'</text:span><text:span text:style-name="T7">, element);</text:span></text:p>
      <text:p text:style-name="P37">});</text:p>
      <text:p text:style-name="P41"><text:span text:style-name="T22">for</text:span><text:span text:style-name="T7">(</text:span><text:span text:style-name="T22">let</text:span><text:span text:style-name="T7"> key </text:span><text:span text:style-name="T22">in</text:span><text:span text:style-name="T7"> xmen){</text:span></text:p>
      <text:p text:style-name="P41"><text:span text:style-name="T7"><text:s text:c="4"/>console.log(</text:span><text:span text:style-name="T15">'Цикл FOR...IN'</text:span><text:span text:style-name="T7">, key ,xmen[key]);</text:span></text:p>
      <text:p text:style-name="P37">}</text:p>
      <text:p text:style-name="P41"><text:span text:style-name="T22">for</text:span><text:span text:style-name="T7">(</text:span><text:span text:style-name="T22">let</text:span><text:span text:style-name="T7"> value </text:span><text:span text:style-name="T22">of</text:span><text:span text:style-name="T7"> xmen){</text:span></text:p>
      <text:p text:style-name="P41"><text:span text:style-name="T7"><text:s text:c="4"/>console.log(</text:span><text:span text:style-name="T15">'Цикл FOR...OF'</text:span><text:span text:style-name="T7">, value);</text:span></text:p>
      <text:p text:style-name="P37">}</text:p>
      <text:p text:style-name="P41"/>
      <text:p text:style-name="P41"><text:span text:style-name="T7">console.log(</text:span><text:span text:style-name="T15">'Итераторы (Symbol.iterator)'</text:span><text:span text:style-name="T7">, </text:span><text:span text:style-name="T22">typeof</text:span><text:span text:style-name="T7"> xmen[Symbol.iterator]);</text:span></text:p>
      <text:p text:style-name="P41"><text:span text:style-name="T7">console.log(</text:span><text:span text:style-name="T15">'Итераторы (Symbol.iterator)'</text:span><text:span text:style-name="T7">, xmen[Symbol.iterator]());</text:span></text:p>
      <text:p text:style-name="P4"/>
      <text:p text:style-name="P9">Итераторы. </text:p>
      <text:p text:style-name="P4"/>
      <text:p text:style-name="P41"><text:span text:style-name="T22">let</text:span><text:span text:style-name="T7"> iterator = xmen[Symbol.iterator]();</text:span></text:p>
      <text:p text:style-name="P41"><text:span text:style-name="T7">console.log(</text:span><text:span text:style-name="T15">'Итераторы (Next)'</text:span><text:span text:style-name="T7">, iterator.next());</text:span></text:p>
      <text:p text:style-name="P41"/>
      <text:p text:style-name="P41"><text:span text:style-name="T22">let</text:span><text:span text:style-name="T7"> next = iterator.next();</text:span></text:p>
      <text:p text:style-name="P41"><text:span text:style-name="T22">while</text:span><text:span text:style-name="T7">(!next.done){</text:span></text:p>
      <text:p text:style-name="P41"><text:span text:style-name="T7"><text:s text:c="4"/>console.log(</text:span><text:span text:style-name="T15">'Итераторы (Next)'</text:span><text:span text:style-name="T7">, next.value);</text:span></text:p>
      <text:p text:style-name="P37"><text:s text:c="4"/>next = iterator.next();</text:p>
      <text:p text:style-name="P37">}</text:p>
      <text:p text:style-name="P41"/>
      <text:p text:style-name="P46">// Последовательность чисел от 1 до 100</text:p>
      <text:p text:style-name="P41"><text:span text:style-name="T22">let</text:span><text:span text:style-name="T7"> idGenerator = {</text:span></text:p>
      <text:p text:style-name="P37"><text:s text:c="4"/>[Symbol.iterator](){</text:p>
      <text:p text:style-name="P41"><text:span text:style-name="T7"><text:s text:c="8"/></text:span><text:span text:style-name="T22">let</text:span><text:span text:style-name="T7"> id = 1;</text:span></text:p>
      <text:p text:style-name="P41"><text:span text:style-name="T7"><text:s text:c="8"/></text:span><text:span text:style-name="T22">return</text:span><text:span text:style-name="T7"> {</text:span></text:p>
      <text:p text:style-name="P37"><text:s text:c="12"/>next(){</text:p>
      <text:p text:style-name="P41"><text:span text:style-name="T7"><text:s text:c="16"/></text:span><text:span text:style-name="T22">let</text:span><text:span text:style-name="T7"> value = id &gt; 100 ? </text:span><text:span text:style-name="T22">undefined</text:span><text:span text:style-name="T7">: id++;</text:span></text:p>
      <text:p text:style-name="P41"><text:span text:style-name="T7"><text:s text:c="16"/></text:span><text:span text:style-name="T22">let</text:span><text:span text:style-name="T7"> done = !value;</text:span></text:p>
      <text:p text:style-name="P41"><text:span text:style-name="T7"><text:s text:c="16"/></text:span><text:span text:style-name="T22">return</text:span><text:span text:style-name="T7"> { value, done };</text:span></text:p>
      <text:p text:style-name="P37"><text:s text:c="12"/>}</text:p>
      <text:p text:style-name="P37"><text:s text:c="8"/>}</text:p>
      <text:p text:style-name="P37"><text:s text:c="4"/>}</text:p>
      <text:p text:style-name="P37">};</text:p>
      <text:p text:style-name="P37"/>
      <text:p text:style-name="P41"><text:span text:style-name="T22">for</text:span><text:span text:style-name="T7">(</text:span><text:span text:style-name="T22">let</text:span><text:span text:style-name="T7"> id </text:span><text:span text:style-name="T22">of</text:span><text:span text:style-name="T7"> idGenerator){</text:span></text:p>
      <text:p text:style-name="P41"><text:span text:style-name="T7"><text:s text:c="4"/>console.log(</text:span><text:span text:style-name="T15">'Итераторы в объекте ID'</text:span><text:span text:style-name="T7">, id);</text:span></text:p>
      <text:p text:style-name="P37">}</text:p>
      <text:p text:style-name="P41"/>
      <text:p text:style-name="P41"/>
      <text:p text:style-name="P41"/>
      <text:p text:style-name="P41"/>
      <text:p text:style-name="P46"><text:soft-page-break/>// Генератор десяти случайных чисел</text:p>
      <text:p text:style-name="P41"><text:span text:style-name="T22">let</text:span><text:span text:style-name="T7"> randomGenerator = {</text:span></text:p>
      <text:p text:style-name="P37"><text:s text:c="4"/>generate(){</text:p>
      <text:p text:style-name="P41"><text:span text:style-name="T7"><text:s text:c="8"/></text:span><text:span text:style-name="T22">return</text:span><text:span text:style-name="T7"> </text:span><text:span text:style-name="T22">this</text:span><text:span text:style-name="T7">[Symbol.iterator]();</text:span></text:p>
      <text:p text:style-name="P37"><text:s text:c="4"/>},</text:p>
      <text:p text:style-name="P41"/>
      <text:p text:style-name="P37"><text:s text:c="4"/>[Symbol.iterator](){</text:p>
      <text:p text:style-name="P41"><text:span text:style-name="T7"><text:s text:c="8"/></text:span><text:span text:style-name="T22">let</text:span><text:span text:style-name="T7"> count = 0;</text:span></text:p>
      <text:p text:style-name="P41"><text:span text:style-name="T7"><text:s text:c="8"/></text:span><text:span text:style-name="T22">return</text:span><text:span text:style-name="T7"> {</text:span></text:p>
      <text:p text:style-name="P37"><text:s text:c="12"/>next(){</text:p>
      <text:p text:style-name="P41"><text:span text:style-name="T7"><text:s text:c="16"/></text:span><text:span text:style-name="T22">let</text:span><text:span text:style-name="T7"> value = Math.ceil(Math.random() * 100);</text:span></text:p>
      <text:p text:style-name="P41"><text:span text:style-name="T7"><text:s text:c="16"/></text:span><text:span text:style-name="T22">let</text:span><text:span text:style-name="T7"> done = count &gt; 10;</text:span></text:p>
      <text:p text:style-name="P37"><text:s text:c="16"/>count++;</text:p>
      <text:p text:style-name="P41"><text:span text:style-name="T7"><text:s text:c="16"/></text:span><text:span text:style-name="T22">return</text:span><text:span text:style-name="T7"> { value, done };</text:span></text:p>
      <text:p text:style-name="P37"><text:s text:c="12"/>}</text:p>
      <text:p text:style-name="P37"><text:s text:c="8"/>}</text:p>
      <text:p text:style-name="P37"><text:s text:c="4"/>}</text:p>
      <text:p text:style-name="P37">};</text:p>
      <text:p text:style-name="P41"><text:span text:style-name="T22">for</text:span><text:span text:style-name="T7">(</text:span><text:span text:style-name="T22">let</text:span><text:span text:style-name="T7"> random </text:span><text:span text:style-name="T22">of</text:span><text:span text:style-name="T7"> randomGenerator){</text:span></text:p>
      <text:p text:style-name="P41"><text:span text:style-name="T7"><text:s text:c="4"/>console.log(</text:span><text:span text:style-name="T15">'Итераторы в объекте RANDOM'</text:span><text:span text:style-name="T7">, random);</text:span></text:p>
      <text:p text:style-name="P37">}</text:p>
      <text:p text:style-name="P41"/>
      <text:p text:style-name="P46">//let random = randomGenerator.[Symbol.iterator]();</text:p>
      <text:p text:style-name="P41"><text:span text:style-name="T22">let</text:span><text:span text:style-name="T7"> random = randomGenerator.generate();</text:span></text:p>
      <text:p text:style-name="P41"><text:span text:style-name="T7">console.log(</text:span><text:span text:style-name="T15">'Итераторы в объекте (Symbol.iterator)'</text:span><text:span text:style-name="T7">, random.next().value);</text:span></text:p>
      <text:p text:style-name="P41"/>
      <text:p text:style-name="P46">// Класс</text:p>
      <text:p text:style-name="P41"><text:span text:style-name="T22">class</text:span><text:span text:style-name="T7"> TaskList {</text:span></text:p>
      <text:p text:style-name="P37"><text:s text:c="4"/>constructor(){</text:p>
      <text:p text:style-name="P41"><text:span text:style-name="T7"><text:s text:c="8"/></text:span><text:span text:style-name="T22">this</text:span><text:span text:style-name="T7">.tasks = [];</text:span></text:p>
      <text:p text:style-name="P37"><text:s text:c="4"/>}</text:p>
      <text:p text:style-name="P41"/>
      <text:p text:style-name="P37"><text:s text:c="4"/>addTasks(...tasks){</text:p>
      <text:p text:style-name="P41"><text:span text:style-name="T7"><text:s text:c="8"/></text:span><text:span text:style-name="T22">this</text:span><text:span text:style-name="T7">.tasks = </text:span><text:span text:style-name="T22">this</text:span><text:span text:style-name="T7">.tasks.concat(tasks);</text:span></text:p>
      <text:p text:style-name="P37"><text:s text:c="4"/>}</text:p>
      <text:p text:style-name="P41"/>
      <text:p text:style-name="P37"><text:s text:c="4"/>[Symbol.iterator](){</text:p>
      <text:p text:style-name="P41"><text:span text:style-name="T7"><text:s text:c="8"/></text:span><text:span text:style-name="T22">let</text:span><text:span text:style-name="T7"> tasks = </text:span><text:span text:style-name="T22">this</text:span><text:span text:style-name="T7">.tasks;</text:span></text:p>
      <text:p text:style-name="P41"><text:span text:style-name="T7"><text:s text:c="8"/></text:span><text:span text:style-name="T22">let</text:span><text:span text:style-name="T7"> index = 0;</text:span></text:p>
      <text:p text:style-name="P41"><text:span text:style-name="T7"><text:s text:c="8"/></text:span><text:span text:style-name="T22">return</text:span><text:span text:style-name="T7"> {</text:span></text:p>
      <text:p text:style-name="P37"><text:s text:c="12"/>next() {</text:p>
      <text:p text:style-name="P41"><text:span text:style-name="T7"><text:s text:c="16"/></text:span><text:span text:style-name="T22">let</text:span><text:span text:style-name="T7"> result = {value: </text:span><text:span text:style-name="T22">undefined</text:span><text:span text:style-name="T7">, done: </text:span><text:span text:style-name="T22">true</text:span><text:span text:style-name="T7">};</text:span></text:p>
      <text:p text:style-name="P41"><text:span text:style-name="T7"><text:s text:c="16"/></text:span><text:span text:style-name="T22">if</text:span><text:span text:style-name="T7">(index &lt; tasks.length){</text:span></text:p>
      <text:p text:style-name="P37"><text:s text:c="20"/>result.value = tasks[index];</text:p>
      <text:p text:style-name="P41"><text:span text:style-name="T7"><text:s text:c="20"/>result.done = </text:span><text:span text:style-name="T22">false</text:span><text:span text:style-name="T7">;</text:span></text:p>
      <text:p text:style-name="P37"><text:s text:c="20"/>index++;</text:p>
      <text:p text:style-name="P37"><text:s text:c="16"/>}</text:p>
      <text:p text:style-name="P41"><text:span text:style-name="T7"><text:s text:c="16"/></text:span><text:span text:style-name="T22">return</text:span><text:span text:style-name="T7"> result;</text:span></text:p>
      <text:p text:style-name="P37"><text:s text:c="12"/>}</text:p>
      <text:p text:style-name="P37"><text:s text:c="8"/>}</text:p>
      <text:p text:style-name="P37"><text:s text:c="4"/>}</text:p>
      <text:p text:style-name="P37">}</text:p>
      <text:p text:style-name="P41"/>
      <text:p text:style-name="P41"><text:span text:style-name="T22">let</text:span><text:span text:style-name="T7"> taskList = </text:span><text:span text:style-name="T22">new</text:span><text:span text:style-name="T7"> TaskList();</text:span></text:p>
      <text:p text:style-name="P41"><text:span text:style-name="T7">taskList.addTasks(</text:span><text:span text:style-name="T15">'Задача №1'</text:span><text:span text:style-name="T7">, </text:span><text:span text:style-name="T15">'Задача №2'</text:span><text:span text:style-name="T7">, </text:span><text:span text:style-name="T15">'Задача №3'</text:span><text:span text:style-name="T7">)</text:span></text:p>
      <text:p text:style-name="P41"/>
      <text:p text:style-name="P41"><text:span text:style-name="T22">for</text:span><text:span text:style-name="T7"> (</text:span><text:span text:style-name="T22">let</text:span><text:span text:style-name="T7"> task </text:span><text:span text:style-name="T22">of</text:span><text:span text:style-name="T7"> taskList){</text:span></text:p>
      <text:p text:style-name="P41"><text:span text:style-name="T7"><text:s text:c="4"/>console.log(</text:span><text:span text:style-name="T15">'Итераторы в объекте (Class)'</text:span><text:span text:style-name="T7">, task);</text:span></text:p>
      <text:p text:style-name="P37">}</text:p>
      <text:p text:style-name="Standard"><text:soft-page-break/>Генераторы.</text:p>
      <text:p text:style-name="Standard"/>
      <text:p text:style-name="P41"><text:span text:style-name="T22">function</text:span><text:span text:style-name="T7"> *generate() {</text:span></text:p>
      <text:p text:style-name="P41"><text:span text:style-name="T7"><text:s text:c="4"/>console.log(</text:span><text:span text:style-name="T15">'Генератор:'</text:span><text:span text:style-name="T7">, </text:span><text:span text:style-name="T15">'Start'</text:span><text:span text:style-name="T7">);</text:span></text:p>
      <text:p text:style-name="P41"><text:span text:style-name="T7"><text:s text:c="4"/></text:span><text:span text:style-name="T22">yield</text:span><text:span text:style-name="T7"> 1;</text:span></text:p>
      <text:p text:style-name="P41"><text:span text:style-name="T7"><text:s text:c="4"/></text:span><text:span text:style-name="T22">yield</text:span><text:span text:style-name="T7"> 2;</text:span></text:p>
      <text:p text:style-name="P41"><text:span text:style-name="T7"><text:s text:c="4"/></text:span><text:span text:style-name="T22">yield</text:span><text:span text:style-name="T7"> 3;</text:span></text:p>
      <text:p text:style-name="P41"><text:span text:style-name="T7"><text:s text:c="4"/>console.log(</text:span><text:span text:style-name="T15">'Генератор:'</text:span><text:span text:style-name="T7">, </text:span><text:span text:style-name="T15">'Finish'</text:span><text:span text:style-name="T7">);</text:span></text:p>
      <text:p text:style-name="P37">}</text:p>
      <text:p text:style-name="P41"/>
      <text:p text:style-name="P41"><text:span text:style-name="T22">let</text:span><text:span text:style-name="T7"> iteratorGenerator = generate();</text:span></text:p>
      <text:p text:style-name="P41"><text:span text:style-name="T7">console.log(</text:span><text:span text:style-name="T15">'Генератор'</text:span><text:span text:style-name="T7">, iteratorGenerator.next()); <text:s/></text:span><text:span text:style-name="T36">// Start, 1</text:span></text:p>
      <text:p text:style-name="P41"><text:span text:style-name="T7">console.log(</text:span><text:span text:style-name="T15">'Генератор'</text:span><text:span text:style-name="T7">, iteratorGenerator.next()); <text:s/></text:span><text:span text:style-name="T36">// 2</text:span></text:p>
      <text:p text:style-name="P41"><text:span text:style-name="T7">console.log(</text:span><text:span text:style-name="T15">'Генератор'</text:span><text:span text:style-name="T7">, iteratorGenerator.next()); <text:s/></text:span><text:span text:style-name="T36">// 3</text:span></text:p>
      <text:p text:style-name="P41"><text:span text:style-name="T7">console.log(</text:span><text:span text:style-name="T15">'Генератор'</text:span><text:span text:style-name="T7">, iteratorGenerator.next()); <text:s/></text:span><text:span text:style-name="T36">// Finish</text:span></text:p>
      <text:p text:style-name="P41"/>
      <text:p text:style-name="P46">// создание итератора</text:p>
      <text:p text:style-name="P41"><text:span text:style-name="T22">function</text:span><text:span text:style-name="T7"> generate2() {</text:span></text:p>
      <text:p text:style-name="P41"><text:span text:style-name="T7"><text:s text:c="4"/></text:span><text:span text:style-name="T22">let</text:span><text:span text:style-name="T7"> currunt = 1;</text:span></text:p>
      <text:p text:style-name="P41"><text:span text:style-name="T7"><text:s text:c="4"/>console.log(</text:span><text:span text:style-name="T15">'Генератор:'</text:span><text:span text:style-name="T7">, </text:span><text:span text:style-name="T15">'Start'</text:span><text:span text:style-name="T7">);</text:span></text:p>
      <text:p text:style-name="P41"><text:span text:style-name="T7"><text:s text:c="4"/></text:span><text:span text:style-name="T22">return</text:span><text:span text:style-name="T7"> {</text:span></text:p>
      <text:p text:style-name="P37"><text:s text:c="8"/>[Symbol.iterator]() {</text:p>
      <text:p text:style-name="P41"><text:span text:style-name="T7"><text:s text:c="12"/></text:span><text:span text:style-name="T22">return</text:span><text:span text:style-name="T7"> {</text:span></text:p>
      <text:p text:style-name="P37"><text:s text:c="16"/>next() {</text:p>
      <text:p text:style-name="P41"><text:span text:style-name="T7"><text:s text:c="20"/></text:span><text:span text:style-name="T22">let</text:span><text:span text:style-name="T7"> result = { value: </text:span><text:span text:style-name="T22">undefined</text:span><text:span text:style-name="T7">, done: </text:span><text:span text:style-name="T22">true</text:span><text:span text:style-name="T7"> };</text:span></text:p>
      <text:p text:style-name="P41"><text:span text:style-name="T7"><text:s text:c="20"/></text:span><text:span text:style-name="T22">if</text:span><text:span text:style-name="T7"> (currunt &lt;= 3) {</text:span></text:p>
      <text:p text:style-name="P41"><text:span text:style-name="T7"><text:s text:c="24"/>result.value = </text:span><text:span text:style-name="T22">this</text:span><text:span text:style-name="T7">.current;</text:span></text:p>
      <text:p text:style-name="P41"><text:span text:style-name="T7"><text:s text:c="24"/>result.done = </text:span><text:span text:style-name="T22">false</text:span><text:span text:style-name="T7">;</text:span></text:p>
      <text:p text:style-name="P37"><text:s text:c="24"/>currunt++;</text:p>
      <text:p text:style-name="P41"><text:span text:style-name="T7"><text:s text:c="20"/>} </text:span><text:span text:style-name="T22">else</text:span><text:span text:style-name="T7"> {</text:span></text:p>
      <text:p text:style-name="P41"><text:span text:style-name="T7"><text:s text:c="24"/>console.log(</text:span><text:span text:style-name="T15">'Генератор:'</text:span><text:span text:style-name="T7">, </text:span><text:span text:style-name="T15">'Finish'</text:span><text:span text:style-name="T7">);</text:span></text:p>
      <text:p text:style-name="P37"><text:s text:c="20"/>}</text:p>
      <text:p text:style-name="P41"><text:span text:style-name="T7"><text:s text:c="20"/></text:span><text:span text:style-name="T22">return</text:span><text:span text:style-name="T7"> result;</text:span></text:p>
      <text:p text:style-name="P37"><text:s text:c="16"/>}</text:p>
      <text:p text:style-name="P37"><text:s text:c="12"/>}</text:p>
      <text:p text:style-name="P37"><text:s text:c="8"/>}</text:p>
      <text:p text:style-name="P37"><text:s text:c="4"/>}</text:p>
      <text:p text:style-name="P37">}</text:p>
      <text:p text:style-name="P41"/>
      <text:p text:style-name="P41"><text:span text:style-name="T22">let</text:span><text:span text:style-name="T7"> iteratorGenerator2 = generate2()[Symbol.iterator]();</text:span></text:p>
      <text:p text:style-name="P41"><text:span text:style-name="T7">console.log(</text:span><text:span text:style-name="T15">'Генератор'</text:span><text:span text:style-name="T7">, iteratorGenerator2.next()); <text:s/></text:span><text:span text:style-name="T36">// Start, 1</text:span></text:p>
      <text:p text:style-name="P41"><text:span text:style-name="T7">console.log(</text:span><text:span text:style-name="T15">'Генератор'</text:span><text:span text:style-name="T7">, iteratorGenerator2.next()); <text:s/></text:span><text:span text:style-name="T36">// 2</text:span></text:p>
      <text:p text:style-name="P41"><text:span text:style-name="T7">console.log(</text:span><text:span text:style-name="T15">'Генератор'</text:span><text:span text:style-name="T7">, iteratorGenerator2.next()); <text:s/></text:span><text:span text:style-name="T36">// 3</text:span></text:p>
      <text:p text:style-name="P41"><text:span text:style-name="T7">console.log(</text:span><text:span text:style-name="T15">'Генератор'</text:span><text:span text:style-name="T7">, iteratorGenerator2.next()); <text:s/></text:span><text:span text:style-name="T36">// Finish</text:span></text:p>
      <text:p text:style-name="P41"/>
      <text:p text:style-name="P41"/>
      <text:p text:style-name="P41"><text:span text:style-name="T22">let</text:span><text:span text:style-name="T7"> numbersGenerator = {</text:span></text:p>
      <text:p text:style-name="P37"><text:s text:c="4"/>*range(start, end) {</text:p>
      <text:p text:style-name="P41"><text:span text:style-name="T7"><text:s text:c="8"/></text:span><text:span text:style-name="T22">let</text:span><text:span text:style-name="T7"> current = start;</text:span></text:p>
      <text:p text:style-name="P41"><text:span text:style-name="T7"><text:s text:c="8"/></text:span><text:span text:style-name="T22">while</text:span><text:span text:style-name="T7"> (current &lt;= end) {</text:span></text:p>
      <text:p text:style-name="P41"><text:span text:style-name="T7"><text:s text:c="12"/></text:span><text:span text:style-name="T22">yield</text:span><text:span text:style-name="T7"> current++;</text:span></text:p>
      <text:p text:style-name="P37"><text:s text:c="8"/>}</text:p>
      <text:p text:style-name="P37"><text:s text:c="4"/>}</text:p>
      <text:p text:style-name="P37">};</text:p>
      <text:p text:style-name="P41"/>
      <text:p text:style-name="P41"><text:span text:style-name="T22">for</text:span><text:span text:style-name="T7"> (</text:span><text:span text:style-name="T22">let</text:span><text:span text:style-name="T7"> num </text:span><text:span text:style-name="T22">of</text:span><text:span text:style-name="T7"> numbersGenerator.range(1, 10)) {</text:span></text:p>
      <text:p text:style-name="P41"><text:span text:style-name="T7"><text:s text:c="4"/>console.log(</text:span><text:span text:style-name="T15">'Генератор'</text:span><text:span text:style-name="T7">, num);</text:span></text:p>
      <text:p text:style-name="P37">}</text:p>
      <text:p text:style-name="P41"/>
      <text:p text:style-name="P41"><text:soft-page-break/></text:p>
      <text:p text:style-name="P46">// делегирование генератора</text:p>
      <text:p text:style-name="P41"><text:span text:style-name="T22">function</text:span><text:span text:style-name="T7"> *dGenerator(){</text:span></text:p>
      <text:p text:style-name="P41"><text:span text:style-name="T7"><text:s text:c="4"/></text:span><text:span text:style-name="T22">try</text:span><text:span text:style-name="T7"> {</text:span></text:p>
      <text:p text:style-name="P41"><text:span text:style-name="T7"><text:s text:c="8"/></text:span><text:span text:style-name="T22">yield</text:span><text:span text:style-name="T7"> 42;</text:span></text:p>
      <text:p text:style-name="P41"><text:span text:style-name="T7"><text:s text:c="8"/></text:span><text:span text:style-name="T22">yield</text:span><text:span text:style-name="T7">* [1, 2, 3];</text:span></text:p>
      <text:p text:style-name="P41"><text:span text:style-name="T7"><text:s text:c="8"/></text:span><text:span text:style-name="T22">yield</text:span><text:span text:style-name="T7"> 43;</text:span></text:p>
      <text:p text:style-name="P41"><text:span text:style-name="T7"><text:s text:c="4"/>} </text:span><text:span text:style-name="T22">catch</text:span><text:span text:style-name="T7"> (error) {</text:span></text:p>
      <text:p text:style-name="P37"><text:s text:c="8"/>console.error(error);</text:p>
      <text:p text:style-name="P37"><text:s text:c="4"/>}</text:p>
      <text:p text:style-name="P37"><text:s text:c="4"/></text:p>
      <text:p text:style-name="P37">}</text:p>
      <text:p text:style-name="P41"/>
      <text:p text:style-name="P41"><text:span text:style-name="T22">let</text:span><text:span text:style-name="T7"> dIterator = dGenerator();</text:span></text:p>
      <text:p text:style-name="P41"><text:span text:style-name="T7">console.log(</text:span><text:span text:style-name="T15">'Генератор (делегирование)'</text:span><text:span text:style-name="T7">, dIterator.next().value);</text:span></text:p>
      <text:p text:style-name="P41"><text:span text:style-name="T7">console.log(</text:span><text:span text:style-name="T15">'Генератор (делегирование)'</text:span><text:span text:style-name="T7">, dIterator.next().value);</text:span></text:p>
      <text:p text:style-name="P41"><text:span text:style-name="T7">console.log(</text:span><text:span text:style-name="T15">'Генератор (делегирование)'</text:span><text:span text:style-name="T7">, dIterator.next().value);</text:span></text:p>
      <text:p text:style-name="P41"><text:span text:style-name="T7">console.log(</text:span><text:span text:style-name="T15">'Генератор (делегирование)'</text:span><text:span text:style-name="T7">, dIterator.next().value);</text:span></text:p>
      <text:p text:style-name="P41"><text:span text:style-name="T7">console.log(</text:span><text:span text:style-name="T15">'Генератор (делегирование)'</text:span><text:span text:style-name="T7">, dIterator.next().value);</text:span></text:p>
      <text:p text:style-name="P46">// остановить генератор</text:p>
      <text:p text:style-name="P41"><text:span text:style-name="T7">console.log(</text:span><text:span text:style-name="T15">'Генератор (делегирование)'</text:span><text:span text:style-name="T7">, dIterator.</text:span><text:span text:style-name="T22">return</text:span><text:span text:style-name="T7">()); <text:s text:c="2"/></text:span></text:p>
      <text:p text:style-name="P41"><text:span text:style-name="T7">console.log(</text:span><text:span text:style-name="T15">'Генератор (делегирование)'</text:span><text:span text:style-name="T7">, </text:span></text:p>
      <text:p text:style-name="P41"><text:span text:style-name="T7"><text:tab/><text:tab/><text:tab/><text:tab/><text:tab/>dIterator.</text:span><text:span text:style-name="T22">throw</text:span><text:span text:style-name="T7">(</text:span><text:span text:style-name="T22">new</text:span><text:span text:style-name="T7"> Error(</text:span><text:span text:style-name="T15">'This is error'</text:span><text:span text:style-name="T7">)));</text:span></text:p>
      <text:p text:style-name="P4"/>
      <text:p text:style-name="P62"/>
      <text:p text:style-name="P53">Классы.</text:p>
      <text:p text:style-name="Standard">Структура класса в <text:span text:style-name="T1">ES5</text:span></text:p>
      <text:p text:style-name="P17"/>
      <text:p text:style-name="P41"><text:span text:style-name="T22">function</text:span><text:span text:style-name="T7"> MyClass(name){</text:span></text:p>
      <text:p text:style-name="P41"><text:span text:style-name="T7"><text:tab/></text:span><text:span text:style-name="T22">this</text:span><text:span text:style-name="T7">.name = name;</text:span></text:p>
      <text:p text:style-name="P37">}</text:p>
      <text:p text:style-name="P37"/>
      <text:p text:style-name="P41"><text:span text:style-name="T7">MyClass.prototype.getName = </text:span><text:span text:style-name="T22">function</text:span><text:span text:style-name="T7">(){</text:span></text:p>
      <text:p text:style-name="P41"><text:span text:style-name="T7"><text:tab/></text:span><text:span text:style-name="T22">return</text:span><text:span text:style-name="T7"> </text:span><text:span text:style-name="T22">this</text:span><text:span text:style-name="T7">.name;</text:span></text:p>
      <text:p text:style-name="P37">}</text:p>
      <text:p text:style-name="P41"/>
      <text:p text:style-name="P41"><text:span text:style-name="T22">var</text:span><text:span text:style-name="T7"> mclass = </text:span><text:span text:style-name="T22">new</text:span><text:span text:style-name="T7"> MyClass(</text:span><text:span text:style-name="T15">"John"</text:span><text:span text:style-name="T7">);</text:span></text:p>
      <text:p text:style-name="P44"><text:span text:style-name="T9">console.log(mclass.getName());<text:tab/><text:tab/><text:tab/><text:tab/><text:tab/></text:span><text:span text:style-name="T37">// John</text:span></text:p>
      <text:p text:style-name="Standard"/>
      <text:p text:style-name="Standard"/>
      <text:p text:style-name="Standard">Объявление класса в <text:span text:style-name="T1">ES6</text:span></text:p>
      <text:p text:style-name="P17"/>
      <text:p text:style-name="P40"><text:span text:style-name="T23">class</text:span><text:span text:style-name="T8"> MyClass {</text:span></text:p>
      <text:p text:style-name="P37"><text:tab/>constructor(name){</text:p>
      <text:p text:style-name="P41"><text:span text:style-name="T7"><text:tab/><text:tab/></text:span><text:span text:style-name="T22">this</text:span><text:span text:style-name="T7">.name = name;</text:span></text:p>
      <text:p text:style-name="P37"><text:tab/>}</text:p>
      <text:p text:style-name="P37"><text:tab/></text:p>
      <text:p text:style-name="P37"><text:tab/>getname(){</text:p>
      <text:p text:style-name="P41"><text:span text:style-name="T7"><text:tab/><text:tab/></text:span><text:span text:style-name="T22">return</text:span><text:span text:style-name="T7"> </text:span><text:span text:style-name="T22">this</text:span><text:span text:style-name="T7">.name;</text:span></text:p>
      <text:p text:style-name="P37"><text:tab/>}</text:p>
      <text:p text:style-name="P37">}</text:p>
      <text:p text:style-name="P41"/>
      <text:p text:style-name="P41"><text:span text:style-name="T22">let</text:span><text:span text:style-name="T7"> mclass = </text:span><text:span text:style-name="T22">new</text:span><text:span text:style-name="T7"> MyClass(</text:span><text:span text:style-name="T15">"Bill"</text:span><text:span text:style-name="T7">);</text:span></text:p>
      <text:p text:style-name="P44"><text:span text:style-name="T9">console.log(mclass.getName());<text:tab/><text:tab/><text:tab/><text:tab/><text:tab/></text:span><text:span text:style-name="T37">// Bill</text:span></text:p>
      <text:p text:style-name="Standard"/>
      <text:p text:style-name="Standard"/>
      <text:p text:style-name="Standard"><text:soft-page-break/>Именованные классы-выражения</text:p>
      <text:p text:style-name="Standard"/>
      <text:p text:style-name="P41"><text:span text:style-name="T22">let</text:span><text:span text:style-name="T7"> mclass = </text:span><text:span text:style-name="T22">class</text:span><text:span text:style-name="T7"> MyClass {</text:span></text:p>
      <text:p text:style-name="P41"><text:span text:style-name="T7"><text:tab/></text:span><text:span text:style-name="T36">// ...</text:span></text:p>
      <text:p text:style-name="P37">}</text:p>
      <text:p text:style-name="P41"><text:span text:style-name="T7">console.log(</text:span><text:span text:style-name="T22">typeof</text:span><text:span text:style-name="T7"> mclass);<text:tab/><text:tab/><text:tab/><text:tab/><text:tab/></text:span><text:span text:style-name="T36">// function</text:span></text:p>
      <text:p text:style-name="P44"><text:span text:style-name="T9">console.log(</text:span><text:span text:style-name="T24">typeof</text:span><text:span text:style-name="T9"> MyClass);<text:tab/><text:tab/><text:tab/><text:tab/><text:tab/></text:span><text:span text:style-name="T37">// undefined</text:span></text:p>
      <text:p text:style-name="Standard"/>
      <text:p text:style-name="Standard">Свойства с методами доступа (<text:span text:style-name="T2">getter</text:span><text:span text:style-name="T1"> </text:span><text:span text:style-name="T3">и </text:span><text:span text:style-name="T2">setter</text:span><text:span text:style-name="T1">)</text:span></text:p>
      <text:p text:style-name="P17"/>
      <text:p text:style-name="P40"><text:span text:style-name="T23">class</text:span><text:span text:style-name="T8"> MyClass {</text:span></text:p>
      <text:p text:style-name="P37"><text:tab/>constructor(element){</text:p>
      <text:p text:style-name="P41"><text:span text:style-name="T7"><text:tab/><text:tab/></text:span><text:span text:style-name="T22">this</text:span><text:span text:style-name="T7">.element = element;</text:span></text:p>
      <text:p text:style-name="P37"><text:tab/>}</text:p>
      <text:p text:style-name="P37"><text:tab/></text:p>
      <text:p text:style-name="P37"><text:tab/>get html(){</text:p>
      <text:p text:style-name="P41"><text:span text:style-name="T7"><text:tab/><text:tab/></text:span><text:span text:style-name="T22">return</text:span><text:span text:style-name="T7"> </text:span><text:span text:style-name="T22">this</text:span><text:span text:style-name="T7">.element.innerHTML;</text:span></text:p>
      <text:p text:style-name="P37"><text:tab/>}</text:p>
      <text:p text:style-name="P37"><text:tab/></text:p>
      <text:p text:style-name="P37"><text:tab/>set html(value){</text:p>
      <text:p text:style-name="P41"><text:span text:style-name="T7"><text:tab/><text:tab/></text:span><text:span text:style-name="T22">this</text:span><text:span text:style-name="T7">.element.innerHTML = value;</text:span></text:p>
      <text:p text:style-name="P37"><text:tab/>}</text:p>
      <text:p text:style-name="P37">}</text:p>
      <text:p text:style-name="Standard"/>
      <text:p text:style-name="P16">Вычисляемые имена членов</text:p>
      <text:p text:style-name="P16"/>
      <text:p text:style-name="P43"><text:span text:style-name="T22">let</text:span><text:span text:style-name="T7"> methodName = </text:span><text:span text:style-name="T15">"getName"</text:span><text:span text:style-name="T7">;</text:span></text:p>
      <text:p text:style-name="P41"><text:span text:style-name="T22">class</text:span><text:span text:style-name="T7"> MyClass {</text:span></text:p>
      <text:p text:style-name="P37"><text:tab/>constructor(element){</text:p>
      <text:p text:style-name="P41"><text:span text:style-name="T7"><text:tab/><text:tab/></text:span><text:span text:style-name="T22">this</text:span><text:span text:style-name="T7">.element = element;</text:span></text:p>
      <text:p text:style-name="P37"><text:tab/>}</text:p>
      <text:p text:style-name="P37"><text:tab/>[methodName](){</text:p>
      <text:p text:style-name="P41"><text:span text:style-name="T7"><text:tab/><text:tab/></text:span><text:span text:style-name="T22">return</text:span><text:span text:style-name="T7"> </text:span><text:span text:style-name="T22">this</text:span><text:span text:style-name="T7">.name;</text:span></text:p>
      <text:p text:style-name="P37"><text:tab/>}</text:p>
      <text:p text:style-name="P37">}</text:p>
      <text:p text:style-name="P41"/>
      <text:p text:style-name="P41"><text:span text:style-name="T22">let</text:span><text:span text:style-name="T7"> mclass = </text:span><text:span text:style-name="T22">new</text:span><text:span text:style-name="T7"> MyClass(</text:span><text:span text:style-name="T15">"Paul"</text:span><text:span text:style-name="T7">);</text:span></text:p>
      <text:p text:style-name="P44"><text:span text:style-name="T9">console.log(mclass.getName());<text:tab/><text:tab/><text:tab/><text:tab/><text:tab/></text:span><text:span text:style-name="T37">// Paul</text:span></text:p>
      <text:p text:style-name="Standard"/>
      <text:p text:style-name="Standard">Методы-генераторы</text:p>
      <text:p text:style-name="Standard"/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4"><text:span text:style-name="T22">class</text:span><text:span text:style-name="T7"> MyClass {</text:span></text:p>
            <text:p text:style-name="P2"><text:tab/>*createIterator(){</text:p>
            <text:p text:style-name="P4"><text:span text:style-name="T7"><text:tab/><text:tab/></text:span><text:span text:style-name="T22">yield</text:span><text:span text:style-name="T7"> 1;</text:span></text:p>
            <text:p text:style-name="P4"><text:span text:style-name="T7"><text:tab/><text:tab/></text:span><text:span text:style-name="T22">yield</text:span><text:span text:style-name="T7"> 2;</text:span></text:p>
            <text:p text:style-name="P4"><text:span text:style-name="T7"><text:tab/><text:tab/></text:span><text:span text:style-name="T22">yield</text:span><text:span text:style-name="T7"> 3;</text:span></text:p>
            <text:p text:style-name="P2"><text:tab/>}</text:p>
            <text:p text:style-name="P2">}</text:p>
            <text:p text:style-name="P4"/>
            <text:p text:style-name="P4"><text:span text:style-name="T22">let</text:span><text:span text:style-name="T7"> mclass = </text:span><text:span text:style-name="T22">new</text:span><text:span text:style-name="T7"> MyClass();</text:span></text:p>
            <text:p text:style-name="P4"><text:span text:style-name="T22">let</text:span><text:span text:style-name="T7"> iterator = mclass.createIterator();</text:span></text:p>
          </table:table-cell>
          <table:table-cell table:style-name="Таблица7.A1" office:value-type="string">
            <text:p text:style-name="Standard"/>
          </table:table-cell>
          <table:table-cell table:style-name="Таблица7.A1" office:value-type="string">
            <text:p text:style-name="P4"><text:span text:style-name="T22">class</text:span><text:span text:style-name="T7"> Collection {</text:span></text:p>
            <text:p text:style-name="P2"><text:tab/>constructor(){</text:p>
            <text:p text:style-name="P4"><text:span text:style-name="T7"><text:tab/><text:tab/></text:span><text:span text:style-name="T22">this</text:span><text:span text:style-name="T7">.items = [];</text:span></text:p>
            <text:p text:style-name="P2"><text:tab/>}</text:p>
            <text:p text:style-name="P2"><text:tab/>*[Symbol.iterator](){</text:p>
            <text:p text:style-name="P4"><text:span text:style-name="T7"><text:tab/><text:tab/></text:span><text:span text:style-name="T22">yield</text:span><text:span text:style-name="T7"> *</text:span><text:span text:style-name="T22">this</text:span><text:span text:style-name="T7">.items.values();</text:span></text:p>
            <text:p text:style-name="P2"><text:tab/>}</text:p>
            <text:p text:style-name="P2">}</text:p>
            <text:p text:style-name="P4"/>
            <text:p text:style-name="P4"><text:span text:style-name="T22">let</text:span><text:span text:style-name="T7"> collection = </text:span><text:span text:style-name="T22">new</text:span><text:span text:style-name="T7"> Collection();</text:span></text:p>
            <text:p text:style-name="P3">collection.items.push(1);</text:p>
          </table:table-cell>
        </table:table-row>
      </table:table>
      <text:p text:style-name="P2"/>
      <text:p text:style-name="P4"/>
      <text:p text:style-name="P2"/>
      <text:p text:style-name="Standard"/>
      <text:p text:style-name="Standard"><text:soft-page-break/>Статические члены</text:p>
      <text:p text:style-name="Standard"/>
      <text:p text:style-name="P41"><text:span text:style-name="T22">class</text:span><text:span text:style-name="T7"> MyClass {</text:span></text:p>
      <text:p text:style-name="P37"><text:tab/>constructor(element){</text:p>
      <text:p text:style-name="P41"><text:span text:style-name="T7"><text:tab/><text:tab/></text:span><text:span text:style-name="T22">this</text:span><text:span text:style-name="T7">.element = element;</text:span></text:p>
      <text:p text:style-name="P37"><text:tab/>}</text:p>
      <text:p text:style-name="P41"><text:span text:style-name="T7"><text:tab/></text:span><text:span text:style-name="T22">static</text:span><text:span text:style-name="T7"> create(name){</text:span></text:p>
      <text:p text:style-name="P41"><text:span text:style-name="T7"><text:tab/><text:tab/></text:span><text:span text:style-name="T22">return</text:span><text:span text:style-name="T7"> </text:span><text:span text:style-name="T22">new</text:span><text:span text:style-name="T7"> MyClass(name);</text:span></text:p>
      <text:p text:style-name="P37"><text:tab/>}</text:p>
      <text:p text:style-name="P37">}</text:p>
      <text:p text:style-name="P41"/>
      <text:p text:style-name="P44"><text:span text:style-name="T24">let</text:span><text:span text:style-name="T9"> mclass = MyClass.create(</text:span><text:span text:style-name="T19">"John"</text:span><text:span text:style-name="T9">);</text:span></text:p>
      <text:p text:style-name="Standard"/>
      <text:p text:style-name="Standard">Наследование и производный класс.</text:p>
      <text:p text:style-name="Standard"/>
      <text:p text:style-name="Standard">Наследование в <text:span text:style-name="T1">ES5</text:span></text:p>
      <text:p text:style-name="P17"/>
      <text:p text:style-name="P45"><text:tab/><text:tab/><text:tab/><text:tab/><text:tab/><text:tab/><text:tab/><text:tab/><text:tab/>// Класс Rectangle</text:p>
      <text:p text:style-name="P41"><text:span text:style-name="T22">function</text:span><text:span text:style-name="T7"> Rectangle(height, width){</text:span></text:p>
      <text:p text:style-name="P41"><text:span text:style-name="T7"><text:tab/></text:span><text:span text:style-name="T22">this</text:span><text:span text:style-name="T7">.height = height;</text:span></text:p>
      <text:p text:style-name="P41"><text:span text:style-name="T7"><text:tab/></text:span><text:span text:style-name="T22">this</text:span><text:span text:style-name="T7">.width = width;</text:span></text:p>
      <text:p text:style-name="P37">}</text:p>
      <text:p text:style-name="P41"><text:span text:style-name="T7">Rectangle.prototype.getArea = </text:span><text:span text:style-name="T22">function</text:span><text:span text:style-name="T7">(){</text:span></text:p>
      <text:p text:style-name="P41"><text:span text:style-name="T7"><text:tab/></text:span><text:span text:style-name="T22">return</text:span><text:span text:style-name="T7"> </text:span><text:span text:style-name="T22">this</text:span><text:span text:style-name="T7">.height * </text:span><text:span text:style-name="T22">this</text:span><text:span text:style-name="T7">.width;</text:span></text:p>
      <text:p text:style-name="P37">}</text:p>
      <text:p text:style-name="P41"/>
      <text:p text:style-name="P46"><text:tab/><text:tab/><text:tab/><text:tab/><text:tab/><text:tab/><text:tab/><text:tab/><text:tab/>//Класс <text:span text:style-name="T1">Square</text:span></text:p>
      <text:p text:style-name="P41"><text:span text:style-name="T22">function</text:span><text:span text:style-name="T7"> Square(height){</text:span></text:p>
      <text:p text:style-name="P41"><text:span text:style-name="T7"><text:tab/>Rectangle.call(</text:span><text:span text:style-name="T22">this</text:span><text:span text:style-name="T7">, height, height);</text:span></text:p>
      <text:p text:style-name="P37">}</text:p>
      <text:p text:style-name="P37">Square.prototype = Object.create(Rectangle.prototype, {</text:p>
      <text:p text:style-name="P37"><text:tab/>constructor: {</text:p>
      <text:p text:style-name="P37"><text:tab/><text:tab/>value: Square,</text:p>
      <text:p text:style-name="P41"><text:span text:style-name="T7"><text:tab/><text:tab/>enumerable: </text:span><text:span text:style-name="T22">true</text:span><text:span text:style-name="T7">,</text:span></text:p>
      <text:p text:style-name="P41"><text:span text:style-name="T7"><text:tab/><text:tab/>writable: </text:span><text:span text:style-name="T22">true</text:span><text:span text:style-name="T7">,</text:span></text:p>
      <text:p text:style-name="P41"><text:span text:style-name="T7"><text:tab/><text:tab/>configurable: </text:span><text:span text:style-name="T22">true</text:span></text:p>
      <text:p text:style-name="P37"><text:tab/>}</text:p>
      <text:p text:style-name="P37">});</text:p>
      <text:p text:style-name="P41"/>
      <text:p text:style-name="P41"><text:span text:style-name="T22">var</text:span><text:span text:style-name="T7"> square = </text:span><text:span text:style-name="T22">new</text:span><text:span text:style-name="T7"> Square(3);</text:span></text:p>
      <text:p text:style-name="P41"/>
      <text:p text:style-name="P41"><text:span text:style-name="T7">console.log(square.getArea());<text:tab/><text:tab/><text:tab/><text:tab/><text:tab/></text:span><text:span text:style-name="T36">// 9</text:span></text:p>
      <text:p text:style-name="P41"><text:span text:style-name="T7">console.log(square </text:span><text:span text:style-name="T22">instanceof</text:span><text:span text:style-name="T7"> Square);<text:tab/><text:tab/><text:tab/><text:tab/></text:span><text:span text:style-name="T36">// true</text:span></text:p>
      <text:p text:style-name="P44"><text:span text:style-name="T9">console.log(square </text:span><text:span text:style-name="T24">instanceof</text:span><text:span text:style-name="T9"> Rectangle);<text:tab/><text:tab/><text:tab/></text:span><text:span text:style-name="T37">// tru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soft-page-break/>Наследование в <text:span text:style-name="T1">ES6</text:span></text:p>
      <text:p text:style-name="P17"/>
      <text:p text:style-name="P36"><text:span text:style-name="T23">class</text:span><text:span text:style-name="T1"> Rectangle {<text:tab/><text:tab/><text:tab/><text:tab/><text:tab/><text:tab/><text:tab/></text:span><text:span text:style-name="T40">// Класс Rectangle</text:span></text:p>
      <text:p text:style-name="P37"><text:tab/>constructor(height, width){</text:p>
      <text:p text:style-name="P41"><text:span text:style-name="T7"><text:tab/><text:tab/></text:span><text:span text:style-name="T22">this</text:span><text:span text:style-name="T7">.height = height;</text:span></text:p>
      <text:p text:style-name="P41"><text:span text:style-name="T7"><text:tab/><text:tab/></text:span><text:span text:style-name="T22">this</text:span><text:span text:style-name="T7">.width = width;</text:span></text:p>
      <text:p text:style-name="P37"><text:tab/>}</text:p>
      <text:p text:style-name="P37"><text:tab/></text:p>
      <text:p text:style-name="P37"><text:tab/>getArea(){</text:p>
      <text:p text:style-name="P41"><text:span text:style-name="T7"><text:tab/><text:tab/></text:span><text:span text:style-name="T22">return</text:span><text:span text:style-name="T7"> </text:span><text:span text:style-name="T22">this</text:span><text:span text:style-name="T7">.height * </text:span><text:span text:style-name="T22">this</text:span><text:span text:style-name="T7">.width;</text:span></text:p>
      <text:p text:style-name="P37"><text:tab/>}</text:p>
      <text:p text:style-name="P37">}</text:p>
      <text:p text:style-name="P41"/>
      <text:p text:style-name="P41"><text:span text:style-name="T22">class</text:span><text:span text:style-name="T7"> Square </text:span><text:span text:style-name="T22">extends</text:span><text:span text:style-name="T7"> Rectangle {<text:tab/><text:tab/><text:tab/><text:tab/><text:tab/></text:span><text:span text:style-name="T36">//Класс </text:span><text:span text:style-name="T40">Square</text:span></text:p>
      <text:p text:style-name="P37"><text:tab/>constructor(height){</text:p>
      <text:p text:style-name="P41"><text:span text:style-name="T7"><text:tab/><text:tab/></text:span><text:span text:style-name="T22">super</text:span><text:span text:style-name="T7">(height);</text:span></text:p>
      <text:p text:style-name="P37"><text:tab/>}</text:p>
      <text:p text:style-name="P37">}</text:p>
      <text:p text:style-name="P41"/>
      <text:p text:style-name="P41"><text:span text:style-name="T22">let</text:span><text:span text:style-name="T7"> square = </text:span><text:span text:style-name="T22">new</text:span><text:span text:style-name="T7"> Square(3);</text:span></text:p>
      <text:p text:style-name="P41"><text:span text:style-name="T7">console.log(square.getArea());<text:tab/><text:tab/><text:tab/><text:tab/><text:tab/></text:span><text:span text:style-name="T36">// 9</text:span></text:p>
      <text:p text:style-name="P41"><text:span text:style-name="T7">console.log(square </text:span><text:span text:style-name="T22">instanceof</text:span><text:span text:style-name="T7"> Square);<text:tab/><text:tab/><text:tab/><text:tab/></text:span><text:span text:style-name="T36">// true</text:span></text:p>
      <text:p text:style-name="P44"><text:span text:style-name="T9">console.log(square </text:span><text:span text:style-name="T24">instanceof</text:span><text:span text:style-name="T9"> Rectangle);<text:tab/><text:tab/><text:tab/></text:span><text:span text:style-name="T37">// true</text:span></text:p>
      <text:p text:style-name="Standard"/>
      <text:p text:style-name="P16">Наследование встроенных объектов</text:p>
      <text:p text:style-name="P16"/>
      <text:p text:style-name="P43"><text:span text:style-name="T22">class</text:span><text:span text:style-name="T7"> MyArray </text:span><text:span text:style-name="T22">extends</text:span><text:span text:style-name="T7"> Array {</text:span></text:p>
      <text:p text:style-name="P41"><text:span text:style-name="T7"><text:tab/></text:span><text:span text:style-name="T36">// пусто</text:span></text:p>
      <text:p text:style-name="P37">}</text:p>
      <text:p text:style-name="P41"/>
      <text:p text:style-name="P41"><text:span text:style-name="T22">let</text:span><text:span text:style-name="T7"> colors = </text:span><text:span text:style-name="T22">new</text:span><text:span text:style-name="T7"> MyArray();</text:span></text:p>
      <text:p text:style-name="P41"><text:span text:style-name="T7">colors[0] = </text:span><text:span text:style-name="T15">"red"</text:span><text:span text:style-name="T7">;</text:span></text:p>
      <text:p text:style-name="P37">console.log(colors.length);</text:p>
      <text:p text:style-name="P62"/>
      <text:p text:style-name="P53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53">Сравнение классов <text:span text:style-name="T1">ES5 </text:span>и <text:span text:style-name="T1">ES6</text:span>.</text:p>
      <text:p text:style-name="P64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65">Класс <text:span text:style-name="T1">ES5</text:span></text:p>
          </table:table-cell>
          <table:table-cell table:style-name="Таблица8.B1" office:value-type="string">
            <text:p text:style-name="P65">Класс <text:span text:style-name="T1">ES6</text:span></text:p>
          </table:table-cell>
        </table:table-row>
        <table:table-row>
          <table:table-cell table:style-name="Таблица8.A2" office:value-type="string">
            <text:p text:style-name="P15">// конструктор</text:p>
            <text:p text:style-name="P4"><text:span text:style-name="T22">function</text:span><text:span text:style-name="T7"> MyClass(title) { <text:s text:c="2"/></text:span></text:p>
            <text:p text:style-name="P4"><text:span text:style-name="T7"><text:s text:c="4"/></text:span><text:span text:style-name="T22">this</text:span><text:span text:style-name="T7">._title = title;</text:span></text:p>
            <text:p text:style-name="P4"><text:span text:style-name="T7"><text:s text:c="4"/></text:span><text:span text:style-name="T22">this</text:span><text:span text:style-name="T7">._done+ </text:span><text:span text:style-name="T22">false</text:span><text:span text:style-name="T7">;</text:span></text:p>
            <text:p text:style-name="P2"><text:s text:c="4"/>MyClass.count += 1;</text:p>
            <text:p text:style-name="P2">}</text:p>
            <text:p text:style-name="P13">// геттер и сеттер</text:p>
            <text:p text:style-name="P4"><text:span text:style-name="T7">Object.defineProperty(MyClass, </text:span><text:span text:style-name="T15">'title'</text:span><text:span text:style-name="T7">, { <text:s text:c="7"/></text:span></text:p>
            <text:p text:style-name="P4"><text:span text:style-name="T7"><text:s text:c="4"/>get: </text:span><text:span text:style-name="T22">function</text:span><text:span text:style-name="T7">() {</text:span></text:p>
            <text:p text:style-name="P4"><text:span text:style-name="T7"><text:s text:c="8"/></text:span><text:span text:style-name="T22">return</text:span><text:span text:style-name="T7"> </text:span><text:span text:style-name="T22">this</text:span><text:span text:style-name="T7">._title;</text:span></text:p>
            <text:p text:style-name="P2"><text:s text:c="4"/>},</text:p>
            <text:p text:style-name="P4"><text:span text:style-name="T7"><text:s text:c="4"/>set: </text:span><text:span text:style-name="T22">function</text:span><text:span text:style-name="T7">(value) {</text:span></text:p>
            <text:p text:style-name="P4"><text:span text:style-name="T7"><text:s text:c="8"/></text:span><text:span text:style-name="T22">this</text:span><text:span text:style-name="T7">._title = value;</text:span></text:p>
            <text:p text:style-name="P2"><text:s text:c="4"/>}</text:p>
            <text:p text:style-name="P2">});</text:p>
            <text:p text:style-name="P13">// метод класса</text:p>
            <text:p text:style-name="P4"><text:span text:style-name="T7">MyClass.prototype.complete = </text:span><text:span text:style-name="T22">function</text:span><text:span text:style-name="T7">() {</text:span></text:p>
            <text:p text:style-name="P4"><text:span text:style-name="T7"><text:s text:c="4"/></text:span><text:span text:style-name="T22">this</text:span><text:span text:style-name="T7">._done = </text:span><text:span text:style-name="T22">true</text:span><text:span text:style-name="T7">;</text:span></text:p>
            <text:p text:style-name="P2">}</text:p>
            <text:p text:style-name="P13">// статический метод</text:p>
            <text:p text:style-name="P4"><text:span text:style-name="T7">MyClass.getDefaultTitle = </text:span><text:span text:style-name="T22">function</text:span><text:span text:style-name="T7">() {</text:span></text:p>
            <text:p text:style-name="P4"><text:span text:style-name="T7"><text:s text:c="4"/></text:span><text:span text:style-name="T22">return</text:span><text:span text:style-name="T7"> </text:span><text:span text:style-name="T15">'Test class'</text:span><text:span text:style-name="T7">;</text:span></text:p>
            <text:p text:style-name="P2">}</text:p>
            <text:p text:style-name="P6"><text:span text:style-name="T9">MyClass.count = 0; </text:span><text:span text:style-name="T37">// статическое свойство</text:span></text:p>
          </table:table-cell>
          <table:table-cell table:style-name="Таблица8.B2" office:value-type="string">
            <text:p text:style-name="P4"><text:span text:style-name="T22">class</text:span><text:span text:style-name="T7"> MyClass {</text:span></text:p>
            <text:p text:style-name="P15">// конструктор</text:p>
            <text:p text:style-name="P2"><text:s text:c="4"/>constructor(title) {</text:p>
            <text:p text:style-name="P4"><text:span text:style-name="T7"><text:s text:c="8"/></text:span><text:span text:style-name="T22">this</text:span><text:span text:style-name="T7">._title = title;</text:span></text:p>
            <text:p text:style-name="P4"><text:span text:style-name="T7"><text:s text:c="8"/></text:span><text:span text:style-name="T22">this</text:span><text:span text:style-name="T7">._done = </text:span><text:span text:style-name="T22">false</text:span><text:span text:style-name="T7">;</text:span></text:p>
            <text:p text:style-name="P2"><text:s text:c="8"/>MyClass.count += 1;</text:p>
            <text:p text:style-name="P2"><text:s text:c="4"/>}</text:p>
            <text:p text:style-name="P13">// геттер и сеттер</text:p>
            <text:p text:style-name="P2"><text:s text:c="4"/>get title(){</text:p>
            <text:p text:style-name="P4"><text:span text:style-name="T7"><text:s text:c="8"/></text:span><text:span text:style-name="T22">return</text:span><text:span text:style-name="T7"> </text:span><text:span text:style-name="T22">this</text:span><text:span text:style-name="T7">._title;</text:span></text:p>
            <text:p text:style-name="P2"><text:s text:c="4"/>}</text:p>
            <text:p text:style-name="P4"/>
            <text:p text:style-name="P2"><text:s text:c="4"/>set title(value){</text:p>
            <text:p text:style-name="P4"><text:span text:style-name="T7"><text:s text:c="8"/></text:span><text:span text:style-name="T22">this</text:span><text:span text:style-name="T7">._title = value;</text:span></text:p>
            <text:p text:style-name="P2"><text:s text:c="4"/>}</text:p>
            <text:p text:style-name="P13">// метод класса</text:p>
            <text:p text:style-name="P2"><text:s text:c="4"/>complete() {</text:p>
            <text:p text:style-name="P4"><text:span text:style-name="T7"><text:s text:c="8"/></text:span><text:span text:style-name="T22">this</text:span><text:span text:style-name="T7">._done = </text:span><text:span text:style-name="T22">true</text:span><text:span text:style-name="T7">;</text:span></text:p>
            <text:p text:style-name="P2"><text:s text:c="4"/>}</text:p>
            <text:p text:style-name="P13">// статический метод</text:p>
            <text:p text:style-name="P4"><text:span text:style-name="T7"><text:s text:c="4"/></text:span><text:span text:style-name="T22">static</text:span><text:span text:style-name="T7"> getDefaultTitel(){</text:span></text:p>
            <text:p text:style-name="P4"><text:span text:style-name="T7"><text:s text:c="8"/></text:span><text:span text:style-name="T22">return</text:span><text:span text:style-name="T7"> </text:span><text:span text:style-name="T15">"Test class"</text:span><text:span text:style-name="T7">;</text:span></text:p>
            <text:p text:style-name="P2"><text:s text:c="4"/>}</text:p>
            <text:p text:style-name="P2">}</text:p>
            <text:p text:style-name="P6"><text:span text:style-name="T9">Task.count = 0; <text:s text:c="3"/></text:span><text:span text:style-name="T37">// статическое свойство</text:span></text:p>
            <text:p text:style-name="P14"/>
            <text:p text:style-name="P14"/>
          </table:table-cell>
        </table:table-row>
        <table:table-row>
          <table:table-cell table:style-name="Таблица8.A3" office:value-type="string">
            <text:p text:style-name="P10">Подкласс <text:span text:style-name="T1">ES5</text:span></text:p>
          </table:table-cell>
          <table:table-cell table:style-name="Таблица8.B3" office:value-type="string">
            <text:p text:style-name="P10">Подкласс <text:span text:style-name="T1">ES6</text:span></text:p>
          </table:table-cell>
        </table:table-row>
        <table:table-row>
          <table:table-cell table:style-name="Таблица8.A2" office:value-type="string">
            <text:p text:style-name="P5"><text:span text:style-name="T22">function</text:span><text:span text:style-name="T7"> MySubClass(title, parent) {</text:span></text:p>
            <text:p text:style-name="P4"><text:span text:style-name="T7"><text:s text:c="4"/>MyClass.call(</text:span><text:span text:style-name="T22">this</text:span><text:span text:style-name="T7">, title);</text:span></text:p>
            <text:p text:style-name="P4"><text:span text:style-name="T7"><text:s text:c="4"/></text:span><text:span text:style-name="T22">this</text:span><text:span text:style-name="T7">._parent = parent;</text:span></text:p>
            <text:p text:style-name="P2">}</text:p>
            <text:p text:style-name="P2"/>
            <text:p text:style-name="P2">MySubClass.prototype =</text:p>
            <text:p text:style-name="P2"><text:s text:c="8"/>Object.create(MyClass.prototype);</text:p>
            <text:p text:style-name="P2">MySubClass.prototype.constructor = </text:p>
            <text:p text:style-name="P2"><text:s text:c="30"/>MySubClass;</text:p>
            <text:p text:style-name="P4"/>
            <text:p text:style-name="P13">// Проверяем</text:p>
            <text:p text:style-name="P4"><text:span text:style-name="T22">var</text:span><text:span text:style-name="T7"> mc = </text:span><text:span text:style-name="T22">new</text:span><text:span text:style-name="T7"> MyClass(</text:span><text:span text:style-name="T15">'</text:span><text:span text:style-name="T20">Основной</text:span><text:span text:style-name="T15"> класс'</text:span><text:span text:style-name="T7">);</text:span></text:p>
            <text:p text:style-name="P4"><text:span text:style-name="T22">var</text:span><text:span text:style-name="T7"> msc = </text:span><text:span text:style-name="T22">new</text:span><text:span text:style-name="T7"> </text:span><text:span text:style-name="T13">MySubClass</text:span><text:span text:style-name="T7">(</text:span><text:span text:style-name="T15">'Подкласс'</text:span><text:span text:style-name="T7">, mc);</text:span></text:p>
            <text:p text:style-name="P2">console.log(mc);</text:p>
            <text:p text:style-name="P2">console.log(msc);</text:p>
          </table:table-cell>
          <table:table-cell table:style-name="Таблица8.B2" office:value-type="string">
            <text:p text:style-name="P5"><text:span text:style-name="T22">class</text:span><text:span text:style-name="T7"> MySubClass </text:span><text:span text:style-name="T22">extends</text:span><text:span text:style-name="T7"> MyClass {</text:span></text:p>
            <text:p text:style-name="P2"><text:s text:c="4"/>constructor(title, parent) {</text:p>
            <text:p text:style-name="P4"><text:span text:style-name="T7"><text:s text:c="8"/></text:span><text:span text:style-name="T22">super</text:span><text:span text:style-name="T7">(title);</text:span></text:p>
            <text:p text:style-name="P4"><text:span text:style-name="T7"><text:s text:c="8"/></text:span><text:span text:style-name="T22">this</text:span><text:span text:style-name="T7">._parent = parent;</text:span></text:p>
            <text:p text:style-name="P2"><text:s text:c="4"/>}</text:p>
            <text:p text:style-name="P2">}</text:p>
            <text:p text:style-name="P4"/>
            <text:p text:style-name="P13">// Проверяем</text:p>
            <text:p text:style-name="P4"><text:span text:style-name="T22">let</text:span><text:span text:style-name="T7"> mc = </text:span><text:span text:style-name="T22">new</text:span><text:span text:style-name="T7"> MyClass(</text:span><text:span text:style-name="T15">'</text:span><text:span text:style-name="T20">Основной</text:span><text:span text:style-name="T15"> класс'</text:span><text:span text:style-name="T7">);</text:span></text:p>
            <text:p text:style-name="P4"><text:span text:style-name="T22">let</text:span><text:span text:style-name="T7"> msc = </text:span><text:span text:style-name="T22">new</text:span><text:span text:style-name="T7"> MySubClass(</text:span><text:span text:style-name="T15">'Подкласс'</text:span><text:span text:style-name="T7">, mc);</text:span></text:p>
            <text:p text:style-name="P2">console.log(mc);</text:p>
            <text:p text:style-name="P2">console.log(msc);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3"><text:soft-page-break/>Расширенные возможности массивов.</text:p>
      <text:p text:style-name="Standard"/>
      <text:p text:style-name="P16">Метод <text:s/><text:span text:style-name="T44">Array.of()</text:span><text:span text:style-name="T1"> - </text:span>создает массив, содержащий аргументы метода независимо от их количества или типов.</text:p>
      <text:p text:style-name="P16"/>
      <text:p text:style-name="P43"><text:span text:style-name="T22">let</text:span><text:span text:style-name="T7"> items = Array.</text:span><text:span text:style-name="T22">of</text:span><text:span text:style-name="T7">(1, 2);</text:span></text:p>
      <text:p text:style-name="P41"><text:span text:style-name="T7">console.log(items.length);<text:tab/><text:tab/><text:tab/><text:tab/><text:tab/></text:span><text:span text:style-name="T36">// 2</text:span></text:p>
      <text:p text:style-name="P41"><text:span text:style-name="T7">console.log(items[0]);<text:tab/><text:tab/><text:tab/><text:tab/><text:tab/><text:tab/></text:span><text:span text:style-name="T36">// 1</text:span></text:p>
      <text:p text:style-name="P41"/>
      <text:p text:style-name="P41"><text:span text:style-name="T7">items = Array.</text:span><text:span text:style-name="T22">of</text:span><text:span text:style-name="T7">(</text:span><text:span text:style-name="T15">"3"</text:span><text:span text:style-name="T7">);</text:span></text:p>
      <text:p text:style-name="P44"><text:span text:style-name="T9">console.log(items[0]);<text:tab/><text:tab/><text:tab/><text:tab/><text:tab/><text:tab/></text:span><text:span text:style-name="T37">// 3</text:span></text:p>
      <text:p text:style-name="Standard"/>
      <text:p text:style-name="P16">Метод <text:s/><text:span text:style-name="T44">Array.from()</text:span><text:span text:style-name="T1"> - п</text:span>реобразование объектов в массивы</text:p>
      <text:p text:style-name="P16"/>
      <text:p text:style-name="P43"><text:span text:style-name="T22">function</text:span><text:span text:style-name="T7"> translate() {</text:span></text:p>
      <text:p text:style-name="P41"><text:span text:style-name="T7"><text:tab/></text:span><text:span text:style-name="T22">return</text:span><text:span text:style-name="T7"> Array.from(arguments, (value) =&gt; value + 1);</text:span></text:p>
      <text:p text:style-name="P37">}</text:p>
      <text:p text:style-name="P37"/>
      <text:p text:style-name="P44"><text:span text:style-name="T24">let</text:span><text:span text:style-name="T9"> numbers = translate(1,2,3);<text:tab/><text:tab/><text:tab/><text:tab/><text:tab/></text:span><text:span text:style-name="T37">// 2,3,4</text:span></text:p>
      <text:p text:style-name="Standard"/>
      <text:p text:style-name="P16">Метод <text:s/><text:span text:style-name="T44">find()</text:span><text:span text:style-name="T45"> </text:span><text:span text:style-name="T46">и</text:span><text:span text:style-name="T1"> </text:span><text:span text:style-name="T44">findIndex()</text:span><text:span text:style-name="T1">- п</text:span>оиск элементов</text:p>
      <text:p text:style-name="Standard"/>
      <text:p text:style-name="P41"><text:span text:style-name="T22">let</text:span><text:span text:style-name="T7"> numbers = [25, 30, 35, 40, 45];</text:span></text:p>
      <text:p text:style-name="P41"><text:span text:style-name="T7">numbers.find(n =&gt; n &gt; 33);<text:tab/><text:tab/><text:tab/><text:tab/><text:tab/></text:span><text:span text:style-name="T36">// значение 35</text:span></text:p>
      <text:p text:style-name="P44"><text:span text:style-name="T9">numbers.findIndex(n =&gt; n &gt; 33);<text:tab/><text:tab/><text:tab/><text:tab/><text:tab/></text:span><text:span text:style-name="T37">// индекс 2</text:span></text:p>
      <text:p text:style-name="Standard"/>
      <text:p text:style-name="P16">Метод <text:s/><text:span text:style-name="T44">fill()</text:span><text:span text:style-name="T1"> - з</text:span>аполняет один или несколько элементов массива</text:p>
      <text:p text:style-name="P16"/>
      <text:p text:style-name="P43"><text:span text:style-name="T22">let</text:span><text:span text:style-name="T7"> numbers = [1, 2, 3, 4];</text:span></text:p>
      <text:p text:style-name="P41"><text:span text:style-name="T7">numbers.fill(1);<text:tab/><text:tab/><text:tab/><text:tab/></text:span><text:span text:style-name="T36">// 1,1,1,1 все элементы 1</text:span></text:p>
      <text:p text:style-name="P41"/>
      <text:p text:style-name="P41"><text:span text:style-name="T22">let</text:span><text:span text:style-name="T7"> numbers = [1, 2, 3, 4];</text:span></text:p>
      <text:p text:style-name="P41"><text:span text:style-name="T7">numbers.fill(1, 2);<text:tab/><text:tab/><text:tab/><text:tab/></text:span><text:span text:style-name="T36">// 1,2,1,1 начиная с индекса 2 вствить 1</text:span></text:p>
      <text:p text:style-name="P41"/>
      <text:p text:style-name="P41"><text:span text:style-name="T22">let</text:span><text:span text:style-name="T7"> numbers = [1, 2, 3, 4];</text:span></text:p>
      <text:p text:style-name="P44"><text:span text:style-name="T9">numbers.fill(0, 1, 3);<text:tab/><text:tab/><text:tab/></text:span><text:span text:style-name="T37">// 1,0,0,3</text:span></text:p>
      <text:p text:style-name="Standard"/>
      <text:p text:style-name="P16">Метод <text:s/><text:span text:style-name="T44">copyWithin()</text:span><text:span text:style-name="T1"> - п</text:span>озволяет копировать элементы в массив</text:p>
      <text:p text:style-name="P16"/>
      <text:p text:style-name="P43"><text:span text:style-name="T22">let</text:span><text:span text:style-name="T7"> numbers = [1, 2, 3, 4];</text:span></text:p>
      <text:p text:style-name="P44"><text:span text:style-name="T9">numbers.copyWithin(2, 0);<text:tab/><text:tab/><text:tab/></text:span><text:span text:style-name="T37">// 1,2,1,2 (копирует с 0 вставляет с 2)</text:span></text:p>
      <text:p text:style-name="Standard"/>
      <text:p text:style-name="Standard">Типизированные массивы.</text:p>
      <text:p text:style-name="Standard"/>
      <text:p text:style-name="Standard">Буферы массивов.</text:p>
      <text:p text:style-name="Standard"/>
      <text:p text:style-name="P41"><text:span text:style-name="T22">let</text:span><text:span text:style-name="T7"> buffer = </text:span><text:span text:style-name="T22">new</text:span><text:span text:style-name="T7"> ArrayBuffer(10);<text:tab/></text:span><text:span text:style-name="T36">// выделяем 10 байт</text:span></text:p>
      <text:p text:style-name="P41"><text:span text:style-name="T7">console.log(buffer.byteLength);<text:tab/><text:tab/></text:span><text:span text:style-name="T36">// 10</text:span></text:p>
      <text:p text:style-name="P41"/>
      <text:p text:style-name="P41"><text:span text:style-name="T22">let</text:span><text:span text:style-name="T7"> view = </text:span><text:span text:style-name="T22">new</text:span><text:span text:style-name="T7"> DataView(buffer);<text:tab/><text:tab/></text:span><text:span text:style-name="T36">// представление</text:span></text:p>
      <text:p text:style-name="P41"><text:span text:style-name="T7">console.log(view.byteOffset);<text:tab/><text:tab/></text:span><text:span text:style-name="T36">// 0</text:span></text:p>
      <text:p text:style-name="P37">console.log(view.buffer);</text:p>
      <text:p text:style-name="P37">console.log(view.byteLength);</text:p>
      <text:p text:style-name="P41"/>
      <text:p text:style-name="P41"><text:soft-page-break/><text:span text:style-name="T7">view.setInt8(0, 5);<text:tab/><text:tab/><text:tab/><text:tab/></text:span><text:span text:style-name="T36">// записать 5</text:span></text:p>
      <text:p text:style-name="P41"><text:span text:style-name="T7">view.setInt8(1, -1);<text:tab/><text:tab/><text:tab/></text:span><text:span text:style-name="T36">// записать -1</text:span></text:p>
      <text:p text:style-name="P41"/>
      <text:p text:style-name="P41"><text:span text:style-name="T7">view.пуеInt8(0);<text:tab/><text:tab/><text:tab/><text:tab/></text:span><text:span text:style-name="T36">// чтение 5</text:span></text:p>
      <text:p text:style-name="P41"><text:span text:style-name="T7">view.пуеInt8(1);<text:tab/><text:tab/><text:tab/><text:tab/></text:span><text:span text:style-name="T36">// чтение -1</text:span></text:p>
      <text:p text:style-name="P41"/>
      <text:p text:style-name="P44"><text:span text:style-name="T9">view.пуеInt16(0);<text:tab/><text:tab/><text:tab/><text:tab/></text:span><text:span text:style-name="T37">// чтение 1535</text:span></text:p>
      <text:p text:style-name="Standard"/>
      <text:p text:style-name="Standard">Типизированные массивы это представления: <text:span text:style-name="T1">Int8Array, Uint8Array, Uint8ClampedArray, Int16Array, Uint16Array, Int32Array, Uint32Array, Float32Array, Float64Array</text:span></text:p>
      <text:p text:style-name="Standard"/>
      <text:p text:style-name="P41"><text:span text:style-name="T22">let</text:span><text:span text:style-name="T7"> buffer = </text:span><text:span text:style-name="T22">new</text:span><text:span text:style-name="T7"> ArrayBuffer(10);</text:span></text:p>
      <text:p text:style-name="P41"><text:span text:style-name="T22">let</text:span><text:span text:style-name="T7"> view1 = </text:span><text:span text:style-name="T22">new</text:span><text:span text:style-name="T7"> Int8Array(buffer);</text:span></text:p>
      <text:p text:style-name="P44"><text:span text:style-name="T24">let</text:span><text:span text:style-name="T9"> view2 = </text:span><text:span text:style-name="T24">new</text:span><text:span text:style-name="T9"> Int8Array(buffer, 5, 2);</text:span></text:p>
      <text:p text:style-name="Standard"/>
      <text:p text:style-name="P16">Итераторы</text:p>
      <text:p text:style-name="P16"/>
      <text:p text:style-name="P43"><text:span text:style-name="T22">let</text:span><text:span text:style-name="T7"> ints = </text:span><text:span text:style-name="T22">new</text:span><text:span text:style-name="T7"> Int16Array([25, 50]);</text:span></text:p>
      <text:p text:style-name="P41"><text:span text:style-name="T22">let</text:span><text:span text:style-name="T7"> intsArray = [...ints];</text:span></text:p>
      <text:p text:style-name="P41"><text:span text:style-name="T7">console.log(intsArray </text:span><text:span text:style-name="T22">instanceof</text:span><text:span text:style-name="T7"> Array);<text:tab/></text:span><text:span text:style-name="T36">// true</text:span></text:p>
      <text:p text:style-name="P41"><text:span text:style-name="T7">console.log(intsArray[0]);<text:tab/></text:span><text:span text:style-name="T36">// 25</text:span></text:p>
      <text:p text:style-name="P44"><text:span text:style-name="T9">console.log(intsArray[1]);<text:tab/></text:span><text:span text:style-name="T37">// 50</text:span></text:p>
      <text:p text:style-name="P61"/>
      <text:p text:style-name="P17"/>
      <text:p text:style-name="P54"><text:span text:style-name="T3">Объект </text:span><text:span text:style-name="T1">Promise </text:span><text:span text:style-name="T3">и асинхронное программирование.</text:span></text:p>
      <text:p text:style-name="Standard"/>
      <text:p text:style-name="Standard">Модель событий</text:p>
      <text:p text:style-name="Standard"/>
      <text:p text:style-name="P41"><text:span text:style-name="T22">let</text:span><text:span text:style-name="T7"> button = document.getElementById(</text:span><text:span text:style-name="T15">"my-btn"</text:span><text:span text:style-name="T7">);</text:span></text:p>
      <text:p text:style-name="P41"><text:span text:style-name="T7">button.onclick = </text:span><text:span text:style-name="T22">function</text:span><text:span text:style-name="T7">(event){</text:span></text:p>
      <text:p text:style-name="P41"><text:span text:style-name="T7"><text:tab/>console.log(</text:span><text:span text:style-name="T15">"Click!"</text:span><text:span text:style-name="T7">);</text:span></text:p>
      <text:p text:style-name="P37">};</text:p>
      <text:p text:style-name="Standard"/>
      <text:p text:style-name="Standard">Обратный вызов</text:p>
      <text:p text:style-name="Standard"/>
      <text:p text:style-name="P32">NodeJS <text:span text:style-name="T3">продвигает улучшенную модель асинхронного программирования основанного на обратных вызовах.</text:span></text:p>
      <text:p text:style-name="P16"/>
      <text:p text:style-name="P42"><text:span text:style-name="T11">readFile(</text:span><text:span text:style-name="T20">"example.txt"</text:span><text:span text:style-name="T11">, </text:span><text:span text:style-name="T26">function</text:span><text:span text:style-name="T11">(err, contents){</text:span></text:p>
      <text:p text:style-name="P41"><text:span text:style-name="T7"><text:tab/></text:span><text:span text:style-name="T22">if</text:span><text:span text:style-name="T7">(err) </text:span><text:span text:style-name="T22">throw</text:span><text:span text:style-name="T7"> err;</text:span></text:p>
      <text:p text:style-name="P41"/>
      <text:p text:style-name="P41"><text:span text:style-name="T7"><text:tab/>writeFile(</text:span><text:span text:style-name="T15">"example.txt"</text:span><text:span text:style-name="T7">, </text:span><text:span text:style-name="T22">function</text:span><text:span text:style-name="T7">(err){</text:span></text:p>
      <text:p text:style-name="P41"><text:span text:style-name="T7"><text:tab/><text:tab/></text:span><text:span text:style-name="T22">if</text:span><text:span text:style-name="T7">(err)</text:span><text:span text:style-name="T22">throw</text:span><text:span text:style-name="T7"> err;</text:span></text:p>
      <text:p text:style-name="P41"><text:span text:style-name="T7"><text:tab/><text:tab/>console.log(</text:span><text:span text:style-name="T15">"File was written!"</text:span><text:span text:style-name="T7">);</text:span></text:p>
      <text:p text:style-name="P37"><text:tab/>});</text:p>
      <text:p text:style-name="P37">});</text:p>
      <text:p text:style-name="Standard"/>
      <text:p text:style-name="P29">Но при таком методе можно попасть в <text:span text:style-name="T1">callback hell (</text:span><text:span text:style-name="T3">в </text:span><text:span text:style-name="T1">ад)</text:span> обратных вызовов.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Жизненный цикл объекта <text:span text:style-name="T2">Promise</text:span></text:p>
      <text:p text:style-name="P17"/>
      <text:list xml:id="list8736058315970177908" text:style-name="L7">
        <text:list-item>
          <text:p text:style-name="P79"><text:span text:style-name="T1">pending – </text:span><text:span text:style-name="T3">ожидание </text:span></text:p>
        </text:list-item>
        <text:list-item>
          <text:p text:style-name="P79"><text:span text:style-name="T1">fulfilled – </text:span><text:span text:style-name="T3">выполнено </text:span></text:p>
        </text:list-item>
        <text:list-item>
          <text:p text:style-name="P79"><text:span text:style-name="T1">rejected – </text:span><text:span text:style-name="T3">отклонено </text:span></text:p>
        </text:list-item>
        <text:list-item>
          <text:p text:style-name="P79"><text:span text:style-name="T1">then() – </text:span><text:span text:style-name="T3">метод выполнения действий </text:span><text:span text:style-name="T1">(resolve, reject)</text:span></text:p>
        </text:list-item>
        <text:list-item>
          <text:p text:style-name="P79"><text:span text:style-name="T1">catch() – </text:span><text:span text:style-name="T3">метод определяет обработчик ошибок.</text:span></text:p>
        </text:list-item>
      </text:list>
      <text:p text:style-name="P17"/>
      <text:p text:style-name="P40"><text:span text:style-name="T23">let</text:span><text:span text:style-name="T8"> promise = </text:span><text:span text:style-name="T23">new</text:span><text:span text:style-name="T8"> Promise(</text:span><text:span text:style-name="T23">function</text:span><text:span text:style-name="T8">(resolve, reject){</text:span></text:p>
      <text:p text:style-name="P41"><text:span text:style-name="T7"><text:tab/>resolve(</text:span><text:span text:style-name="T15">"OK"</text:span><text:span text:style-name="T7">);</text:span></text:p>
      <text:p text:style-name="P37">});</text:p>
      <text:p text:style-name="P17"/>
      <text:p text:style-name="P29"><text:span text:style-name="T2">resolve</text:span><text:span text:style-name="T1"> —</text:span><text:span text:style-name="T3"> функция вызывается когда исполнение завершено успешно</text:span></text:p>
      <text:p text:style-name="P29"><text:span text:style-name="T2">reject</text:span><text:span text:style-name="T1"> —</text:span><text:span text:style-name="T3"> функция сообщает что исполнение потерпело неудачу.</text:span></text:p>
      <text:p text:style-name="P17"/>
      <text:p text:style-name="P40"><text:span text:style-name="T23">let</text:span><text:span text:style-name="T8"> promise = readFile(</text:span><text:span text:style-name="T17">"example.txt"</text:span><text:span text:style-name="T8">);</text:span></text:p>
      <text:p text:style-name="P41"><text:span text:style-name="T7">promise.then(</text:span><text:span text:style-name="T22">function</text:span><text:span text:style-name="T7">(contents){</text:span></text:p>
      <text:p text:style-name="P37"><text:tab/>console.log(contents);</text:p>
      <text:p text:style-name="P41"><text:span text:style-name="T7">}, </text:span><text:span text:style-name="T22">function</text:span><text:span text:style-name="T7">(err){</text:span></text:p>
      <text:p text:style-name="P37"><text:tab/>console.error(err.message);</text:p>
      <text:p text:style-name="P37">});</text:p>
      <text:p text:style-name="P17"/>
      <text:p text:style-name="P49">Пример:</text:p>
      <text:p text:style-name="P17"/>
      <text:p text:style-name="P57"><text:span text:style-name="T23">let</text:span><text:span text:style-name="T8"> promise = </text:span><text:span text:style-name="T23">new</text:span><text:span text:style-name="T8"> Promise(</text:span><text:span text:style-name="T23">function</text:span><text:span text:style-name="T8">(resolve, reject){</text:span></text:p>
      <text:p text:style-name="P59"><text:tab/>resolve();</text:p>
      <text:p text:style-name="P59">});</text:p>
      <text:p text:style-name="P58"><text:span text:style-name="T7">promise.then(</text:span><text:span text:style-name="T22">function</text:span><text:span text:style-name="T7">(){</text:span></text:p>
      <text:p text:style-name="P58"><text:span text:style-name="T7"><text:tab/>console.log(</text:span><text:span text:style-name="T15">"Resolved"</text:span><text:span text:style-name="T7">)</text:span></text:p>
      <text:p text:style-name="P59">});</text:p>
      <text:p text:style-name="P17"/>
      <text:p text:style-name="Standard"><text:span text:style-name="T3">Создание установившихся объектов </text:span><text:span text:style-name="T1">Promise</text:span></text:p>
      <text:p text:style-name="P17"/>
      <text:p text:style-name="P16">Метод <text:s/><text:span text:style-name="T44">resolve(value)</text:span><text:span text:style-name="T1"> – в</text:span>озвращает объект <text:span text:style-name="T1">Promise </text:span>в состоянии «Выполнено»</text:p>
      <text:p text:style-name="P16"/>
      <text:p text:style-name="P43"><text:span text:style-name="T22">let</text:span><text:span text:style-name="T7"> promise = Promise.resolve(42);</text:span></text:p>
      <text:p text:style-name="P41"><text:span text:style-name="T7">promise.then(</text:span><text:span text:style-name="T22">function</text:span><text:span text:style-name="T7">(value){</text:span></text:p>
      <text:p text:style-name="P41"><text:span text:style-name="T7"><text:tab/>console.log(value);<text:tab/><text:tab/><text:tab/><text:tab/><text:tab/><text:tab/></text:span><text:span text:style-name="T36">// 42</text:span></text:p>
      <text:p text:style-name="P37">});</text:p>
      <text:p text:style-name="P16"/>
      <text:p text:style-name="P16"><text:span text:style-name="T1">Метод <text:s/></text:span><text:span text:style-name="T44">reject(value)</text:span><text:span text:style-name="T1"> – возвращает объект Promise в состоянии «О</text:span>ткланено<text:span text:style-name="T1">»</text:span></text:p>
      <text:p text:style-name="P17"/>
      <text:p text:style-name="P40"><text:span text:style-name="T23">let</text:span><text:span text:style-name="T8"> promise = Promise.reject(</text:span><text:span text:style-name="T17">"Ошибка"</text:span><text:span text:style-name="T8">);</text:span></text:p>
      <text:p text:style-name="P41"><text:span text:style-name="T7">promise.</text:span><text:span text:style-name="T22">catch</text:span><text:span text:style-name="T7">(</text:span><text:span text:style-name="T22">function</text:span><text:span text:style-name="T7">(value){</text:span></text:p>
      <text:p text:style-name="P41"><text:span text:style-name="T7"><text:tab/>console.error(value);<text:tab/><text:tab/><text:tab/><text:tab/><text:tab/></text:span><text:span text:style-name="T36">// Ошибка</text:span></text:p>
      <text:p text:style-name="P37">});</text:p>
      <text:p text:style-name="P17"/>
      <text:p text:style-name="Standard"><text:span text:style-name="T1">Thenable – </text:span><text:span text:style-name="T3">объекты, отличаются от </text:span><text:span text:style-name="T1">Promise</text:span></text:p>
      <text:p text:style-name="P17"/>
      <text:p text:style-name="P40"><text:span text:style-name="T23">let</text:span><text:span text:style-name="T8"> thenable = {</text:span></text:p>
      <text:p text:style-name="P41"><text:span text:style-name="T7"><text:tab/>then: </text:span><text:span text:style-name="T22">function</text:span><text:span text:style-name="T7">(resolve, reject){</text:span></text:p>
      <text:p text:style-name="P37"><text:tab/><text:tab/>resolve(42);</text:p>
      <text:p text:style-name="P37"><text:tab/>}</text:p>
      <text:p text:style-name="P37">}</text:p>
      <text:p text:style-name="P41"><text:soft-page-break/><text:span text:style-name="T22">let</text:span><text:span text:style-name="T7"> promise = Promise.resolve(thenable);</text:span></text:p>
      <text:p text:style-name="P41"><text:span text:style-name="T7">promise.then(</text:span><text:span text:style-name="T22">function</text:span><text:span text:style-name="T7">(value){</text:span></text:p>
      <text:p text:style-name="P41"><text:span text:style-name="T7"><text:tab/>console.log(value);<text:tab/><text:tab/><text:tab/><text:tab/><text:tab/><text:tab/></text:span><text:span text:style-name="T36">// 42</text:span></text:p>
      <text:p text:style-name="P37">});</text:p>
      <text:p text:style-name="P17"/>
      <text:p text:style-name="P16">Ошибки исполнения</text:p>
      <text:p text:style-name="P16"/>
      <text:p text:style-name="P43"><text:span text:style-name="T22">let</text:span><text:span text:style-name="T7"> promise = </text:span><text:span text:style-name="T22">new</text:span><text:span text:style-name="T7"> Promise(</text:span><text:span text:style-name="T22">function</text:span><text:span text:style-name="T7">(resolve, reject){</text:span></text:p>
      <text:p text:style-name="P41"><text:span text:style-name="T7"><text:tab/></text:span><text:span text:style-name="T22">throw</text:span><text:span text:style-name="T7"> </text:span><text:span text:style-name="T22">new</text:span><text:span text:style-name="T7"> Error(</text:span><text:span text:style-name="T15">"Explosion!"</text:span><text:span text:style-name="T7">);</text:span></text:p>
      <text:p text:style-name="P37">});</text:p>
      <text:p text:style-name="P41"><text:span text:style-name="T7">promise.</text:span><text:span text:style-name="T22">catch</text:span><text:span text:style-name="T7">(</text:span><text:span text:style-name="T22">function</text:span><text:span text:style-name="T7">(error){</text:span></text:p>
      <text:p text:style-name="P37"><text:tab/>console.error(error.message);</text:p>
      <text:p text:style-name="P37">});</text:p>
      <text:p text:style-name="P17"/>
      <text:p text:style-name="P16">Составление цепочек из объектов <text:span text:style-name="T1">Promise</text:span></text:p>
      <text:p text:style-name="P17"/>
      <text:p text:style-name="P43"><text:span text:style-name="T23">let</text:span><text:span text:style-name="T8"> promise = </text:span><text:span text:style-name="T23">new</text:span><text:span text:style-name="T8"> Promise(</text:span><text:span text:style-name="T23">function</text:span><text:span text:style-name="T8">(resolve, reject){</text:span></text:p>
      <text:p text:style-name="P37"><text:tab/>resolve(45);</text:p>
      <text:p text:style-name="P37">});</text:p>
      <text:p text:style-name="P41"><text:span text:style-name="T7">promise.then(</text:span><text:span text:style-name="T22">function</text:span><text:span text:style-name="T7">(value){</text:span></text:p>
      <text:p text:style-name="P37"><text:tab/>console.log(value);</text:p>
      <text:p text:style-name="P41"><text:span text:style-name="T7">}).then(</text:span><text:span text:style-name="T22">function</text:span><text:span text:style-name="T7">(){</text:span></text:p>
      <text:p text:style-name="P41"><text:span text:style-name="T7"><text:tab/>console.log(</text:span><text:span text:style-name="T15">"Finished"</text:span><text:span text:style-name="T7">);</text:span></text:p>
      <text:p text:style-name="P37">});</text:p>
      <text:p text:style-name="P17"/>
      <text:p text:style-name="P49">аналогично можно записать так</text:p>
      <text:p text:style-name="P16"/>
      <text:p text:style-name="P40"><text:span text:style-name="T26">let</text:span><text:span text:style-name="T11"> promise1 = </text:span><text:span text:style-name="T26">new</text:span><text:span text:style-name="T11"> Promise(</text:span><text:span text:style-name="T26">function</text:span><text:span text:style-name="T11">(resolve, reject){</text:span></text:p>
      <text:p text:style-name="P37"><text:tab/>resolve(45);</text:p>
      <text:p text:style-name="P37">});</text:p>
      <text:p text:style-name="P41"><text:span text:style-name="T22">let</text:span><text:span text:style-name="T7"> promise2 = promise1.then(</text:span><text:span text:style-name="T22">function</text:span><text:span text:style-name="T7">(value){</text:span></text:p>
      <text:p text:style-name="P37"><text:tab/>console.log(value);</text:p>
      <text:p text:style-name="P37">});</text:p>
      <text:p text:style-name="P41"><text:span text:style-name="T7">promise2.then(</text:span><text:span text:style-name="T22">function</text:span><text:span text:style-name="T7">(){</text:span></text:p>
      <text:p text:style-name="P41"><text:span text:style-name="T7"><text:tab/>console.log(</text:span><text:span text:style-name="T15">"Finished"</text:span><text:span text:style-name="T7">);</text:span></text:p>
      <text:p text:style-name="P37">});</text:p>
      <text:p text:style-name="P17"/>
      <text:p text:style-name="Standard"><text:span text:style-name="T3">Перехват ошибок. (всегда добавляйте обработчик отказа в кенце цепочки объектов </text:span><text:span text:style-name="T1">Promise</text:span><text:span text:style-name="T3">)</text:span></text:p>
      <text:p text:style-name="P16"/>
      <text:p text:style-name="P40"><text:span text:style-name="T26">let</text:span><text:span text:style-name="T11"> promise = </text:span><text:span text:style-name="T26">new</text:span><text:span text:style-name="T11"> Promise(</text:span><text:span text:style-name="T26">function</text:span><text:span text:style-name="T11">(resolve, reject){</text:span></text:p>
      <text:p text:style-name="P37"><text:tab/>resolve(42);</text:p>
      <text:p text:style-name="P37">});</text:p>
      <text:p text:style-name="P41"><text:span text:style-name="T7">promise.then(</text:span><text:span text:style-name="T22">function</text:span><text:span text:style-name="T7">(value){</text:span></text:p>
      <text:p text:style-name="P41"><text:span text:style-name="T7"><text:tab/></text:span><text:span text:style-name="T22">throw</text:span><text:span text:style-name="T7"> </text:span><text:span text:style-name="T22">new</text:span><text:span text:style-name="T7"> Error(</text:span><text:span text:style-name="T15">"Explosion!"</text:span><text:span text:style-name="T7">);</text:span></text:p>
      <text:p text:style-name="P41"><text:span text:style-name="T7">}).then(</text:span><text:span text:style-name="T22">function</text:span><text:span text:style-name="T7">(value){</text:span></text:p>
      <text:p text:style-name="P41"><text:span text:style-name="T7"><text:tab/></text:span><text:span text:style-name="T8">console.log(value);</text:span></text:p>
      <text:p text:style-name="P41"><text:span text:style-name="T7">}).</text:span><text:span text:style-name="T22">catch</text:span><text:span text:style-name="T7">(</text:span><text:span text:style-name="T22">function</text:span><text:span text:style-name="T7">(error){</text:span></text:p>
      <text:p text:style-name="P37"><text:tab/>console.error(error.message);</text:p>
      <text:p text:style-name="P37">});</text:p>
      <text:p text:style-name="P17"/>
      <text:p text:style-name="P17"/>
      <text:p text:style-name="Standard"><text:span text:style-name="T3">Возврат значений в цепочке объектов </text:span><text:span text:style-name="T1">Promise</text:span></text:p>
      <text:p text:style-name="P17"/>
      <text:p text:style-name="P40"><text:span text:style-name="T23">let</text:span><text:span text:style-name="T8"> promise = </text:span><text:span text:style-name="T23">new</text:span><text:span text:style-name="T8"> Promise(</text:span><text:span text:style-name="T23">function</text:span><text:span text:style-name="T8">(resolve, reject){</text:span></text:p>
      <text:p text:style-name="P37"><text:tab/>resolve(42);</text:p>
      <text:p text:style-name="P37">});</text:p>
      <text:p text:style-name="P37"/>
      <text:p text:style-name="P41"><text:soft-page-break/><text:span text:style-name="T7">promise.then(</text:span><text:span text:style-name="T22">function</text:span><text:span text:style-name="T7">(value){</text:span></text:p>
      <text:p text:style-name="P41"><text:span text:style-name="T7"><text:tab/>console.log(value);<text:tab/><text:tab/><text:tab/><text:tab/><text:tab/><text:tab/></text:span><text:span text:style-name="T36">// 42</text:span></text:p>
      <text:p text:style-name="P41"><text:span text:style-name="T7"><text:tab/></text:span><text:span text:style-name="T22">return</text:span><text:span text:style-name="T7"> value + 1;</text:span></text:p>
      <text:p text:style-name="P41"><text:span text:style-name="T7">}).then(</text:span><text:span text:style-name="T22">function</text:span><text:span text:style-name="T7">(value){</text:span></text:p>
      <text:p text:style-name="P41"><text:span text:style-name="T7"><text:tab/>console.log(value);<text:tab/><text:tab/><text:tab/><text:tab/><text:tab/><text:tab/></text:span><text:span text:style-name="T36">// 43</text:span></text:p>
      <text:p text:style-name="P37">});</text:p>
      <text:p text:style-name="P17"/>
      <text:p text:style-name="Standard"><text:span text:style-name="T3">Обработка сразу нескольких объектов </text:span><text:span text:style-name="T1">Promise</text:span></text:p>
      <text:p text:style-name="P17"/>
      <text:p text:style-name="P16"><text:span text:style-name="T1">Метод <text:s/></text:span><text:span text:style-name="T44">Promise.all()</text:span><text:span text:style-name="T1"> – п</text:span>ереходит в состояние «Выполнено» только если в этом состоянии окажутся все объекты <text:span text:style-name="T1">Promise </text:span>в интерируемом объекте.</text:p>
      <text:p text:style-name="P16"/>
      <text:p text:style-name="P43"><text:span text:style-name="T22">let</text:span><text:span text:style-name="T7"> p1 = </text:span><text:span text:style-name="T22">new</text:span><text:span text:style-name="T7"> Promise(</text:span><text:span text:style-name="T22">function</text:span><text:span text:style-name="T7">(resolve, reject){ resolve(41); });</text:span></text:p>
      <text:p text:style-name="P41"><text:span text:style-name="T22">let</text:span><text:span text:style-name="T7"> p2 = </text:span><text:span text:style-name="T22">new</text:span><text:span text:style-name="T7"> Promise(</text:span><text:span text:style-name="T22">function</text:span><text:span text:style-name="T7">(resolve, reject){ resolve(42); });</text:span></text:p>
      <text:p text:style-name="P41"><text:span text:style-name="T22">let</text:span><text:span text:style-name="T7"> p3 = </text:span><text:span text:style-name="T22">new</text:span><text:span text:style-name="T7"> Promise(</text:span><text:span text:style-name="T22">function</text:span><text:span text:style-name="T7">(resolve, reject){ resolve(43); });</text:span></text:p>
      <text:p text:style-name="P41"><text:span text:style-name="T22">let</text:span><text:span text:style-name="T7"> promise = Promise.all([p1, p2, p3]);</text:span></text:p>
      <text:p text:style-name="P41"><text:span text:style-name="T7">prommise.then(</text:span><text:span text:style-name="T22">function</text:span><text:span text:style-name="T7">(value){</text:span></text:p>
      <text:p text:style-name="P41"><text:span text:style-name="T7"><text:tab/>console.log(value[0], value[1], value[2]);<text:tab/><text:tab/></text:span><text:span text:style-name="T36">// 41 42 43</text:span></text:p>
      <text:p text:style-name="P37">});</text:p>
      <text:p text:style-name="P17"/>
      <text:p text:style-name="P16"><text:span text:style-name="T1">Метод <text:s/></text:span><text:span text:style-name="T44">Promise.race()</text:span><text:span text:style-name="T1"> – в</text:span>озвращает <text:span text:style-name="T1">Promise </text:span>устанавливается срузу же, как только устанавливается первый из переданных объектов <text:span text:style-name="T1">Promise. </text:span>(Не ждет когда выполнятся все объекты <text:span text:style-name="T1">Promise </text:span>как метод <text:span text:style-name="T1">all</text:span>)</text:p>
      <text:p text:style-name="P16"/>
      <text:p text:style-name="P43"><text:span text:style-name="T22">let</text:span><text:span text:style-name="T7"> p1 = </text:span><text:span text:style-name="T22">new</text:span><text:span text:style-name="T7"> Promise(</text:span><text:span text:style-name="T22">function</text:span><text:span text:style-name="T7">(resolve, reject){ resolve(41); });</text:span></text:p>
      <text:p text:style-name="P41"><text:span text:style-name="T22">let</text:span><text:span text:style-name="T7"> p2 = </text:span><text:span text:style-name="T22">new</text:span><text:span text:style-name="T7"> Promise(</text:span><text:span text:style-name="T22">function</text:span><text:span text:style-name="T7">(resolve, reject){ resolve(42); });</text:span></text:p>
      <text:p text:style-name="P41"><text:span text:style-name="T22">let</text:span><text:span text:style-name="T7"> p3 = </text:span><text:span text:style-name="T22">new</text:span><text:span text:style-name="T7"> Promise(</text:span><text:span text:style-name="T22">function</text:span><text:span text:style-name="T7">(resolve, reject){ resolve(43); });</text:span></text:p>
      <text:p text:style-name="P41"><text:span text:style-name="T22">let</text:span><text:span text:style-name="T7"> promise = Promise.race([p1, p2, p3]);</text:span></text:p>
      <text:p text:style-name="P41"><text:span text:style-name="T7">prommise.then(</text:span><text:span text:style-name="T22">function</text:span><text:span text:style-name="T7">(value){</text:span></text:p>
      <text:p text:style-name="P41"><text:span text:style-name="T7"><text:tab/>console.log(value);<text:tab/><text:tab/><text:tab/><text:tab/><text:tab/><text:tab/></text:span><text:span text:style-name="T36">// 41</text:span></text:p>
      <text:p text:style-name="P37">});</text:p>
      <text:p text:style-name="P16"/>
      <text:p text:style-name="P16"/>
      <text:p text:style-name="P16">Наследование <text:span text:style-name="T1">Promise</text:span></text:p>
      <text:p text:style-name="P17"/>
      <text:p text:style-name="P42"><text:span text:style-name="T22">class</text:span><text:span text:style-name="T7"> MyPromise </text:span><text:span text:style-name="T22">extends</text:span><text:span text:style-name="T7"> Promise {</text:span></text:p>
      <text:p text:style-name="P84"><text:tab/>success(resolve, reject){</text:p>
      <text:p text:style-name="P88"><text:span text:style-name="T7"><text:tab/><text:tab/></text:span><text:span text:style-name="T22">return</text:span><text:span text:style-name="T7"> </text:span><text:span text:style-name="T22">this</text:span><text:span text:style-name="T7">.then(resolve, reject);</text:span></text:p>
      <text:p text:style-name="P84"><text:tab/>}</text:p>
      <text:p text:style-name="P84"><text:tab/>failure(reject){</text:p>
      <text:p text:style-name="P88"><text:span text:style-name="T7"><text:tab/><text:tab/></text:span><text:span text:style-name="T22">return</text:span><text:span text:style-name="T7"> </text:span><text:span text:style-name="T22">this</text:span><text:span text:style-name="T7">.</text:span><text:span text:style-name="T22">catch</text:span><text:span text:style-name="T7">(reject);</text:span></text:p>
      <text:p text:style-name="P84"><text:tab/>}</text:p>
      <text:p text:style-name="P84">}</text:p>
      <text:p text:style-name="P88"/>
      <text:p text:style-name="P88"><text:span text:style-name="T22">let</text:span><text:span text:style-name="T7"> promise = </text:span><text:span text:style-name="T22">new</text:span><text:span text:style-name="T7"> MyPromise(</text:span><text:span text:style-name="T22">function</text:span><text:span text:style-name="T7">(resolve, reject){</text:span></text:p>
      <text:p text:style-name="P84"><text:tab/>resolve(42);</text:p>
      <text:p text:style-name="P84">});</text:p>
      <text:p text:style-name="P84"/>
      <text:p text:style-name="P88"><text:span text:style-name="T7">promise.success(</text:span><text:span text:style-name="T22">function</text:span><text:span text:style-name="T7">(value){</text:span></text:p>
      <text:p text:style-name="P84"><text:tab/>console.log(value);</text:p>
      <text:p text:style-name="P88"><text:span text:style-name="T7">}).failure(</text:span><text:span text:style-name="T22">function</text:span><text:span text:style-name="T7">(value){</text:span></text:p>
      <text:p text:style-name="P84"><text:tab/>console.error(value);</text:p>
      <text:p text:style-name="P90"><text:span text:style-name="T9">});</text:span></text:p>
      <text:p text:style-name="P16"/>
      <text:p text:style-name="P16"/>
      <text:p text:style-name="P16"/>
      <text:p text:style-name="P16"><text:soft-page-break/>Пример:</text:p>
      <text:p text:style-name="P16"/>
      <text:p text:style-name="P99"><text:span text:style-name="T22">function</text:span><text:span text:style-name="T7"> applyForVisa(document){</text:span></text:p>
      <text:p text:style-name="P98"><text:span text:style-name="T7"><text:tab/></text:span><text:span text:style-name="T22">let</text:span><text:span text:style-name="T7"> promise = </text:span><text:span text:style-name="T22">new</text:span><text:span text:style-name="T7"> Promise(</text:span><text:span text:style-name="T22">function</text:span><text:span text:style-name="T7">(resolve, reject){</text:span></text:p>
      <text:p text:style-name="P98"><text:span text:style-name="T7"><text:tab/><text:tab/>Math.random() &gt; 0.5 ? resolve({}) : reject(</text:span><text:span text:style-name="T15">"В визе отказано"</text:span><text:span text:style-name="T7">);</text:span></text:p>
      <text:p text:style-name="P100"><text:tab/>});</text:p>
      <text:p text:style-name="P98"><text:span text:style-name="T7"><text:tab/></text:span><text:span text:style-name="T22">return</text:span><text:span text:style-name="T7"> promise;</text:span></text:p>
      <text:p text:style-name="P100">}</text:p>
      <text:p text:style-name="P98"/>
      <text:p text:style-name="P98"><text:span text:style-name="T22">function</text:span><text:span text:style-name="T7"> hotel(visa){</text:span></text:p>
      <text:p text:style-name="P98"><text:span text:style-name="T7"><text:tab/></text:span><text:span text:style-name="T22">return</text:span><text:span text:style-name="T7"> </text:span><text:span text:style-name="T22">new</text:span><text:span text:style-name="T7"> Promise(</text:span><text:span text:style-name="T22">function</text:span><text:span text:style-name="T7">(resolve, reject){</text:span></text:p>
      <text:p text:style-name="P98"><text:span text:style-name="T7"><text:tab/><text:tab/>Math.random() &gt; 0.5 ? resolve(visa) : reject(</text:span><text:span text:style-name="T15">"Нет свободных номеров"</text:span><text:span text:style-name="T7">);</text:span></text:p>
      <text:p text:style-name="P100"><text:tab/>})</text:p>
      <text:p text:style-name="P100">}</text:p>
      <text:p text:style-name="P98"/>
      <text:p text:style-name="P98"><text:span text:style-name="T22">function</text:span><text:span text:style-name="T7"> tickets(visa){</text:span></text:p>
      <text:p text:style-name="P98"><text:span text:style-name="T7"><text:tab/>Math.random() &gt; 0.5 ? Promise.resolve(visa) : Promise.reject(</text:span><text:span text:style-name="T15">"Нет билетов"</text:span><text:span text:style-name="T7">);</text:span></text:p>
      <text:p text:style-name="P100">}</text:p>
      <text:p text:style-name="P98"/>
      <text:p text:style-name="P98"><text:span text:style-name="T7">applyForVisa({}).then(visa =&gt; {<text:tab/></text:span><text:span text:style-name="T22">return</text:span><text:span text:style-name="T7"> visa;})</text:span></text:p>
      <text:p text:style-name="P100"><text:tab/><text:tab/><text:tab/><text:tab/>.then(hotel)</text:p>
      <text:p text:style-name="P100"><text:tab/><text:tab/><text:tab/><text:tab/>.then(tickets)</text:p>
      <text:p text:style-name="P101"><text:span text:style-name="T9"><text:tab/><text:tab/><text:tab/><text:tab/>.</text:span><text:span text:style-name="T24">catch</text:span><text:span text:style-name="T9">(error =&gt; console.error(error));</text:span></text:p>
      <text:p text:style-name="P60"/>
      <text:p text:style-name="P53">Прокси-объекты и <text:span text:style-name="T1">Reflection API</text:span>.</text:p>
      <text:list xml:id="list2985998381747260822" text:style-name="L8">
        <text:list-item>
          <text:p text:style-name="P73">Proxy() - <text:span text:style-name="T3">создает прокси-объект для использования вместо другого объекта.</text:span></text:p>
        </text:list-item>
        <text:list-item>
          <text:p text:style-name="P73">Reflection API —<text:span text:style-name="T3"> программный интерфейс представлен объектом </text:span>Reflect —<text:span text:style-name="T3"> коллекцией методов преобразования</text:span></text:p>
        </text:list-item>
      </text:list>
      <text:p text:style-name="P17"/>
      <text:p text:style-name="P16">Создание простого прокси-объекта</text:p>
      <text:p text:style-name="P16"/>
      <text:p text:style-name="P43"><text:span text:style-name="T22">let</text:span><text:span text:style-name="T7"> target = {};</text:span></text:p>
      <text:p text:style-name="P88"><text:span text:style-name="T22">let</text:span><text:span text:style-name="T7"> proxy = </text:span><text:span text:style-name="T22">new</text:span><text:span text:style-name="T7"> Proxy(target, {});</text:span></text:p>
      <text:p text:style-name="P88"><text:span text:style-name="T7">proxy.name = </text:span><text:span text:style-name="T15">"proxy_name"</text:span><text:span text:style-name="T7">;</text:span></text:p>
      <text:p text:style-name="P90"><text:span text:style-name="T9">console.log(proxy.name === target.name);<text:tab/></text:span><text:span text:style-name="T37">// true</text:span></text:p>
      <text:p text:style-name="P17"/>
      <text:p text:style-name="P16">Проверка свойств с помощью ловушки <text:span text:style-name="T34">set()</text:span></text:p>
      <text:p text:style-name="P16"><text:span text:style-name="T1"/></text:p>
      <text:p text:style-name="P43"><text:span text:style-name="T23">let</text:span><text:span text:style-name="T8"> target = { name: </text:span><text:span text:style-name="T17">"target"</text:span><text:span text:style-name="T8"> };</text:span></text:p>
      <text:p text:style-name="P88"><text:span text:style-name="T22">let</text:span><text:span text:style-name="T7"> proxy = </text:span><text:span text:style-name="T22">new</text:span><text:span text:style-name="T7"> Proxy(target, {</text:span></text:p>
      <text:p text:style-name="P84"><text:tab/></text:p>
      <text:p text:style-name="P84"><text:tab/>set(trapTarget, key, value, receiver){</text:p>
      <text:p text:style-name="P88"><text:span text:style-name="T7"><text:tab/><text:tab/></text:span><text:span text:style-name="T36">// игнорировать существующие свойства</text:span></text:p>
      <text:p text:style-name="P88"><text:span text:style-name="T7"><text:tab/><text:tab/></text:span><text:span text:style-name="T22">if</text:span><text:span text:style-name="T7">(!trapTarget.hasOwnProperty(key)){</text:span></text:p>
      <text:p text:style-name="P88"><text:span text:style-name="T7"><text:tab/><text:tab/><text:tab/></text:span><text:span text:style-name="T22">if</text:span><text:span text:style-name="T7">(isNaN(value)){</text:span></text:p>
      <text:p text:style-name="P88"><text:span text:style-name="T7"><text:tab/><text:tab/><text:tab/><text:tab/></text:span><text:span text:style-name="T22">throw</text:span><text:span text:style-name="T7"> </text:span><text:span text:style-name="T22">new</text:span><text:span text:style-name="T7"> TypeError(</text:span><text:span text:style-name="T15">"Свойство не число"</text:span><text:span text:style-name="T7">);</text:span></text:p>
      <text:p text:style-name="P84"><text:tab/><text:tab/><text:tab/>}</text:p>
      <text:p text:style-name="P84"><text:tab/><text:tab/>}</text:p>
      <text:p text:style-name="P84"><text:span text:style-name="T22"><text:tab/><text:tab/>return</text:span> Reflect.set(trapTarget, key, value, receiver);</text:p>
      <text:p text:style-name="P84"><text:tab/>}<text:tab/></text:p>
      <text:p text:style-name="P84">});</text:p>
      <text:p text:style-name="P88"/>
      <text:p text:style-name="P88"><text:span text:style-name="T7">proxy.count = 1;<text:tab/><text:tab/><text:tab/></text:span><text:span text:style-name="T36">// корректно (это число)</text:span></text:p>
      <text:p text:style-name="P88"><text:span text:style-name="T7">proxy.name = </text:span><text:span text:style-name="T15">"proxy"</text:span><text:span text:style-name="T7">;<text:tab/><text:tab/></text:span><text:span text:style-name="T36">// корректно (это свойство изначально)</text:span></text:p>
      <text:p text:style-name="P90"><text:span text:style-name="T9">proxy.anotherName = </text:span><text:span text:style-name="T19">"abc"</text:span><text:span text:style-name="T9">;<text:tab/></text:span><text:span text:style-name="T37">// ошибка </text:span><text:span text:style-name="T38">(</text:span><text:span text:style-name="T39">новое свойство не число)</text:span></text:p>
      <text:p text:style-name="P16"><text:soft-page-break/>Проверка формы объектов с помощью ловушки <text:span text:style-name="T34">get()</text:span></text:p>
      <text:p text:style-name="P16"><text:span text:style-name="T1"/></text:p>
      <text:p text:style-name="P43"><text:span text:style-name="T23">let</text:span><text:span text:style-name="T8"> target = { };</text:span></text:p>
      <text:p text:style-name="P88"><text:span text:style-name="T22">let</text:span><text:span text:style-name="T7"> proxy = </text:span><text:span text:style-name="T22">new</text:span><text:span text:style-name="T7"> Proxy(target, {</text:span></text:p>
      <text:p text:style-name="P84"><text:tab/></text:p>
      <text:p text:style-name="P84"><text:tab/>get(trapTarget, key, receiver){</text:p>
      <text:p text:style-name="P88"><text:span text:style-name="T7"><text:tab/><text:tab/></text:span><text:span text:style-name="T22">if</text:span><text:span text:style-name="T7">(!(key </text:span><text:span text:style-name="T22">in</text:span><text:span text:style-name="T7"> receiver)){</text:span></text:p>
      <text:p text:style-name="P88"><text:span text:style-name="T7"><text:tab/><text:tab/><text:tab/></text:span><text:span text:style-name="T22">throw</text:span><text:span text:style-name="T7"> </text:span><text:span text:style-name="T22">new</text:span><text:span text:style-name="T7"> TypeError(</text:span><text:span text:style-name="T15">"Propetry "</text:span><text:span text:style-name="T7"> + key + </text:span><text:span text:style-name="T15">" doesn't exist."</text:span><text:span text:style-name="T7">);</text:span></text:p>
      <text:p text:style-name="P84"><text:tab/><text:tab/>}</text:p>
      <text:p text:style-name="P88"><text:span text:style-name="T7"><text:tab/><text:tab/></text:span><text:span text:style-name="T22">return</text:span><text:span text:style-name="T7"> Reflect.get(trapTarget, key, receiver); </text:span></text:p>
      <text:p text:style-name="P84"><text:tab/>}</text:p>
      <text:p text:style-name="P84"><text:tab/></text:p>
      <text:p text:style-name="P84">});</text:p>
      <text:p text:style-name="P88"/>
      <text:p text:style-name="P88"><text:span text:style-name="T7">proxy.name = </text:span><text:span text:style-name="T15">"proxy"</text:span><text:span text:style-name="T7">;</text:span></text:p>
      <text:p text:style-name="P88"><text:span text:style-name="T7">console.log(proxy.name);<text:tab/></text:span><text:span text:style-name="T36">// корректно</text:span></text:p>
      <text:p text:style-name="P90"><text:span text:style-name="T9">console.log(proxy.nme);<text:tab/><text:tab/></text:span><text:span text:style-name="T37">// вернет ошибку</text:span></text:p>
      <text:p text:style-name="P17"/>
      <text:list xml:id="list8814795371736528748" text:style-name="L9">
        <text:list-item>
          <text:p text:style-name="P74"><text:span text:style-name="T50">has()</text:span> - <text:span text:style-name="T3">сокрытие свойств с помощью </text:span><text:span text:style-name="T50">Reflect.has()</text:span></text:p>
        </text:list-item>
        <text:list-item>
          <text:p text:style-name="P74"><text:span text:style-name="T50">deleteProperty()</text:span> - <text:span text:style-name="T3">предотвращает удаление свойств</text:span></text:p>
        </text:list-item>
        <text:list-item>
          <text:p text:style-name="P74"><text:span text:style-name="T50">setPropertyOf()</text:span> <text:span text:style-name="T3">и </text:span><text:span text:style-name="T50">getPropertyOf()</text:span> - <text:span text:style-name="T3">ловушки операций с прототипами</text:span></text:p>
        </text:list-item>
        <text:list-item>
          <text:p text:style-name="P74"><text:span text:style-name="T50">isExtensible()</text:span> <text:span text:style-name="T3">и </text:span><text:span text:style-name="T50">preventExtensible()</text:span> - <text:span text:style-name="T3">ловушки расширяемости объектов</text:span></text:p>
        </text:list-item>
        <text:list-item>
          <text:p text:style-name="P74"><text:span text:style-name="T50">getOwnPropertyDescriptor()</text:span> - <text:span text:style-name="T3">ловушки операций с дескрипторами</text:span></text:p>
        </text:list-item>
        <text:list-item>
          <text:p text:style-name="P74"><text:span text:style-name="T50">ownKeys()</text:span> - <text:span text:style-name="T3">перехватывает метод </text:span>[ [<text:span text:style-name="T50">OwnPropertyKeys</text:span>] ]</text:p>
        </text:list-item>
        <text:list-item>
          <text:p text:style-name="P74"><text:span text:style-name="T50">apply()</text:span> <text:span text:style-name="T3">и </text:span><text:span text:style-name="T50">construct()</text:span> - <text:span text:style-name="T3">перехватывают </text:span>[[<text:span text:style-name="T50">Call</text:span>]] <text:span text:style-name="T3">и </text:span>[[<text:span text:style-name="T50">Construct</text:span>]]</text:p>
        </text:list-item>
        <text:list-item>
          <text:p text:style-name="P81">defineProperty</text:p>
        </text:list-item>
      </text:list>
      <text:p text:style-name="P17"/>
      <text:p text:style-name="P16">Отключение прокси-объектов <text:span text:style-name="T48">Proxy.revocable()</text:span></text:p>
      <text:p text:style-name="P16"><text:span text:style-name="T1"/></text:p>
      <text:p text:style-name="P43"><text:span text:style-name="T23">let</text:span><text:span text:style-name="T8"> target = { name: </text:span><text:span text:style-name="T17">"target"</text:span><text:span text:style-name="T8"> };</text:span></text:p>
      <text:p text:style-name="P88"><text:span text:style-name="T22">let</text:span><text:span text:style-name="T7"> {proxy, revoke} = Proxy.revocable(target, {});</text:span></text:p>
      <text:p text:style-name="P88"/>
      <text:p text:style-name="P88"><text:span text:style-name="T7">console.log(proxy.name);<text:tab/><text:tab/><text:tab/><text:tab/><text:tab/><text:tab/></text:span><text:span text:style-name="T36">// target</text:span></text:p>
      <text:p text:style-name="P88"><text:span text:style-name="T7">revoke();<text:tab/><text:tab/><text:tab/><text:tab/><text:tab/><text:tab/><text:tab/><text:tab/></text:span><text:span text:style-name="T36">// отключение прокси</text:span></text:p>
      <text:p text:style-name="P90"><text:span text:style-name="T9">console.log(proxy.name);<text:tab/><text:tab/><text:tab/><text:tab/><text:tab/><text:tab/></text:span><text:span text:style-name="T37">// ошибка</text:span></text:p>
      <text:p text:style-name="P17"/>
      <text:p text:style-name="P61"/>
      <text:p text:style-name="P53">Инкапсуляция кода в модули.</text:p>
      <text:list xml:id="list8290432016234242261" text:style-name="L10">
        <text:list-item>
          <text:p text:style-name="P77"><text:span text:style-name="T51">Модуль</text:span> — фрагмент кода который автоматически действует в строгом режиме без возможности изменений его.</text:p>
        </text:list-item>
        <text:list-item>
          <text:p text:style-name="P77"><text:span text:style-name="T51">Сценарий</text:span> — подключающийся любой код который не является модулем</text:p>
        </text:list-item>
      </text:list>
      <text:p text:style-name="P16"/>
      <text:p text:style-name="P16"><text:span text:style-name="T2">export - </text:span>Основы экспортирования</text:p>
      <text:p text:style-name="P17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1"><text:span text:style-name="T22">export</text:span><text:span text:style-name="T12"> </text:span><text:span text:style-name="T22">var</text:span><text:span text:style-name="T12"> color = </text:span><text:span text:style-name="T21">"red"</text:span><text:span text:style-name="T12">;</text:span></text:p>
            <text:p text:style-name="P98"><text:span text:style-name="T22">export</text:span><text:span text:style-name="T7"> </text:span><text:span text:style-name="T22">let</text:span><text:span text:style-name="T7"> name = </text:span><text:span text:style-name="T15">"John"</text:span><text:span text:style-name="T7">;</text:span></text:p>
            <text:p text:style-name="P98"><text:span text:style-name="T22">export</text:span><text:span text:style-name="T7"> </text:span><text:span text:style-name="T22">const</text:span><text:span text:style-name="T7"> MAX_VALUE = 100;</text:span></text:p>
          </table:table-cell>
          <table:table-cell table:style-name="Таблица9.A1" office:value-type="string">
            <text:p text:style-name="Standard"/>
          </table:table-cell>
          <table:table-cell table:style-name="Таблица9.A1" office:value-type="string">
            <text:p text:style-name="P102"><text:span text:style-name="T14">Экспорт данных</text:span></text:p>
          </table:table-cell>
        </table:table-row>
        <table:table-row>
          <table:table-cell table:style-name="Таблица9.A1" office:value-type="string">
            <text:p text:style-name="P21"/>
          </table:table-cell>
          <table:table-cell table:style-name="Таблица9.A1" office:value-type="string">
            <text:p text:style-name="Standard"/>
          </table:table-cell>
          <table:table-cell table:style-name="Таблица9.A1" office:value-type="string">
            <text:p text:style-name="P102"/>
          </table:table-cell>
        </table:table-row>
        <table:table-row>
          <table:table-cell table:style-name="Таблица9.A1" office:value-type="string">
            <text:p text:style-name="P21"><text:span text:style-name="T22">export</text:span><text:span text:style-name="T7"> </text:span><text:span text:style-name="T22">function</text:span><text:span text:style-name="T7"> sum(n1, n2){</text:span></text:p>
            <text:p text:style-name="P98"><text:span text:style-name="T7"><text:tab/></text:span><text:span text:style-name="T22">return</text:span><text:span text:style-name="T7"> n1 + n2;</text:span></text:p>
            <text:p text:style-name="P98"><text:span text:style-name="T7">}</text:span></text:p>
            <text:p text:style-name="P98"><text:span text:style-name="T7"/></text:p>
          </table:table-cell>
          <table:table-cell table:style-name="Таблица9.A1" office:value-type="string">
            <text:p text:style-name="Standard"/>
          </table:table-cell>
          <table:table-cell table:style-name="Таблица9.A1" office:value-type="string">
            <text:p text:style-name="P102">Экспорт функции</text:p>
          </table:table-cell>
        </table:table-row>
        <text:soft-page-break/>
        <table:table-row>
          <table:table-cell table:style-name="Таблица9.A1" office:value-type="string">
            <text:p text:style-name="P21"><text:span text:style-name="T22">export</text:span><text:span text:style-name="T7"> </text:span><text:span text:style-name="T22">class</text:span><text:span text:style-name="T7"> Rectangle {</text:span></text:p>
            <text:p text:style-name="P100"><text:tab/>constructor(name){</text:p>
            <text:p text:style-name="P98"><text:span text:style-name="T7"><text:tab/><text:tab/></text:span><text:span text:style-name="T22">this</text:span><text:span text:style-name="T7">.name = name;</text:span></text:p>
            <text:p text:style-name="P100"><text:tab/>}</text:p>
            <text:p text:style-name="P98"><text:span text:style-name="T7">}</text:span></text:p>
          </table:table-cell>
          <table:table-cell table:style-name="Таблица9.A1" office:value-type="string">
            <text:p text:style-name="Standard"/>
          </table:table-cell>
          <table:table-cell table:style-name="Таблица9.A1" office:value-type="string">
            <text:p text:style-name="P102">Экспорт класса</text:p>
          </table:table-cell>
        </table:table-row>
        <table:table-row>
          <table:table-cell table:style-name="Таблица9.A1" office:value-type="string">
            <text:p text:style-name="P21"/>
          </table:table-cell>
          <table:table-cell table:style-name="Таблица9.A1" office:value-type="string">
            <text:p text:style-name="Standard"/>
          </table:table-cell>
          <table:table-cell table:style-name="Таблица9.A1" office:value-type="string">
            <text:p text:style-name="P102"/>
          </table:table-cell>
        </table:table-row>
        <table:table-row>
          <table:table-cell table:style-name="Таблица9.A1" office:value-type="string">
            <text:p text:style-name="P21"><text:span text:style-name="T22">function</text:span><text:span text:style-name="T7"> multiply(n1, n2){</text:span></text:p>
            <text:p text:style-name="P98"><text:span text:style-name="T7"><text:tab/></text:span><text:span text:style-name="T22">return</text:span><text:span text:style-name="T7"> n1 * n2;</text:span></text:p>
            <text:p text:style-name="P100">}</text:p>
            <text:p text:style-name="P98"><text:span text:style-name="T22">export</text:span><text:span text:style-name="T7"> multiply;</text:span></text:p>
          </table:table-cell>
          <table:table-cell table:style-name="Таблица9.A1" office:value-type="string">
            <text:p text:style-name="Standard"/>
          </table:table-cell>
          <table:table-cell table:style-name="Таблица9.A1" office:value-type="string">
            <text:p text:style-name="P102">Экспорт после определения функции</text:p>
          </table:table-cell>
        </table:table-row>
        <table:table-row>
          <table:table-cell table:style-name="Таблица9.A1" office:value-type="string">
            <text:p text:style-name="P21"/>
          </table:table-cell>
          <table:table-cell table:style-name="Таблица9.A1" office:value-type="string">
            <text:p text:style-name="Standard"/>
          </table:table-cell>
          <table:table-cell table:style-name="Таблица9.A1" office:value-type="string">
            <text:p text:style-name="P102"/>
          </table:table-cell>
        </table:table-row>
        <table:table-row>
          <table:table-cell table:style-name="Таблица9.A1" office:value-type="string">
            <text:p text:style-name="P21"><text:span text:style-name="T22">class</text:span><text:span text:style-name="T7"> Rectangle {</text:span></text:p>
            <text:p text:style-name="P100"><text:tab/>constructor(name){</text:p>
            <text:p text:style-name="P98"><text:span text:style-name="T7"><text:tab/><text:tab/></text:span><text:span text:style-name="T22">this</text:span><text:span text:style-name="T7">.name = name;</text:span></text:p>
            <text:p text:style-name="P100"><text:tab/>}</text:p>
            <text:p text:style-name="P100">}</text:p>
            <text:p text:style-name="P98"><text:span text:style-name="T22">export</text:span><text:span text:style-name="T7"> </text:span><text:span text:style-name="T22">default</text:span><text:span text:style-name="T7"> Rectangle;</text:span></text:p>
          </table:table-cell>
          <table:table-cell table:style-name="Таблица9.A1" office:value-type="string">
            <text:p text:style-name="Standard"/>
          </table:table-cell>
          <table:table-cell table:style-name="Таблица9.A1" office:value-type="string">
            <text:p text:style-name="P102">Экспорт по умолчанию</text:p>
          </table:table-cell>
        </table:table-row>
      </table:table>
      <text:p text:style-name="P17"/>
      <text:p text:style-name="P16"><text:span text:style-name="T2">import</text:span><text:span text:style-name="T1"> - </text:span>Основы импортирования</text:p>
      <text:p text:style-name="P17"/>
      <text:p text:style-name="P16">Импортирование единственной привязки</text:p>
      <text:p text:style-name="P16"/>
      <text:p text:style-name="P29"><text:span text:style-name="T24">import</text:span><text:span text:style-name="T9"> { sum } from </text:span><text:span text:style-name="T19">"./exapmle.js"</text:span><text:span text:style-name="T9">;</text:span></text:p>
      <text:p text:style-name="P29"><text:span text:style-name="T9">console.log(sum(1, 2));</text:span></text:p>
      <text:p text:style-name="P32"/>
      <text:p text:style-name="P16">Импортирование нескольких привязок</text:p>
      <text:p text:style-name="P16"/>
      <text:p text:style-name="P43"><text:span text:style-name="T22">import</text:span><text:span text:style-name="T7"> { sum, multiply, MAX_VALUE } from </text:span><text:span text:style-name="T15">"./exapmle.js"</text:span><text:span text:style-name="T7">;</text:span></text:p>
      <text:p text:style-name="P84">console.log(sum(1, MAX_VALUE));</text:p>
      <text:p text:style-name="P90"><text:span text:style-name="T9">console.log(multiply(2, MAX_VALUE));</text:span></text:p>
      <text:p text:style-name="P17"/>
      <text:p text:style-name="P16">Импортироание всего модуля</text:p>
      <text:p text:style-name="P16"/>
      <text:p text:style-name="P43"><text:span text:style-name="T22">import</text:span><text:span text:style-name="T7"> * as example from </text:span><text:span text:style-name="T15">"./exapmle.js"</text:span><text:span text:style-name="T7">;</text:span></text:p>
      <text:p text:style-name="P84">console.log(example.sum(1, 2));</text:p>
      <text:p text:style-name="P90"><text:span text:style-name="T9">console.log(example.MAX_VALUE);</text:span></text:p>
      <text:p text:style-name="P17"/>
      <text:p text:style-name="P16">Тонкая особенность импортирования привязок</text:p>
      <text:p text:style-name="P16"/>
      <text:p text:style-name="P43"><text:span text:style-name="T22">export</text:span><text:span text:style-name="T7"> </text:span><text:span text:style-name="T22">var</text:span><text:span text:style-name="T7"> name = </text:span><text:span text:style-name="T15">"John"</text:span><text:span text:style-name="T7">;</text:span></text:p>
      <text:p text:style-name="P88"><text:span text:style-name="T22">export</text:span><text:span text:style-name="T7"> </text:span><text:span text:style-name="T22">function</text:span><text:span text:style-name="T7"> setName(newName){</text:span></text:p>
      <text:p text:style-name="P84"><text:tab/>name = newName;</text:p>
      <text:p text:style-name="P84">}</text:p>
      <text:p text:style-name="P84"/>
      <text:p text:style-name="P84">----------------------------------------------</text:p>
      <text:p text:style-name="P88"/>
      <text:p text:style-name="P88"><text:span text:style-name="T22">import</text:span><text:span text:style-name="T7"> { name, setName } from </text:span><text:span text:style-name="T15">"./exapmle.js"</text:span><text:span text:style-name="T7">;</text:span></text:p>
      <text:p text:style-name="P88"><text:span text:style-name="T7"/></text:p>
      <text:p text:style-name="P88"><text:span text:style-name="T7">console.log(name);<text:tab/><text:tab/><text:tab/><text:tab/><text:tab/><text:tab/><text:tab/></text:span><text:span text:style-name="T36">// John</text:span></text:p>
      <text:p text:style-name="P88"><text:span text:style-name="T7">setName(</text:span><text:span text:style-name="T15">"Bill"</text:span><text:span text:style-name="T7">);</text:span></text:p>
      <text:p text:style-name="P88"><text:span text:style-name="T7">console.log(name);<text:tab/><text:tab/><text:tab/><text:tab/><text:tab/><text:tab/><text:tab/></text:span><text:span text:style-name="T36">// Bill</text:span></text:p>
      <text:p text:style-name="P88"/>
      <text:p text:style-name="P90"><text:span text:style-name="T9">name = </text:span><text:span text:style-name="T19">"Greg"</text:span><text:span text:style-name="T9">;<text:tab/><text:tab/><text:tab/><text:tab/><text:tab/><text:tab/><text:tab/></text:span><text:span text:style-name="T37">// ошибка</text:span></text:p>
      <text:p text:style-name="P17"/>
      <text:p text:style-name="P17"/>
      <text:p text:style-name="P17"/>
      <text:p text:style-name="P16"><text:soft-page-break/>Переименование экспортируемых и импортируемых привязок</text:p>
      <text:p text:style-name="P16"/>
      <text:p text:style-name="P43"><text:span text:style-name="T22">function</text:span><text:span text:style-name="T7"> sum(n1, n2){</text:span></text:p>
      <text:p text:style-name="P88"><text:span text:style-name="T7"><text:tab/></text:span><text:span text:style-name="T22">return</text:span><text:span text:style-name="T7"> n1 + n2;</text:span></text:p>
      <text:p text:style-name="P84">}</text:p>
      <text:p text:style-name="P88"><text:span text:style-name="T22">export</text:span><text:span text:style-name="T7"> { sum as add };</text:span></text:p>
      <text:p text:style-name="P88"/>
      <text:p text:style-name="P90"><text:span text:style-name="T24">import</text:span><text:span text:style-name="T9"> { add as sum } from </text:span><text:span text:style-name="T19">"./exapmle.js"</text:span><text:span text:style-name="T9">;</text:span></text:p>
      <text:p text:style-name="P17"/>
      <text:p text:style-name="P16">Значение по умолчанию в модулях (<text:span text:style-name="T2">default</text:span><text:span text:style-name="T1">)</text:span></text:p>
      <text:p text:style-name="P16"><text:span text:style-name="T1"/></text:p>
      <text:p text:style-name="P49">Экспортирование значений по умолчанию</text:p>
      <text:p text:style-name="P16"/>
      <text:p text:style-name="P94"><text:span text:style-name="T22">export</text:span><text:span text:style-name="T7"> </text:span><text:span text:style-name="T22">default</text:span><text:span text:style-name="T7"> </text:span><text:span text:style-name="T22">function</text:span><text:span text:style-name="T7">(n1, n2){</text:span></text:p>
      <text:p text:style-name="P95"><text:span text:style-name="T7"><text:tab/></text:span><text:span text:style-name="T22">return</text:span><text:span text:style-name="T7"> n1 + n2;</text:span></text:p>
      <text:p text:style-name="P93">}</text:p>
      <text:p text:style-name="P95"/>
      <text:p text:style-name="P95"><text:span text:style-name="T22">function</text:span><text:span text:style-name="T7"> sum(n1, n2){</text:span></text:p>
      <text:p text:style-name="P95"><text:span text:style-name="T7"><text:tab/></text:span><text:span text:style-name="T22">return</text:span><text:span text:style-name="T7"> n1 + n2;</text:span></text:p>
      <text:p text:style-name="P93">}</text:p>
      <text:p text:style-name="P95"><text:span text:style-name="T22">export</text:span><text:span text:style-name="T7"> </text:span><text:span text:style-name="T22">default</text:span><text:span text:style-name="T7"> sum;</text:span></text:p>
      <text:p text:style-name="P97"><text:span text:style-name="T24">export</text:span><text:span text:style-name="T9"> { sum as </text:span><text:span text:style-name="T24">default</text:span><text:span text:style-name="T9"> };</text:span></text:p>
      <text:p text:style-name="P17"/>
      <text:p text:style-name="P49">Импортирование значений по умолчанию</text:p>
      <text:p text:style-name="P16"/>
      <text:p text:style-name="P94"><text:span text:style-name="T22">import</text:span><text:span text:style-name="T7"> sum from </text:span><text:span text:style-name="T15">"./exapmle.js"</text:span><text:span text:style-name="T7">;</text:span></text:p>
      <text:p text:style-name="P97"><text:span text:style-name="T9">console.log(sum(1, 2));</text:span></text:p>
      <text:p text:style-name="P17"/>
      <text:p text:style-name="P49">Импортирование несколько привязок вместе с привязкой по умолчанию</text:p>
      <text:p text:style-name="P16"/>
      <text:p text:style-name="P94"><text:span text:style-name="T22">export</text:span><text:span text:style-name="T7"> </text:span><text:span text:style-name="T22">let</text:span><text:span text:style-name="T7"> color = </text:span><text:span text:style-name="T15">"red"</text:span><text:span text:style-name="T7">;</text:span></text:p>
      <text:p text:style-name="P95"><text:span text:style-name="T22">export</text:span><text:span text:style-name="T7"> </text:span><text:span text:style-name="T22">default</text:span><text:span text:style-name="T7"> </text:span><text:span text:style-name="T22">function</text:span><text:span text:style-name="T7">(n1, n2){</text:span></text:p>
      <text:p text:style-name="P95"><text:span text:style-name="T7"><text:tab/></text:span><text:span text:style-name="T22">return</text:span><text:span text:style-name="T7"> n1 + n2;</text:span></text:p>
      <text:p text:style-name="P93">}</text:p>
      <text:p text:style-name="P93"/>
      <text:p text:style-name="P93">------------------------------------------------------</text:p>
      <text:p text:style-name="P95"/>
      <text:p text:style-name="P95"><text:span text:style-name="T22">import</text:span><text:span text:style-name="T7"> sum, { color } from </text:span><text:span text:style-name="T15">"./exapmle.js"</text:span><text:span text:style-name="T7">;</text:span></text:p>
      <text:p text:style-name="P93">console.log(sum(1, 2));</text:p>
      <text:p text:style-name="P93">console.log(color);</text:p>
      <text:p text:style-name="P95"/>
      <text:p text:style-name="P97"><text:span text:style-name="T24">import</text:span><text:span text:style-name="T9"> { </text:span><text:span text:style-name="T24">default</text:span><text:span text:style-name="T9"> as sum, color } from </text:span><text:span text:style-name="T19">"./exapmle.js"</text:span><text:span text:style-name="T9">;</text:span></text:p>
      <text:p text:style-name="P17"/>
      <text:p text:style-name="P16">Реэкспорт привязок</text:p>
      <text:p text:style-name="P16"/>
      <text:p text:style-name="P43"><text:span text:style-name="T22">import</text:span><text:span text:style-name="T7"> { sum } from </text:span><text:span text:style-name="T15">"./exapmle.js"</text:span><text:span text:style-name="T7">;</text:span></text:p>
      <text:p text:style-name="P90"><text:span text:style-name="T24">export</text:span><text:span text:style-name="T9"> { sum }</text:span></text:p>
      <text:p text:style-name="P32"/>
      <text:p text:style-name="P49">то же самое можно записать проще</text:p>
      <text:p text:style-name="P42"><text:span text:style-name="T22">export</text:span><text:span text:style-name="T7"> { sum } from </text:span><text:span text:style-name="T15">"./exapmle.js"</text:span><text:span text:style-name="T7">;</text:span></text:p>
      <text:p text:style-name="P17"/>
      <text:p text:style-name="P49">экспорт значения с другим именем</text:p>
      <text:p text:style-name="P42"><text:span text:style-name="T22">export</text:span><text:span text:style-name="T7"> { sum as add } from </text:span><text:span text:style-name="T15">"./exapmle.js"</text:span><text:span text:style-name="T7">;</text:span></text:p>
      <text:p text:style-name="P42"><text:span text:style-name="T7"/></text:p>
      <text:p text:style-name="P49">экспортировать все что находится в импортируемом модуле</text:p>
      <text:p text:style-name="P43"><text:span text:style-name="T22">export</text:span><text:span text:style-name="T7"> * from </text:span><text:span text:style-name="T15">"./exapmle.js"</text:span><text:span text:style-name="T7">;</text:span></text:p>
      <text:p text:style-name="P16"><text:soft-page-break/>Импортирование без привязок (применяется для полифилов и расширений)</text:p>
      <text:p text:style-name="P16"/>
      <text:p text:style-name="P42"><text:span text:style-name="T7">Array.prototype.pushAll = </text:span><text:span text:style-name="T22">function</text:span><text:span text:style-name="T7">(items){</text:span></text:p>
      <text:p text:style-name="P88"><text:span text:style-name="T7"><text:tab/></text:span><text:span text:style-name="T22">return</text:span><text:span text:style-name="T7"> </text:span><text:span text:style-name="T22">this</text:span><text:span text:style-name="T7">.push(...items);</text:span></text:p>
      <text:p text:style-name="P84">};</text:p>
      <text:p text:style-name="P88">-----------------------------------------</text:p>
      <text:p text:style-name="P88"><text:span text:style-name="T22">import</text:span><text:span text:style-name="T7"> </text:span><text:span text:style-name="T15">"./exapmle.js"</text:span><text:span text:style-name="T7">;</text:span></text:p>
      <text:p text:style-name="P88"><text:span text:style-name="T22">let</text:span><text:span text:style-name="T7"> color = [</text:span><text:span text:style-name="T15">"red"</text:span><text:span text:style-name="T7">, </text:span><text:span text:style-name="T15">"green"</text:span><text:span text:style-name="T7">, </text:span><text:span text:style-name="T15">"blue"</text:span><text:span text:style-name="T7">];</text:span></text:p>
      <text:p text:style-name="P88"><text:span text:style-name="T22">let</text:span><text:span text:style-name="T7"> item = [];</text:span></text:p>
      <text:p text:style-name="P90"><text:span text:style-name="T9">item.pushAll(color);</text:span></text:p>
      <text:p text:style-name="P17"/>
      <text:p text:style-name="P16">Загрузка модулей на странице. <text:span text:style-name="T1">(type = “module”)</text:span></text:p>
      <text:p text:style-name="P17"/>
      <text:p text:style-name="P49">загрузка модуля из файла</text:p>
      <text:p text:style-name="P49"/>
      <text:p text:style-name="P96"><text:span text:style-name="T7">&lt;script type=</text:span><text:span text:style-name="T15">"module"</text:span><text:span text:style-name="T7"> src=</text:span><text:span text:style-name="T15">"example.js"</text:span><text:span text:style-name="T7">&gt;&lt;/script&gt;</text:span></text:p>
      <text:p text:style-name="P32"/>
      <text:p text:style-name="P49">встроенный код в качестве модуля</text:p>
      <text:p text:style-name="P16"/>
      <text:p text:style-name="P95"><text:span text:style-name="T7">&lt;script type=</text:span><text:span text:style-name="T15">"module"</text:span><text:span text:style-name="T7">&gt;</text:span></text:p>
      <text:p text:style-name="P95"><text:span text:style-name="T7"><text:tab/></text:span><text:span text:style-name="T22">import</text:span><text:span text:style-name="T7"> { sum } from </text:span><text:span text:style-name="T15">"./exapmle.js"</text:span><text:span text:style-name="T7">;</text:span></text:p>
      <text:p text:style-name="P95"><text:span text:style-name="T7"><text:tab/></text:span><text:span text:style-name="T22">let</text:span><text:span text:style-name="T7"> result = sum(1, 2);</text:span></text:p>
      <text:p text:style-name="P97"><text:span text:style-name="T9">&lt;/script&gt;</text:span></text:p>
      <text:p text:style-name="Standard"/>
      <text:p text:style-name="Standard">Подключение СЦЕНАРИЯ <text:tab/><text:tab/><text:span text:style-name="T48">type = “text/javascript”</text:span></text:p>
      <text:p text:style-name="Standard"><text:span text:style-name="T1"/></text:p>
      <text:p text:style-name="Standard"><text:span text:style-name="T1">Подключение </text:span><text:span text:style-name="T3">МОДУЛЯ</text:span><text:span text:style-name="T1"> <text:tab/><text:tab/></text:span><text:span text:style-name="T48">type = “module”</text:span></text:p>
      <text:p text:style-name="Standard"><text:span text:style-name="T1"/></text:p>
      <text:p text:style-name="P16">Асинхронная загрузка модулей в веб-браузерах</text:p>
      <text:p text:style-name="P16"/>
      <text:p text:style-name="P43"><text:span text:style-name="T7">&lt;script type=</text:span><text:span text:style-name="T15">"module"</text:span><text:span text:style-name="T7"> async src=</text:span><text:span text:style-name="T15">"example1.js"</text:span><text:span text:style-name="T7">&gt;&lt;/script&gt;</text:span></text:p>
      <text:p text:style-name="P90"><text:span text:style-name="T9">&lt;script type=</text:span><text:span text:style-name="T19">"module"</text:span><text:span text:style-name="T9"> async src=</text:span><text:span text:style-name="T19">"example2.js"</text:span><text:span text:style-name="T9">&gt;&lt;/script&gt;</text:span></text:p>
      <text:p text:style-name="Standard"/>
      <text:p text:style-name="Standard">Загрузка модулей в фоновые потоки выполнения (<text:span text:style-name="T1">WebWorkers </text:span><text:span text:style-name="T3">и </text:span><text:span text:style-name="T1">Service Workers)</text:span></text:p>
      <text:p text:style-name="Standard"><text:span text:style-name="T1"/></text:p>
      <text:p text:style-name="P40"><text:span text:style-name="T23">let</text:span><text:span text:style-name="T8"> worker = </text:span><text:span text:style-name="T23">new</text:span><text:span text:style-name="T8"> Worker(</text:span><text:span text:style-name="T17">"script.js"</text:span><text:span text:style-name="T8">);<text:tab/><text:tab/><text:tab/><text:tab/></text:span><text:span text:style-name="T40">// загрузка сценарий</text:span></text:p>
      <text:p text:style-name="P90"><text:span text:style-name="T24">let</text:span><text:span text:style-name="T9"> worker = </text:span><text:span text:style-name="T24">new</text:span><text:span text:style-name="T9"> Worker(</text:span><text:span text:style-name="T19">"script.js"</text:span><text:span text:style-name="T9">, {type: </text:span><text:span text:style-name="T19">"module"</text:span><text:span text:style-name="T9">});<text:tab/></text:span><text:span text:style-name="T37">// загрузка модуля</text:span></text:p>
      <text:p text:style-name="Standard"/>
      <text:p text:style-name="P16">Расширение спецификаторов модулей</text:p>
      <text:p text:style-name="P16"/>
      <text:p text:style-name="P16"><text:tab/><text:span text:style-name="T33">/</text:span><text:tab/>поиск начинается с корневого каталога<text:tab/><text:span text:style-name="T19">"/example1.js"</text:span></text:p>
      <text:p text:style-name="P16"><text:tab/><text:span text:style-name="T33">./</text:span><text:tab/>поиск в текущем каталоге<text:tab/><text:tab/><text:tab/><text:span text:style-name="T19">"./example1.js"</text:span></text:p>
      <text:p text:style-name="P16"><text:tab/><text:span text:style-name="T33">../</text:span><text:tab/>поиск в родительском каталоге<text:tab/><text:tab/><text:span text:style-name="T19">"../example1.js"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ormal_20_Indent" style:display-name="Normal Indent" style:family="paragraph" style:parent-style-name="Standard" style:next-style-name="Standard">
      <style:paragraph-properties fo:margin-left="0.635cm" fo:margin-right="0cm" fo:text-indent="0cm" style:auto-text-indent="false"/>
      <style:text-properties style:font-name="Times New Roman" fo:font-size="12pt" style:font-name-asian="SimSun" style:font-size-asian="12pt" style:font-name-complex="Mangal" style:font-size-complex="12pt"/>
    </style:style>
    <style:style style:name="No_20_Spacing" style:display-name="No Spacing" style:family="paragraph" style:nex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423cm" fo:margin-bottom="0.106cm" fo:keep-with-next="always"/>
      <style:text-properties style:font-name="Times New Roman" fo:font-size="16pt" fo:font-weight="bold" style:font-name-asian="SimSun" style:font-size-asian="16pt" style:font-weight-asian="bold" style:font-name-complex="Mang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423cm" fo:margin-bottom="0.106cm" fo:keep-with-next="always"/>
      <style:text-properties style:font-name="Times New Roman" fo:font-size="14pt" fo:font-style="italic" fo:font-weight="bold" style:font-name-asian="SimSun" style:font-size-asian="14pt" style:font-style-asian="italic" style:font-weight-asian="bold" style:font-name-complex="Mang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423cm" fo:margin-bottom="0.106cm" fo:keep-with-next="always"/>
      <style:text-properties style:font-name="Times New Roman" fo:font-size="13pt" fo:font-weight="bold" style:font-name-asian="SimSun" style:font-size-asian="13pt" style:font-weight-asian="bold" style:font-name-complex="Mang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margin-top="0.423cm" fo:margin-bottom="0.106cm" fo:keep-with-next="always"/>
      <style:text-properties style:font-name="Times New Roman" fo:font-size="12pt" fo:font-style="italic" fo:font-weight="bold" style:font-name-asian="SimSun" style:font-size-asian="12pt" style:font-style-asian="italic" style:font-weight-asian="bold" style:font-name-complex="Mangal" style:font-size-complex="12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margin-top="0.423cm" fo:margin-bottom="0.106cm" fo:keep-with-next="always"/>
      <style:text-properties style:font-name="Times New Roman" fo:font-size="11pt" fo:font-style="italic" fo:font-weight="bold" style:font-name-asian="SimSun" style:font-size-asian="11pt" style:font-style-asian="italic" style:font-weight-asian="bold" style:font-name-complex="Mangal" style:font-size-complex="11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top="0.423cm" fo:margin-bottom="0.106cm" fo:keep-with-next="always"/>
      <style:text-properties style:font-name="Times New Roman" fo:font-size="11pt" fo:font-weight="bold" style:font-name-asian="SimSun" style:font-size-asian="11pt" style:font-weight-asian="bold" style:font-name-complex="Mangal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top="0.423cm" fo:margin-bottom="0.106cm" fo:keep-with-next="always"/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top="0.423cm" fo:margin-bottom="0.106cm" fo:keep-with-next="always"/>
      <style:text-properties style:font-name="Times New Roman" fo:font-size="12pt" fo:font-style="italic" style:font-name-asian="SimSun" style:font-size-asian="12pt" style:font-style-asian="italic" style:font-name-complex="Mangal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top="0.423cm" fo:margin-bottom="0.106cm" fo:keep-with-next="always"/>
      <style:text-properties style:font-name="Times New Roman" fo:font-size="12pt" style:font-name-asian="SimSun" style:font-size-asian="12pt" style:font-name-complex="Mangal" style:font-size-complex="12pt"/>
    </style:style>
    <style:style style:name="List_20_Paragraph" style:display-name="List Paragraph" style:family="paragraph" style:parent-style-name="Standard" style:next-style-name="Standard">
      <style:text-properties style:font-name="Times New Roman" fo:font-size="12pt" style:font-name-asian="SimSun" style:font-size-asian="12pt" style:font-name-complex="Mangal" style:font-size-complex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e" style:family="paragraph" style:parent-style-name="Standard" style:next-style-name="Standard">
      <style:text-properties style:font-name="Times New Roman" fo:font-size="12pt" fo:font-style="italic" style:font-name-asian="SimSun" style:font-size-asian="12pt" style:font-style-asian="italic" style:font-name-complex="Mangal" style:font-size-complex="12pt" style:font-style-complex="italic"/>
    </style:style>
    <style:style style:name="Intense_20_Quote" style:display-name="Intense Quote" style:family="paragraph" style:parent-style-name="Standard" style:next-style-name="Standard">
      <style:paragraph-properties fo:margin-left="0.635cm" fo:margin-right="0.635cm" fo:text-indent="0cm" style:auto-text-indent="false"/>
      <style:text-properties style:font-name="Times New Roman" fo:font-size="12pt" fo:font-style="italic" fo:font-weight="bold" style:font-name-asian="SimSun" style:font-size-asian="12pt" style:font-style-asian="italic" style:font-weight-asian="bold" style:font-name-complex="Mangal" style:font-size-complex="12pt" style:font-style-complex="italic" style:font-weight-complex="bold"/>
    </style:style>
    <style:style style:name="Block_20_Text" style:display-name="Block Text" style:family="paragraph" style:parent-style-name="Standard" style:next-style-name="Standard">
      <style:paragraph-properties fo:margin-left="0.635cm" fo:margin-right="0.635cm" fo:margin-top="0.079cm" fo:margin-bottom="0.079cm" fo:text-indent="0cm" style:auto-text-indent="false" fo:padding="0.106cm" fo:border="0.002cm solid #ffffff"/>
      <style:text-properties style:font-name="Times New Roman" fo:font-size="12pt" fo:font-style="italic" style:font-name-asian="SimSun" style:font-size-asian="12pt" style:font-style-asian="italic" style:font-name-complex="Mangal" style:font-size-complex="12pt" style:font-style-complex="italic"/>
    </style:style>
    <style:style style:name="HTML_20_Preformatted" style:display-name="HTML Preformatted" style:family="paragraph" style:parent-style-name="Standard" style:next-style-name="Standard">
      <style:text-properties style:font-name="Courier New" fo:font-size="12pt" style:font-name-asian="Courier New" style:font-size-asian="12pt" style:font-name-complex="Courier New" style:font-size-complex="12pt"/>
    </style:style>
    <style:style style:name="header" style:family="paragraph" style:parent-style-name="Standard" style:next-style-name="Standard">
      <style:text-properties style:font-name="Times New Roman" fo:font-size="12pt" style:font-name-asian="SimSun" style:font-size-asian="12pt" style:font-name-complex="Mangal" style:font-size-complex="12pt"/>
    </style:style>
    <style:style style:name="footer" style:family="paragraph" style:parent-style-name="Standard" style:next-style-name="Standard">
      <style:text-properties style:font-name="Times New Roman" fo:font-size="12pt" style:font-name-asian="SimSun" style:font-size-asian="12pt" style:font-name-complex="Mangal" style:font-size-complex="12pt"/>
    </style:style>
    <style:style style:name="caption" style:family="paragraph" style:parent-style-name="Standard" style:next-style-name="Standard">
      <style:text-properties style:font-name="Times New Roman" fo:font-size="9pt" fo:font-weight="bold" style:font-name-asian="SimSun" style:font-size-asian="9pt" style:font-weight-asian="bold" style:font-name-complex="Mangal" style:font-size-complex="9pt" style:font-weight-complex="bold"/>
    </style:style>
    <style:style style:name="endnote_20_text" style:display-name="endnote text" style:family="paragraph" style:parent-style-name="Standard" style:next-style-name="Standard">
      <style:text-properties style:font-name="Times New Roman" fo:font-size="12pt" style:font-name-asian="SimSun" style:font-size-asian="12pt" style:font-name-complex="Mangal" style:font-size-complex="12pt"/>
    </style:style>
    <style:style style:name="footnote_20_text" style:display-name="footnote text" style:family="paragraph" style:parent-style-name="Standard" style:next-style-name="Standard">
      <style:text-properties style:font-name="Times New Roman" fo:font-size="12pt" style:font-name-asian="SimSun" style:font-size-asian="12pt" style:font-name-complex="Mangal" style:font-size-complex="12pt"/>
    </style:style>
    <style:style style:name="Sidenote_20_Text" style:display-name="Sidenote Text" style:family="paragraph" style:parent-style-name="Standard" style:next-style-name="Standard">
      <style:text-properties style:font-name="Times New Roman" fo:font-size="12pt" style:font-name-asian="SimSun" style:font-size-asian="12pt" style:font-name-complex="Mangal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 style:font-size-complex="13pt" style:font-weight-complex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Text" style:display-name="heading 7 Text" style:family="text" style:parent-style-name="Default_20_Paragraph_20_Font">
      <style:text-properties fo:font-weight="bold" style:font-weight-asian="bold" style:font-weight-complex="bold"/>
    </style:style>
    <style:style style:name="heading_20_8_20_Text" style:display-name="heading 8 Text" style:family="text" style:parent-style-name="Default_20_Paragraph_20_Font">
      <style:text-properties fo:font-style="italic" style:font-style-asian="italic" style:font-style-complex="italic"/>
    </style:style>
    <style:style style:name="heading_20_9_20_Text" style:display-name="heading 9 Text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 style:font-size-complex="20pt" style:font-weight-complex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Intense_20_Emphasis" style:display-name="Intense Emphasis" style:family="text">
      <style:text-properties fo:font-style="italic" fo:font-weight="bold" style:font-style-asian="italic" style:font-weight-asian="bold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Quote_20_Text" style:display-name="Quote Text" style:family="text" style:parent-style-name="Default_20_Paragraph_20_Font">
      <style:text-properties fo:font-style="italic" style:font-style-asian="italic" style:font-style-complex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Block_20_Text_20_Text" style:display-name="Block Text Text" style:family="text" style:parent-style-name="Default_20_Paragraph_20_Font">
      <style:text-properties fo:font-style="italic" style:font-style-asian="italic" style:font-style-complex="italic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Code" style:display-name="HTML Code" style:family="text">
      <style:text-properties style:font-name="Courier New" style:font-name-asian="Courier New" style:font-name-complex="Courier New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Keyboard" style:display-name="HTML Keyboard" style:family="text">
      <style:text-properties style:font-name="Courier New" style:font-name-asian="Courier New" style:font-name-complex="Courier New"/>
    </style:style>
    <style:style style:name="HTML_20_Sample" style:display-name="HTML Sample" style:family="text">
      <style:text-properties style:font-name="Courier New" style:font-name-asian="Courier New" style:font-name-complex="Courier New"/>
    </style:style>
    <style:style style:name="HTML_20_Typewriter" style:display-name="HTML Typewriter" style:family="text">
      <style:text-properties style:font-name="Courier New" style:font-name-asian="Courier New" style:font-name-complex="Courier New"/>
    </style:style>
    <style:style style:name="HTML_20_Preformatted_20_Text" style:display-name="HTML Preformatted Text" style:family="text" style:parent-style-name="Default_20_Paragraph_20_Font">
      <style:text-properties style:font-name="Courier New" style:font-name-asian="Courier New" style:font-name-complex="Courier New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reference" style:display-name="endnote reference" style:family="text">
      <style:text-properties style:text-position="6% 58%"/>
    </style:style>
    <style:style style:name="footnote_20_reference" style:display-name="footnote reference" style:family="text">
      <style:text-properties style:text-position="6%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6% 58%"/>
    </style:style>
    <style:style style:name="Sidenote_20_Text_20_Text" style:display-name="Sidenote Text Text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3T08:39:38.09</meta:creation-date>
    <dc:date>2018-05-02T18:23:02.94</dc:date>
    <meta:editing-duration>PT16H29M3S</meta:editing-duration>
    <meta:editing-cycles>285</meta:editing-cycles>
    <meta:generator>OpenOffice/4.1.2$Win32 OpenOffice.org_project/412m3$Build-9782</meta:generator>
    <meta:document-statistic meta:table-count="9" meta:image-count="0" meta:object-count="0" meta:page-count="32" meta:paragraph-count="1320" meta:word-count="4484" meta:character-count="36086"/>
  </office:meta>
</office:document-meta>
</file>